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31.75mm"/>
    </style:style>
    <style:style style:name="co23" style:family="table-column">
      <style:table-column-properties fo:break-before="auto" style:column-width="18.63mm"/>
    </style:style>
    <style:style style:name="co3" style:family="table-column">
      <style:table-column-properties fo:break-before="auto" style:column-width="22.33mm"/>
    </style:style>
    <style:style style:name="co4" style:family="table-column">
      <style:table-column-properties fo:break-before="auto" style:column-width="31.68mm"/>
    </style:style>
    <style:style style:name="co5" style:family="table-column">
      <style:table-column-properties fo:break-before="auto" style:column-width="27.53mm"/>
    </style:style>
    <style:style style:name="co6" style:family="table-column">
      <style:table-column-properties fo:break-before="auto" style:column-width="81.65mm"/>
    </style:style>
    <style:style style:name="co7" style:family="table-column">
      <style:table-column-properties fo:break-before="auto" style:column-width="3.35mm"/>
    </style:style>
    <style:style style:name="co8" style:family="table-column">
      <style:table-column-properties fo:break-before="auto" style:column-width="4.23mm"/>
    </style:style>
    <style:style style:name="co9" style:family="table-column">
      <style:table-column-properties fo:break-before="auto" style:column-width="17.23mm"/>
    </style:style>
    <style:style style:name="co10" style:family="table-column">
      <style:table-column-properties fo:break-before="auto" style:column-width="73.11mm"/>
    </style:style>
    <style:style style:name="co11" style:family="table-column">
      <style:table-column-properties fo:break-before="auto" style:column-width="50.45mm"/>
    </style:style>
    <style:style style:name="co12" style:family="table-column">
      <style:table-column-properties fo:break-before="auto" style:column-width="19.26mm"/>
    </style:style>
    <style:style style:name="co13" style:family="table-column">
      <style:table-column-properties fo:break-before="auto" style:column-width="28.03mm"/>
    </style:style>
    <style:style style:name="co14" style:family="table-column">
      <style:table-column-properties fo:break-before="auto" style:column-width="43.62mm"/>
    </style:style>
    <style:style style:name="co15" style:family="table-column">
      <style:table-column-properties fo:break-before="auto" style:column-width="56.07mm"/>
    </style:style>
    <style:style style:name="co16" style:family="table-column">
      <style:table-column-properties fo:break-before="auto" style:column-width="32.61mm"/>
    </style:style>
    <style:style style:name="co17" style:family="table-column">
      <style:table-column-properties fo:break-before="auto" style:column-width="20.32mm"/>
    </style:style>
    <style:style style:name="co18" style:family="table-column">
      <style:table-column-properties fo:break-before="auto" style:column-width="24.13mm"/>
    </style:style>
    <style:style style:name="co19" style:family="table-column">
      <style:table-column-properties fo:break-before="auto" style:column-width="105.53mm"/>
    </style:style>
    <style:style style:name="co20" style:family="table-column">
      <style:table-column-properties fo:break-before="auto" style:column-width="17.55mm"/>
    </style:style>
    <style:style style:name="co21" style:family="table-column">
      <style:table-column-properties fo:break-before="auto" style:column-width="19.74mm"/>
    </style:style>
    <style:style style:name="co24" style:family="table-column">
      <style:table-column-properties fo:break-before="auto" style:column-width="9.53mm"/>
    </style:style>
    <style:style style:name="co25" style:family="table-column">
      <style:table-column-properties fo:break-before="auto" style:column-width="98.87mm"/>
    </style:style>
    <style:style style:name="ro6" style:family="table-row">
      <style:table-row-properties style:row-height="4.87mm" fo:break-before="auto" style:use-optimal-row-height="true"/>
    </style:style>
    <style:style style:name="ro4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23mm" fo:break-before="auto" style:use-optimal-row-height="false"/>
    </style:style>
    <style:style style:name="ro5" style:family="table-row">
      <style:table-row-properties style:row-height="3.81mm" fo:break-before="auto" style:use-optimal-row-height="false"/>
    </style:style>
    <style:style style:name="ro7" style:family="table-row">
      <style:table-row-properties style:row-height="3.97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 style:data-style-name="N0">
      <style:text-properties style:text-position=""/>
    </style:style>
    <style:style style:name="ce38" style:family="table-cell" style:parent-style-name="Default" style:data-style-name="N0">
      <style:table-cell-properties style:vertical-align="automatic"/>
      <style:text-properties fo:color="#0000ff" style:text-position="" style:font-name="Cambria" style:text-underline-style="solid" style:text-underline-width="auto" style:text-underline-color="font-color" style:font-name-asian="Cambria1" style:font-name-complex="Cambria1"/>
    </style:style>
    <style:style style:name="ce3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text-position=""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d9ead3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order="0.06pt solid #000000"/>
    </style:style>
    <style:style style:name="ce11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4a7d6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a2c4c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0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22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25" style:family="table-cell" style:parent-style-name="Default" style:data-style-name="N0">
      <style:table-cell-properties fo:background-color="#b6d7a8" fo:border="0.06pt solid #000000" style:vertical-align="automatic"/>
      <style:text-properties style:font-name="Arial" fo:font-size="7pt" style:font-name-asian="Arial" style:font-size-asian="7pt" style:font-name-complex="Arial" style:font-size-complex="7pt"/>
    </style:style>
    <style:style style:name="ce26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7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30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1" style:family="table-cell" style:parent-style-name="Default" style:data-style-name="N0">
      <style:table-cell-properties fo:background-color="#d5a6bd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 fo:margin-left="0mm"/>
      <style:text-properties style:font-name="Cambria" fo:font-size="7pt" style:font-name-asian="Cambria1" style:font-size-asian="7pt" style:font-name-complex="Cambria1" style:font-size-complex="7pt"/>
    </style:style>
    <style:style style:name="ce33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4" style:family="table-cell" style:parent-style-name="Default" style:data-style-name="N0">
      <style:table-cell-properties fo:background-color="#ffe599" fo:border="0.74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5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36" style:family="table-cell" style:parent-style-name="Default" style:data-style-name="N0">
      <style:table-cell-properties fo:background-color="#f9cb9c" fo:border="0.74pt solid #000000"/>
      <style:text-properties style:font-name="Cambria" fo:font-size="7pt" style:font-name-asian="Cambria1" style:font-size-asian="7pt" style:font-name-complex="Cambria1" style:font-size-complex="7pt"/>
    </style:style>
    <style:style style:name="ce40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41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2" style:family="table-cell" style:parent-style-name="Default" style:data-style-name="N0">
      <style:table-cell-properties fo:background-color="#ffffff" fo:border="0.06pt solid #000000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4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2" table:default-cell-style-name="ce10"/>
        <table:table-column table:style-name="co13" table:default-cell-style-name="ce10"/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0"/>
        <table:table-column table:style-name="co18" table:default-cell-style-name="ce10"/>
        <table:table-column table:style-name="co19" table:default-cell-style-name="ce10"/>
        <table:table-column table:style-name="co20" table:default-cell-style-name="ce10"/>
        <table:table-column table:style-name="co21" table:default-cell-style-name="ce10"/>
        <table:table-column table:style-name="co24" table:default-cell-style-name="ce10"/>
        <table:table-column table:style-name="co25" table:default-cell-style-name="ce10"/>
        <table:table-column table:style-name="co22" table:number-columns-repeated="1002" table:default-cell-style-name="ce10"/>
        <table:table-column table:style-name="co23" table:default-cell-style-name="ce10"/>
        <table:table-row table:style-name="ro3">
          <table:table-cell table:style-name="ce4" office:value-type="string" calcext:value-type="string">
            <text:p>ID name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plural name</text:p>
          </table:table-cell>
          <table:table-cell table:style-name="ce4" office:value-type="string" calcext:value-type="string">
            <text:p>flags</text:p>
          </table:table-cell>
          <table:table-cell table:style-name="ce4" office:value-type="string" calcext:value-type="string">
            <text:p>scene</text:p>
          </table:table-cell>
          <table:table-cell table:style-name="ce4" office:value-type="string" calcext:value-type="string">
            <text:p>reserved</text:p>
          </table:table-cell>
          <table:table-cell table:style-name="ce4" office:value-type="string" calcext:value-type="string">
            <text:p>faction</text:p>
          </table:table-cell>
          <table:table-cell table:style-name="ce4" office:value-type="string" calcext:value-type="string">
            <text:p>head armors</text:p>
          </table:table-cell>
          <table:table-cell table:style-name="ce4" office:value-type="string" calcext:value-type="string">
            <text:p>body armors</text:p>
          </table:table-cell>
          <table:table-cell table:style-name="ce4" office:value-type="string" calcext:value-type="string">
            <text:p>hand armors</text:p>
          </table:table-cell>
          <table:table-cell table:style-name="ce4" office:value-type="string" calcext:value-type="string">
            <text:p>foot armors</text:p>
          </table:table-cell>
          <table:table-cell table:style-name="ce4" office:value-type="string" calcext:value-type="string">
            <text:p>pri weapons</text:p>
          </table:table-cell>
          <table:table-cell table:style-name="ce4" office:value-type="string" calcext:value-type="string">
            <text:p>sec weapions</text:p>
          </table:table-cell>
          <table:table-cell table:style-name="ce4" office:value-type="string" calcext:value-type="string">
            <text:p>horses</text:p>
          </table:table-cell>
          <table:table-cell table:style-name="ce4" office:value-type="string" calcext:value-type="string">
            <text:p>attributes</text:p>
          </table:table-cell>
          <table:table-cell table:style-name="ce4" office:value-type="string" calcext:value-type="string">
            <text:p>proficiencies</text:p>
          </table:table-cell>
          <table:table-cell table:style-name="ce4" office:value-type="string" calcext:value-type="string">
            <text:p>skills</text:p>
          </table:table-cell>
          <table:table-cell table:style-name="ce4" office:value-type="string" calcext:value-type="string">
            <text:p>face code 1</text:p>
          </table:table-cell>
          <table:table-cell table:style-name="ce4" office:value-type="string" calcext:value-type="string">
            <text:p>face code 2</text:p>
          </table:table-cell>
          <table:table-cell table:style-name="ce4" office:value-type="string" calcext:value-type="string">
            <text:p>image</text:p>
          </table:table-cell>
          <table:table-cell table:style-name="ce41" office:value-type="string" calcext:value-type="string">
            <text:p>code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Woodmen</text:p>
          </table:table-cell>
          <table:table-cell table:style-name="ce7" table:number-columns-repeated="19"/>
          <table:table-cell table:style-name="ce7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youth</text:p>
          </table:table-cell>
          <table:table-cell table:style-name="ce6" office:value-type="string" calcext:value-type="string">
            <text:p>Woodman</text:p>
          </table:table-cell>
          <table:table-cell table:style-name="ce6" office:value-type="string" calcext:value-type="string">
            <text:p>Woodme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1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1|knows_power_strike_1|knows_ironflesh_1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</text:p>
          </table:table-cell>
          <table:table-cell table:style-name="ce6" office:value-type="string" calcext:value-type="string">
            <text:p>Woodmen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axe,],attr_tier_2,wp_tier_2,knows_common|knows_athletics_2|knows_power_draw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axe,],attr_tier_2,wp_tier_2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</text:p>
          </table:table-cell>
          <table:table-cell table:style-name="ce6" office:value-type="string" calcext:value-type="string">
            <text:p>Woodmen_Skilled_Forest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woodma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5">
          <table:table-cell table:style-name="ce6" office:value-type="string" calcext:value-type="string">
            <text:p>woodmen_axemen</text:p>
          </table:table-cell>
          <table:table-cell table:style-name="ce6" office:value-type="string" calcext:value-type="string">
            <text:p>Woodmen_Axeman</text:p>
          </table:table-cell>
          <table:table-cell table:style-name="ce6" office:value-type="string" calcext:value-type="string">
            <text:p>Woodmen_Axemen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ong_bearded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 itm_woodman_padded,itm_leather_gloves,itm_leather_boots,itm_long_bearded_axe,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master_axemen</text:p>
          </table:table-cell>
          <table:table-cell table:style-name="ce6" office:value-type="string" calcext:value-type="string">
            <text:p>Night_Guard_of_Mirkwood</text:p>
          </table:table-cell>
          <table:table-cell table:style-name="ce6" office:value-type="string" calcext:value-type="string">
            <text:p>Night_Guards_of_Mirkwood</text:p>
          </table:table-cell>
          <table:table-cell table:style-name="ce12" office:value-type="string" calcext:value-type="string">
            <text:p>tfg_armor| tfg_helm| 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_good, itm_north_skullcap, itm_north_nasal_helm_good,</text:p>
          </table:table-cell>
          <table:table-cell table:style-name="ce18" office:value-type="string" calcext:value-type="string">
            <text:p>itm_woodme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2_handed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2|knows_power_strike_4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draw_2|knows_power_strike_4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</text:p>
          </table:table-cell>
          <table:table-cell table:style-name="ce6" office:value-type="string" calcext:value-type="string">
            <text:p>Woodmen_Tracker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woodman_tunic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athletics_2|knows_power_draw_1|knows_ironflesh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</text:p>
          </table:table-cell>
          <table:table-cell table:style-name="ce6" office:value-type="string" calcext:value-type="string">
            <text:p>Woodmen_Scouts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</text:p>
          </table:table-cell>
          <table:table-cell table:style-name="ce18" office:value-type="string" calcext:value-type="string">
            <text:p>itm_woodman_scou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beorn_staff, itm_axe_a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2|knows_power_draw_2|knows_power_strike_2|knows_ironflesh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2|knows_ironflesh_2,rohan_face_young_1,rohan_face_middle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</text:p>
          </table:table-cell>
          <table:table-cell table:style-name="ce6" office:value-type="string" calcext:value-type="string">
            <text:p>Woodmen_Archers</text:p>
          </table:table-cell>
          <table:table-cell table:style-name="ce12" office:value-type="string" calcext:value-type="string">
            <text:p>tfg_ranged| tfg_armor| tfg_helm|tfg_boots| tfg_glove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 itm_north_leather_skullcap_bad, itm_north_leather_skullcap,</text:p>
          </table:table-cell>
          <table:table-cell table:style-name="ce18" office:value-type="string" calcext:value-type="string">
            <text:p>itm_woodman_scou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xe_a, itm_axe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draw_2|knows_power_strike_3|knows_ironflesh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],attr_tier_4,wp_tier_4,knows_common|knows_athletics_3|knows_power_draw_2|knows_power_strike_3|knows_ironflesh_3,rohan_face_young_1,rohan_face_old_2],</text:p>
          </table:table-cell>
          <table:table-cell table:number-columns-repeated="1003"/>
        </table:table-row>
        <table:table-row table:style-name="ro7">
          <table:table-cell table:style-name="ce6" office:value-type="string" calcext:value-type="string">
            <text:p>fell_huntsmen_of_mirkwood</text:p>
          </table:table-cell>
          <table:table-cell table:style-name="ce6" office:value-type="string" calcext:value-type="string">
            <text:p>Night_Stalker_of_Mirkwood</text:p>
          </table:table-cell>
          <table:table-cell table:style-name="ce6" office:value-type="string" calcext:value-type="string">
            <text:p>Night_Stalkers_of_Mirkwood</text:p>
          </table:table-cell>
          <table:table-cell table:style-name="ce12" office:value-type="string" calcext:value-type="string">
            <text:p>tfg_ranged| 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woodman_padd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elven_bow,itm_arrows,</text:p>
          </table:table-cell>
          <table:table-cell table:style-name="ce18" office:value-type="string" calcext:value-type="string">
            <text:p>itm_axe_c, itm_long_bearded_axe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3|knows_power_strike_3|knows_ironflesh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 itm_woodman_padded,itm_leather_boots,itm_leather_boots,itm_elven_bow,itm_arrows,itm_axe_c, itm_long_bearded_axe,],attr_tier_5,wp_tier_5,knows_common|knows_athletics_4|knows_power_draw_3|knows_power_strike_3|knows_ironflesh_4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5"/>
          <table:table-cell table:style-name="ce7" table:formula="of:=[.F3]+[.F4]+[.F5]+[.F6]+[.F7]+[.F8]" office:value-type="float" office:value="0" calcext:value-type="float">
            <text:p>0</text:p>
          </table:table-cell>
          <table:table-cell table:style-name="ce7" table:number-columns-repeated="14"/>
          <table:table-cell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Beornings</text:p>
          </table:table-cell>
          <table:table-cell table:style-name="ce7" table:number-columns-repeated="19"/>
          <table:table-cell table:style-name="ce7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vale_man</text:p>
          </table:table-cell>
          <table:table-cell table:number-columns-repeated="2" table:style-name="ce6" office:value-type="string" calcext:value-type="string">
            <text:p>Beorning_Man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staff,itm_beorn_axe,itm_dwarf_sword_b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an&quot;,tfg_armor| tfg_boots,0,0,fac_beorn,[itm_gondor_ranger_hood,itm_beorn_tunic,itm_rohan_shoes,itm_beorn_staff,itm_beorn_axe,itm_dwarf_sword_b,],attr_tier_1,wp_tier_1,knows_common|knows_athletics_1|knows_power_strike_1|knows_ironflesh_1,beorn_face1,beorn_face2]," calcext:value-type="string">
            <text:p>["beorning_vale_man","Beorning_Man","Beorning_Man",tfg_armor| tfg_boots,0,0,fac_beorn,[itm_gondor_ranger_hood,itm_beorn_tunic,itm_rohan_shoes,itm_beorn_staff,itm_beorn_axe,itm_dwarf_sword_b,],attr_tier_1,wp_tier_1,knows_common|knows_athletics_1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</text:p>
          </table:table-cell>
          <table:table-cell table:style-name="ce6" office:value-type="string" calcext:value-type="string">
            <text:p>Beorning_Warrio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power_strike_1|knows_ironflesh_1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" calcext:value-type="string">
            <text:p>["beorning_warrior","Beorning_Warrior","Beorning_Warriors",tfg_armor| tfg_boots,0,0,fac_beorn,[itm_north_skullcap, itm_beorn_tunic,itm_rohan_shoes,itm_beorn_axe,itm_dwarf_sword_b,itm_beorn_shield,itm_north_round_shield,],attr_tier_2,wp_tier_2,knows_common|knows_athletics_2|knows_power_strike_1|knows_ironflesh_1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tolltacker</text:p>
          </table:table-cell>
          <table:table-cell table:style-name="ce6" office:value-type="string" calcext:value-type="string">
            <text:p>Beorning_Toll-Taker</text:p>
          </table:table-cell>
          <table:table-cell table:style-name="ce6" office:value-type="string" calcext:value-type="string">
            <text:p>Beorning_Toll-Taker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padded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warf_sword_b,</text:p>
          </table:table-cell>
          <table:table-cell table:style-name="ce18" office:value-type="string" calcext:value-type="string">
            <text:p>itm_beorn_shield,itm_north_round_shiel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,0,0,fac_beorn,[itm_north_skullcap, itm_beorn_padded,itm_rohan_shoes,itm_dwarf_sword_b,itm_beorn_shield,itm_north_round_shield,],attr_tier_3,wp_tier_3,knows_common|knows_athletics_2|knows_power_strike_2|knows_ironflesh_2,beorn_face1,beorn_face2]," calcext:value-type="string">
            <text:p>["beorning_tolltacker","Beorning_Toll-Taker","Beorning_Toll-Takers",tfg_armor| tfg_boots,0,0,fac_beorn,[itm_north_skullcap, itm_beorn_padded,itm_rohan_shoes,itm_dwarf_sword_b,itm_beorn_shield,itm_north_round_shield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</text:p>
          </table:table-cell>
          <table:table-cell table:style-name="ce6" office:value-type="string" calcext:value-type="string">
            <text:p>Beorning_Sentinel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 itm_beorn_padde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b,itm_dale_sword,</text:p>
          </table:table-cell>
          <table:table-cell table:style-name="ce18" office:value-type="string" calcext:value-type="string">
            <text:p>itm_beorn_shield,itm_beorn_shield_goo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|knows_shield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" calcext:value-type="string">
            <text:p>["beorning_sentinel","Beorning_Sentinel","Beorning_Sentinels",tfg_shield| tfg_armor| tfg_helm| tfg_boots,0,0,fac_beorn,[itm_north_skullcap, itm_beorn_heavy, itm_beorn_padded,itm_leather_boots,itm_dwarf_sword_b,itm_dale_sword,itm_beorn_shield,itm_beorn_shield_good,],attr_tier_4,wp_tier_4,knows_common|knows_athletics_3|knows_power_strike_3|knows_ironflesh_3|knows_shield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_of_the_Ford</text:p>
          </table:table-cell>
          <table:table-cell table:style-name="ce6" office:value-type="string" calcext:value-type="string">
            <text:p>Beorning_Wardens_of_the_Ford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warf_sword_a,itm_dwarf_sword_b,itm_dale_sword,itm_dale_sword_long,</text:p>
          </table:table-cell>
          <table:table-cell table:style-name="ce18" office:value-type="string" calcext:value-type="string">
            <text:p>itm_beorn_shield_goo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strike_3|knows_ironflesh_4|knows_shield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" calcext:value-type="string">
            <text:p>["beorning_warden_of_the_ford","Beorning_Warden_of_the_Ford","Beorning_Wardens_of_the_Ford",tfg_gloves| tfg_shield| tfg_armor| tfg_helm| tfg_boots,0,0,fac_beorn,[itm_north_skullcap, itm_beorn_heavy,itm_leather_gloves,itm_leather_boots,itm_dwarf_sword_a,itm_dwarf_sword_b,itm_dale_sword,itm_dale_sword_long,itm_beorn_shield_good,],attr_tier_5,wp_tier_5,knows_common|knows_athletics_4|knows_power_strike_3|knows_ironflesh_4|knows_shield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</text:p>
          </table:table-cell>
          <table:table-cell table:style-name="ce6" office:value-type="string" calcext:value-type="string">
            <text:p>Beorning_Carrock_Lookouts</text:p>
          </table:table-cell>
          <table:table-cell table:style-name="ce12" office:value-type="string" calcext:value-type="string">
            <text:p>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north_skullcap, 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beorn_ax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power_strike_2|knows_ironflesh_2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 itm_beorn_tunic,itm_rohan_shoes,itm_beorn_axe,],attr_tier_3,wp_tier_3,knows_common|knows_athletics_2|knows_power_strike_2|knows_ironflesh_2,beorn_face1,beorn_face2]," calcext:value-type="string">
            <text:p>["beorning_carrock_lookout","Beorning_Carrock_Lookout","Beorning_Carrock_Lookouts",tfg_armor| tfg_boots,0,0,fac_beorn,[itm_north_skullcap, itm_beorn_tunic,itm_rohan_shoes,itm_beorn_axe,],attr_tier_3,wp_tier_3,knows_common|knows_athletics_2|knows_power_strike_2|knows_ironflesh_2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</text:p>
          </table:table-cell>
          <table:table-cell table:style-name="ce6" office:value-type="string" calcext:value-type="string">
            <text:p>Beorning_Carrock_Fight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tunic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,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power_strike_3|knows_ironflesh_3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3|knows_power_strike_3|knows_ironflesh_3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3|knows_power_strike_3|knows_ironflesh_3,beorn_face1,beorn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</text:p>
          </table:table-cell>
          <table:table-cell table:style-name="ce6" office:value-type="string" calcext:value-type="string">
            <text:p>Beorning_Carrock_Berserkers</text:p>
          </table:table-cell>
          <table:table-cell table:style-name="ce12" office:value-type="string" calcext:value-type="string">
            <text:p>tfg_gloves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berserk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battle_axe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3|knows_ironflesh_6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6|knows_power_strike_3|knows_ironflesh_6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6|knows_power_strike_3|knows_ironflesh_6,beorn_face1,beorn_face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eorning_shield_bear</text:p>
          </table:table-cell>
          <table:table-cell table:style-name="ce6" office:value-type="string" calcext:value-type="string">
            <text:p>Bear_Warrior</text:p>
          </table:table-cell>
          <table:table-cell table:style-name="ce6" office:value-type="string" calcext:value-type="string">
            <text:p>Bear_Warriors</text:p>
          </table:table-cell>
          <table:table-cell table:style-name="ce12" office:value-type="string" calcext:value-type="string">
            <text:p>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beorn</text:p>
          </table:table-cell>
          <table:table-cell table:style-name="ce18" office:value-type="string" calcext:value-type="string">
            <text:p>itm_beorn_helmet,</text:p>
          </table:table-cell>
          <table:table-cell table:style-name="ce18" office:value-type="string" calcext:value-type="string">
            <text:p>itm_beorn_chie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beorn_axe_reward,</text:p>
          </table:table-cell>
          <table:table-cell table:style-name="ce18" office:value-type="string" calcext:value-type="string">
            <text:p>itm_beorn_shield_rewa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power_strike_4|knows_ironflesh_5|knows_shield_7</text:p>
          </table:table-cell>
          <table:table-cell table:style-name="ce33" office:value-type="string" calcext:value-type="string">
            <text:p>beorn_face1</text:p>
          </table:table-cell>
          <table:table-cell table:style-name="ce33" office:value-type="string" calcext:value-type="string">
            <text:p>beorn_face2</text:p>
          </table:table-cell>
          <table:table-cell table:style-name="ce35"/>
          <table:table-cell table:style-name="ce7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5|knows_shield_7,beorn_face1,beorn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ale</text:p>
          </table:table-cell>
          <table:table-cell table:style-name="ce7" table:number-columns-repeated="19"/>
          <table:table-cell table:style-name="ce7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ilitia</text:p>
          </table:table-cell>
          <table:table-cell table:style-name="ce6" office:value-type="string" calcext:value-type="string">
            <text:p>Dale_Militiaman</text:p>
          </table:table-cell>
          <table:table-cell table:style-name="ce6" office:value-type="string" calcext:value-type="string">
            <text:p>Dale_Militia</text:p>
          </table:table-cell>
          <table:table-cell table:style-name="ce12" office:value-type="string" calcext:value-type="string">
            <text:p>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fur_coat, itm_blue_tunic, 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dale_pike, itm_dale_sword, itm_arrows,itm_short_bow,itm_axe_a,</text:p>
          </table:table-cell>
          <table:table-cell table:style-name="ce18" office:value-type="string" calcext:value-type="string">
            <text:p>itm_north_round_shiel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er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 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n_at_arms</text:p>
          </table:table-cell>
          <table:table-cell table:style-name="ce6" office:value-type="string" calcext:value-type="string">
            <text:p>Dale_Man-at-Arms</text:p>
          </table:table-cell>
          <table:table-cell table:style-name="ce6" office:value-type="string" calcext:value-type="string">
            <text:p>Dale_Men-at-Arm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8" office:value-type="string" calcext:value-type="string">
            <text:p>itm_dale_light_a, itm_dale_light_a_good, itm_dale_med_b_bad, 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sword,itm_dale_pike, itm_axe_a, itm_axe_b, itm_axe_c,</text:p>
          </table:table-cell>
          <table:table-cell table:style-name="ce18" office:value-type="string" calcext:value-type="string">
            <text:p>itm_north_round_shield, itm_dale_shield_c, itm_dale_shield_a, 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middle_2</text:p>
          </table:table-cell>
          <table:table-cell table:style-name="ce35"/>
          <table:table-cell table:style-name="ce7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 itm_leather_boots,itm_rohan_shoes,itm_dale_sword,itm_dale_pike, itm_axe_a, itm_axe_b, itm_axe_c,itm_north_round_shield, itm_dale_shield_c, itm_dale_shield_a, ],attr_tier_2,wp_tier_2,knows_common,vaegir_face_young_1,vaegi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scout</text:p>
          </table:table-cell>
          <table:table-cell table:style-name="ce6" office:value-type="string" calcext:value-type="string">
            <text:p>Dale_Scout</text:p>
          </table:table-cell>
          <table:table-cell table:style-name="ce6" office:value-type="string" calcext:value-type="string">
            <text:p>Dale_Scouts</text:p>
          </table:table-cell>
          <table:table-cell table:style-name="ce12" office:value-type="string" calcext:value-type="string">
            <text:p>tfg_rang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good, itm_north_skullcap,</text:p>
          </table:table-cell>
          <table:table-cell table:style-name="ce18" office:value-type="string" calcext:value-type="string">
            <text:p><text:s/>itm_dale_light_a, itm_dale_light_a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regular_bow,</text:p>
          </table:table-cell>
          <table:table-cell table:style-name="ce18" office:value-type="string" calcext:value-type="string">
            <text:p>itm_dale_sword, itm_axe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ironflesh_1|knows_power_draw_1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power_thro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|knows_power_throw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bowmen</text:p>
          </table:table-cell>
          <table:table-cell table:style-name="ce6" office:value-type="string" calcext:value-type="string">
            <text:p>Dale_Bowman</text:p>
          </table:table-cell>
          <table:table-cell table:style-name="ce6" office:value-type="string" calcext:value-type="string">
            <text:p>Dale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b,itm_dale_helmet_b,itm_dale_helmet_b, itm_dale_helmet_b_good, </text:p>
          </table:table-cell>
          <table:table-cell table:style-name="ce18" office:value-type="string" calcext:value-type="string">
            <text:p>itm_dale_med_b,itm_dale_med_b_bad,itm_dale_med_b_ok,itm_dale_med_b_bad,itm_dale_med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a, itm_axe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" calcext:value-type="string">
            <text:p>["laketown_bowmen","Dale_Bowman","Dale_Bowmen",tfg_ranged| tfg_boots| tfg_armor| tfg_helm,0,0,fac_dale,[itm_dale_helmet_b,itm_dale_helmet_b,itm_dale_helmet_b, itm_dale_helmet_b_good, itm_dale_med_b,itm_dale_med_b_bad,itm_dale_med_b_ok,itm_dale_med_b_bad,itm_dale_med_b_good,itm_leather_boots,itm_rohan_shoes,itm_arrows,itm_dale_bow,itm_dale_sword, itm_axe_a, itm_axe_b,],attr_tier_3,wp_tier_bow_3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ketown_archer</text:p>
          </table:table-cell>
          <table:table-cell table:style-name="ce6" office:value-type="string" calcext:value-type="string">
            <text:p>Dale_Archer</text:p>
          </table:table-cell>
          <table:table-cell table:style-name="ce6" office:value-type="string" calcext:value-type="string">
            <text:p>Dale_Archers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,itm_dale_helmet_c,</text:p>
          </table:table-cell>
          <table:table-cell table:style-name="ce18" office:value-type="string" calcext:value-type="string">
            <text:p>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, itm_axe_b, itm_axe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ironflesh_1|knows_power_draw_2|knows_athletics_2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2|knows_athletics_2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arding_bowmen_of_esgaroth</text:p>
          </table:table-cell>
          <table:table-cell table:style-name="ce6" office:value-type="string" calcext:value-type="string">
            <text:p>Barding_Bowman</text:p>
          </table:table-cell>
          <table:table-cell table:style-name="ce6" office:value-type="string" calcext:value-type="string">
            <text:p>Barding_Bowmen</text:p>
          </table:table-cell>
          <table:table-cell table:style-name="ce12" office:value-type="string" calcext:value-type="string">
            <text:p>tfg_range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d_good,itm_dale_helmet_c_good,</text:p>
          </table:table-cell>
          <table:table-cell table:style-name="ce18" office:value-type="string" calcext:value-type="string">
            <text:p>itm_dale_med_c,itm_dale_med_c_bad,itm_dale_med_c_good,itm_dale_med_c,itm_dale_med_c_bad,itm_dale_med_c_good,itm_dale_med_c_cloak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arrows,itm_dale_bow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archery(260)|wp_melee(200)</text:p>
          </table:table-cell>
          <table:table-cell table:style-name="ce30" office:value-type="string" calcext:value-type="string">
            <text:p>knows_ironflesh_2|knows_power_draw_4|knows_power_strike_1|knows_athletics_3|knows_power_throw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,itm_dale_med_c_bad,itm_dale_med_c_good,itm_dale_med_c_cloak,itm_leather_gloves,itm_leather_boots,itm_arrows,itm_dale_bow,itm_dale_sword_broad, itm_axe_d, ],attr_tier_5,wp_archery(260)|wp_melee(200),knows_ironflesh_2|knows_power_draw_4|knows_power_strike_1|knows_athletics_3|knows_power_throw_1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warrior</text:p>
          </table:table-cell>
          <table:table-cell table:style-name="ce6" office:value-type="string" calcext:value-type="string">
            <text:p>Dale_Swordsman</text:p>
          </table:table-cell>
          <table:table-cell table:style-name="ce6" office:value-type="string" calcext:value-type="string">
            <text:p>Dale_Swordsmen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d_ba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</text:p>
          </table:table-cell>
          <table:table-cell table:style-name="ce18" office:value-type="string" calcext:value-type="string">
            <text:p>itm_dale_shield_a, itm_dale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veteran_warrior</text:p>
          </table:table-cell>
          <table:table-cell table:style-name="ce6" office:value-type="string" calcext:value-type="string">
            <text:p>Dale_Sergeant</text:p>
          </table:table-cell>
          <table:table-cell table:style-name="ce6" office:value-type="string" calcext:value-type="string">
            <text:p>Dale_Sergeants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d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,itm_dale_sword_broad,itm_axe_d, </text:p>
          </table:table-cell>
          <table:table-cell table:style-name="ce18" office:value-type="string" calcext:value-type="string">
            <text:p>itm_dale_shield_b, 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 itm_dale_shield_b, 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marchwarden</text:p>
          </table:table-cell>
          <table:table-cell table:style-name="ce6" office:value-type="string" calcext:value-type="string">
            <text:p>Hearthman_of_Dale</text:p>
          </table:table-cell>
          <table:table-cell table:style-name="ce6" office:value-type="string" calcext:value-type="string">
            <text:p>Hearthmen_of_Dale</text:p>
          </table:table-cell>
          <table:table-cell table:style-name="ce12" office:value-type="string" calcext:value-type="string">
            <text:p>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e,</text:p>
          </table:table-cell>
          <table:table-cell table:style-name="ce18" office:value-type="string" calcext:value-type="string">
            <text:p>itm_dale_heavy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broad, itm_axe_d, </text:p>
          </table:table-cell>
          <table:table-cell table:style-name="ce18" office:value-type="string" calcext:value-type="string">
            <text:p>itm_dale_shield_b_good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 itm_dale_shield_b_good, 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pikeman</text:p>
          </table:table-cell>
          <table:table-cell table:style-name="ce6" office:value-type="string" calcext:value-type="string">
            <text:p>Dale_Spearman</text:p>
          </table:table-cell>
          <table:table-cell table:style-name="ce6" office:value-type="string" calcext:value-type="string">
            <text:p>Dale_Spear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skullcap, itm_north_skullcap_good, itm_north_nasal_helm, itm_dale_helmet_a, itm_dale_helmet_a_good,</text:p>
          </table:table-cell>
          <table:table-cell table:style-name="ce18" office:value-type="string" calcext:value-type="string">
            <text:p>itm_dale_med_b_good,itm_dale_med_b_lordly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pike,</text:p>
          </table:table-cell>
          <table:table-cell table:style-name="ce18" table:number-columns-repeated="2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power_strike_1|knows_ironflesh_1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an</text:p>
          </table:table-cell>
          <table:table-cell table:style-name="ce6" office:value-type="string" calcext:value-type="string">
            <text:p>Dale_Billmen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</text:p>
          </table:table-cell>
          <table:table-cell table:style-name="ce18" office:value-type="string" calcext:value-type="string">
            <text:p>itm_dale_med_c, itm_dale_med_c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</text:p>
          </table:table-cell>
          <table:table-cell table:style-name="ce6" office:value-type="string" calcext:value-type="string">
            <text:p>Dale_Bill_Masters</text:p>
          </table:table-cell>
          <table:table-cell table:style-name="ce12" office:value-type="string" calcext:value-type="string">
            <text:p>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c, itm_dale_helmet_c_good, itm_dale_helmet_f,</text:p>
          </table:table-cell>
          <table:table-cell table:style-name="ce18" office:value-type="string" calcext:value-type="string">
            <text:p>itm_dale_heavy_b,itm_dale_heavy_b_good, itm_dale_heavy_b_pelt, itm_dale_heavy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billhook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4|knows_power_strike_3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squire_or_dale</text:p>
          </table:table-cell>
          <table:table-cell table:style-name="ce6" office:value-type="string" calcext:value-type="string">
            <text:p>Northmen_Retainer</text:p>
          </table:table-cell>
          <table:table-cell table:style-name="ce6" office:value-type="string" calcext:value-type="string">
            <text:p>Northmen_Retainers</text:p>
          </table:table-cell>
          <table:table-cell table:style-name="ce12" office:value-type="string" calcext:value-type="string">
            <text:p>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</text:p>
          </table:table-cell>
          <table:table-cell table:style-name="ce18" office:value-type="string" calcext:value-type="string">
            <text:p>itm_dale_light_b, itm_dale_light_b_good,</text:p>
          </table:table-cell>
          <table:table-cell table:style-name="ce18"/>
          <table:table-cell table:style-name="ce18" office:value-type="string" calcext:value-type="string">
            <text:p>itm_leather_boots,itm_rohan_shoes,</text:p>
          </table:table-cell>
          <table:table-cell table:style-name="ce18" office:value-type="string" calcext:value-type="string">
            <text:p>itm_dale_pik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riding_1|knows_athletics_1|knows_ironflesh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1|knows_athletics_1|knows_ironflesh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guard_of_dale</text:p>
          </table:table-cell>
          <table:table-cell table:style-name="ce6" office:value-type="string" calcext:value-type="string">
            <text:p>Northmen_Auxiliary</text:p>
          </table:table-cell>
          <table:table-cell table:style-name="ce6" office:value-type="string" calcext:value-type="string">
            <text:p>Northmen_Auxilia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, itm_north_leather_skullcap_bad,itm_north_leather_skullcap_good, itm_north_skullcap, </text:p>
          </table:table-cell>
          <table:table-cell table:style-name="ce18" office:value-type="string" calcext:value-type="string">
            <text:p>itm_dale_light_b_good, itm_dale_light_b_reinf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itm_beorn_shield,</text:p>
          </table:table-cell>
          <table:table-cell table:style-name="ce18" office:value-type="string" calcext:value-type="string">
            <text:p>itm_dale_horse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riding_2|knows_athletics_1|knows_ironflesh_1|knows_power_strike_1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_2</text:p>
          </table:table-cell>
          <table:table-cell table:style-name="ce35"/>
          <table:table-cell table:style-name="ce7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 itm_dale_light_b_good, itm_dale_light_b_reinf,itm_leather_boots,itm_lance,itm_dale_sword_long,itm_north_round_shield,itm_beorn_shield,itm_dale_horse,],attr_tier_3,wp_tier_3,knows_riding_2|knows_athletics_1|knows_ironflesh_1|knows_power_strike_1|knows_shield_2,vaegir_face_young_1,vaegir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erchant_protector_of_dale</text:p>
          </table:table-cell>
          <table:table-cell table:style-name="ce6" office:value-type="string" calcext:value-type="string">
            <text:p>Rhovanion_Rider</text:p>
          </table:table-cell>
          <table:table-cell table:style-name="ce6" office:value-type="string" calcext:value-type="string">
            <text:p>Rhovanion_Riders</text:p>
          </table:table-cell>
          <table:table-cell table:style-name="ce12" office:value-type="string" calcext:value-type="string">
            <text:p>tf_mounted| tfg_boots| tfg_armor| tfg_helm| tfg_horse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north_leather_skullcap_good, itm_north_skullcap, itm_north_nasal_helm, itm_north_skullcap_good,</text:p>
          </table:table-cell>
          <table:table-cell table:style-name="ce18" office:value-type="string" calcext:value-type="string">
            <text:p>itm_dale_med_a_bad, itm_dale_med_a, 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horse,itm_dale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4|knows_ironflesh_2|knows_power_strike_2|knows_shield_2</text:p>
          </table:table-cell>
          <table:table-cell table:style-name="ce33" office:value-type="string" calcext:value-type="string">
            <text:p>vaegir_face_young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 itm_leather_boots,itm_lance,itm_dale_sword_long,itm_north_round_shield, itm_dale_shield_c,itm_dale_shield_c_good, itm_dale_horse,itm_dale_warhorse,],attr_tier_4,wp_tier_4,knows_riding_4|knows_ironflesh_2|knows_power_strike_2|knows_shield_2,vaegir_face_young_1,vaegi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irions_guard_of_dale</text:p>
          </table:table-cell>
          <table:table-cell table:style-name="ce6" office:value-type="string" calcext:value-type="string">
            <text:p>Rhovanion_Marchwarden</text:p>
          </table:table-cell>
          <table:table-cell table:style-name="ce6" office:value-type="string" calcext:value-type="string">
            <text:p>Rhovanion_Marchwardens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itm_north_skullcap_good,</text:p>
          </table:table-cell>
          <table:table-cell table:style-name="ce18" office:value-type="string" calcext:value-type="string">
            <text:p>itm_dale_med_a_good,itm_dale_med_a_lordly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dale_sword_long, itm_javelin, itm_javelin,</text:p>
          </table:table-cell>
          <table:table-cell table:style-name="ce18" office:value-type="string" calcext:value-type="string">
            <text:p>itm_north_round_shield, itm_dale_shield_c,itm_dale_shield_c_good, 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shield_2|knows_ironflesh_3|knows_power_strike_3|knows_power_throw_3|knows_horse_archery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" calcext:value-type="string">
            <text:p>["girions_guard_of_dale","Rhovanion_Marchwarden","Rhovanion_Marchwardens",tf_mounted| tfg_boots| tfg_gloves| tfg_armor| tfg_helm| tfg_horse| tfg_shield|tfg_polearm,0,0,fac_dale,[itm_dale_helmet_e, itm_dale_helmet_f,itm_north_skullcap_good,itm_dale_med_a_good,itm_dale_med_a_lordly, itm_leather_gloves,itm_leather_boots,itm_dale_sword_long, itm_javelin, itm_javelin,itm_north_round_shield, itm_dale_shield_c,itm_dale_shield_c_good, itm_dale_warhorse,],attr_tier_5,wp_tier_5,knows_riding_6|knows_shield_2|knows_ironflesh_3|knows_power_strike_3|knows_power_throw_3|knows_horse_archery_3,vaegir_face_middle_1,vaegir_face_older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w troop at end of file</text:p>
          </table:table-cell>
          <table:table-cell table:style-name="ce7" table:number-columns-repeated="19"/>
          <table:table-cell table:style-name="ce7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</text:p>
          </table:table-cell>
          <table:table-cell table:style-name="ce6" office:value-type="string" calcext:value-type="string">
            <text:p>Rhovanion_Noblemen</text:p>
          </table:table-cell>
          <table:table-cell table:style-name="ce12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ale</text:p>
          </table:table-cell>
          <table:table-cell table:style-name="ce18" office:value-type="string" calcext:value-type="string">
            <text:p>itm_dale_helmet_e, itm_dale_helmet_f, itm_north_nasal_helm_good,</text:p>
          </table:table-cell>
          <table:table-cell table:style-name="ce18" office:value-type="string" calcext:value-type="string">
            <text:p>itm_dale_heavy_c,itm_dale_heavy_c_good, </text:p>
          </table:table-cell>
          <table:table-cell table:style-name="ce18" office:value-type="string" calcext:value-type="string">
            <text:p>itm_leather_gloves,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lance,itm_dale_sword_long,</text:p>
          </table:table-cell>
          <table:table-cell table:style-name="ce18" office:value-type="string" calcext:value-type="string">
            <text:p>itm_dwarf_shield_c, itm_dwarf_shield_c_good,</text:p>
          </table:table-cell>
          <table:table-cell table:style-name="ce18" office:value-type="string" calcext:value-type="string">
            <text:p>itm_dale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5|knows_shield_2|knows_ironflesh_4|knows_power_strike_3</text:p>
          </table:table-cell>
          <table:table-cell table:style-name="ce33" office:value-type="string" calcext:value-type="string">
            <text:p>vaegir_face_middle_1</text:p>
          </table:table-cell>
          <table:table-cell table:style-name="ce33" office:value-type="string" calcext:value-type="string">
            <text:p>vaegir_face_older_2</text:p>
          </table:table-cell>
          <table:table-cell table:style-name="ce35"/>
          <table:table-cell table:style-name="ce7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 itm_leather_gloves,itm_mail_mittens,itm_leather_boots,itm_lance,itm_dale_sword_long,itm_dwarf_shield_c, itm_dwarf_shield_c_good,itm_dale_warhorse,],attr_tier_5,wp_tier_5,knows_riding_5|knows_shield_2|knows_ironflesh_4|knows_power_strike_3,vaegir_face_middle_1,vaegir_face_older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hun</text:p>
          </table:table-cell>
          <table:table-cell table:style-name="ce7" table:number-columns-repeated="19"/>
          <table:table-cell table:style-name="ce7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an</text:p>
          </table:table-cell>
          <table:table-cell table:style-name="ce6" office:value-type="string" calcext:value-type="string">
            <text:p>Rhun_Tribesmen</text:p>
          </table:table-cell>
          <table:table-cell table:style-name="ce12" office:value-type="string" calcext:value-type="string">
            <text:p>tf_evil_man| tf_mounted| tfg_boots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hortsword,</text:p>
          </table:table-cell>
          <table:table-cell table:style-name="ce18" office:value-type="string" calcext:value-type="string">
            <text:p>itm_arrows,itm_hunting_bow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riding_3|knows_power_draw_2|knows_horse_archery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</text:p>
          </table:table-cell>
          <table:table-cell table:style-name="ce6" office:value-type="string" calcext:value-type="string">
            <text:p>Rhun_Horse_Scouts</text:p>
          </table:table-cell>
          <table:table-cell table:style-name="ce12" office:value-type="string" calcext:value-type="string">
            <text:p>tf_evil_man| tf_mounted| tfg_boots| tfg_armor| tfg_horse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falchion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</text:p>
          </table:table-cell>
          <table:table-cell table:style-name="ce6" office:value-type="string" calcext:value-type="string">
            <text:p>Rhun_Horse_Archers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riding_5|knows_power_draw_3|knows_ironflesh_1|knows_horse_archery_4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</text:p>
          </table:table-cell>
          <table:table-cell table:style-name="ce6" office:value-type="string" calcext:value-type="string">
            <text:p>Rhun_Veteran_Horse_Archers</text:p>
          </table:table-cell>
          <table:table-cell table:style-name="ce12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balchoth_horse_archer</text:p>
          </table:table-cell>
          <table:table-cell table:style-name="ce6" office:value-type="string" calcext:value-type="string">
            <text:p>Balchoth_Horse_Archer</text:p>
          </table:table-cell>
          <table:table-cell table:style-name="ce6" office:value-type="string" calcext:value-type="string">
            <text:p>Balchoth_Horse_Archers</text:p>
          </table:table-cell>
          <table:table-cell table:style-name="ce12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l,itm_rhun_helm_i,itm_rhun_helm_j,</text:p>
          </table:table-cell>
          <table:table-cell table:style-name="ce18" office:value-type="string" calcext:value-type="string">
            <text:p>itm_rhun_armor_o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arrows,itm_nomad_bow,</text:p>
          </table:table-cell>
          <table:table-cell table:style-name="ce18" office:value-type="string" calcext:value-type="string">
            <text:p>itm_rhun_sword,itm_rhun_bull1_shield,itm_rhun_bull2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nomad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an</text:p>
          </table:table-cell>
          <table:table-cell table:style-name="ce6" office:value-type="string" calcext:value-type="string">
            <text:p>Rhun_Swift_Horsemen</text:p>
          </table:table-cell>
          <table:table-cell table:style-name="ce12" office:value-type="string" calcext:value-type="string">
            <text:p>tf_evil_man| tf_mounted| tfg_boots| tfg_armor| tfg_ranged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a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an</text:p>
          </table:table-cell>
          <table:table-cell table:style-name="ce6" office:value-type="string" calcext:value-type="string">
            <text:p>Rhun_Veteran_Swift_Horsemen</text:p>
          </table:table-cell>
          <table:table-cell table:style-name="ce12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d,itm_rhun_horse_b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an</text:p>
          </table:table-cell>
          <table:table-cell table:style-name="ce6" office:value-type="string" calcext:value-type="string">
            <text:p>Falcon_Horsemen</text:p>
          </table:table-cell>
          <table:table-cell table:style-name="ce12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light_lance,</text:p>
          </table:table-cell>
          <table:table-cell table:style-name="ce18" office:value-type="string" calcext:value-type="string">
            <text:p>itm_rhun_bull1_shield,</text:p>
          </table:table-cell>
          <table:table-cell table:style-name="ce18" office:value-type="string" calcext:value-type="string">
            <text:p>itm_rhun_horse_e,itm_rhun_horse_f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</text:p>
          </table:table-cell>
          <table:table-cell table:style-name="ce6" office:value-type="string" calcext:value-type="string">
            <text:p>Rhun_Tribal_Warriors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shortsword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tribal_infantry</text:p>
          </table:table-cell>
          <table:table-cell table:style-name="ce6" office:value-type="string" calcext:value-type="string">
            <text:p>Rhun_Tribal_Infantryman</text:p>
          </table:table-cell>
          <table:table-cell table:style-name="ce6" office:value-type="string" calcext:value-type="string">
            <text:p>Rhun_Tribal_Infantry</text:p>
          </table:table-cell>
          <table:table-cell table:style-name="ce12" office:value-type="string" calcext:value-type="string">
            <text:p>tf_evil_man| tfg_boots| tfg_armor| tfg_shiel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k,itm_rhun_helm_l,itm_rhun_helm_m,</text:p>
          </table:table-cell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glaive,itm_rhun_greatfalchion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1|knows_ironflesh_1|knows_power_strike_1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vet_infantry</text:p>
          </table:table-cell>
          <table:table-cell table:style-name="ce6" office:value-type="string" calcext:value-type="string">
            <text:p>Rhun_Veteran_Infantryman</text:p>
          </table:table-cell>
          <table:table-cell table:style-name="ce6" office:value-type="string" calcext:value-type="string">
            <text:p>Rhun_Veteran_Infantry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itm_rhun_helm_i,</text:p>
          </table:table-cell>
          <table:table-cell table:style-name="ce18" office:value-type="string" calcext:value-type="string">
            <text:p>itm_rhun_armor_j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laive,itm_rhun_greatfalchion,itm_rhun_battleaxe,</text:p>
          </table:table-cell>
          <table:table-cell table:style-name="ce18" office:value-type="string" calcext:value-type="string">
            <text:p>itm_rhun_shiel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2|knows_ironflesh_2|knows_power_strike_2|knows_shield_2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nfantry_of_the_ox</text:p>
          </table:table-cell>
          <table:table-cell table:style-name="ce6" office:value-type="string" calcext:value-type="string">
            <text:p>Infantryman_of_the_Ox</text:p>
          </table:table-cell>
          <table:table-cell table:style-name="ce6" office:value-type="string" calcext:value-type="string">
            <text:p>Infantry_of_the_Ox</text:p>
          </table:table-cell>
          <table:table-cell table:style-name="ce12" office:value-type="string" calcext:value-type="string">
            <text:p>tf_evil_man| tfg_shield| tfg_boots| tfg_armor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a,itm_rhun_helm_b,itm_rhun_helm_j,</text:p>
          </table:table-cell>
          <table:table-cell table:style-name="ce18" office:value-type="string" calcext:value-type="string">
            <text:p>itm_rhun_armor_g,itm_rhun_armor_h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falchion,itm_rhun_greataxe,itm_rhun_battleaxe,itm_rhun_greatsword,</text:p>
          </table:table-cell>
          <table:table-cell table:style-name="ce18" office:value-type="string" calcext:value-type="string">
            <text:p>itm_rhun_bull2_shiel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3|knows_shield_2|knows_ironflesh_3|knows_power_strike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an</text:p>
          </table:table-cell>
          <table:table-cell table:style-name="ce6" office:value-type="string" calcext:value-type="string">
            <text:p>Rhun_Light_Horsemen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/>
          <table:table-cell table:style-name="ce18" office:value-type="string" calcext:value-type="string">
            <text:p>itm_rhun_armor_a,itm_rhun_armor_b,itm_rhun_armor_d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a,itm_rhun_horse_b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4|knows_power_draw_3|knows_power_throw_1|knows_horse_archery_3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light_cavalry</text:p>
          </table:table-cell>
          <table:table-cell table:style-name="ce6" office:value-type="string" calcext:value-type="string">
            <text:p>Rhun_Light_Cavalryman</text:p>
          </table:table-cell>
          <table:table-cell table:style-name="ce6" office:value-type="string" calcext:value-type="string">
            <text:p>Rhun_Light_Cavalry</text:p>
          </table:table-cell>
          <table:table-cell table:style-name="ce12" office:value-type="string" calcext:value-type="string">
            <text:p>tf_evil_man| tf_mounted| tfg_boots| tfg_armor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c,itm_rhun_helm_e,</text:p>
          </table:table-cell>
          <table:table-cell table:style-name="ce18" office:value-type="string" calcext:value-type="string">
            <text:p>itm_rhun_armor_j,itm_rhun_armor_n,itm_rhun_armor_m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/>
          <table:table-cell table:style-name="ce18" office:value-type="string" calcext:value-type="string">
            <text:p>itm_rhun_horse_b,itm_rhun_horse_d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5|knows_power_draw_4|knows_power_strike_1|knows_ironflesh_1|knows_power_throw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noble_cavalry</text:p>
          </table:table-cell>
          <table:table-cell table:style-name="ce6" office:value-type="string" calcext:value-type="string">
            <text:p>Rhun_Noble_Cavalryman</text:p>
          </table:table-cell>
          <table:table-cell table:style-name="ce6" office:value-type="string" calcext:value-type="string">
            <text:p>Rhun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g,itm_rhun_helm_h,</text:p>
          </table:table-cell>
          <table:table-cell table:style-name="ce18" office:value-type="string" calcext:value-type="string">
            <text:p>itm_rhun_armor_n,itm_rhun_armor_h,itm_rhun_armor_g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</text:p>
          </table:table-cell>
          <table:table-cell table:style-name="ce18" office:value-type="string" calcext:value-type="string">
            <text:p>itm_rhun_bull1_shield,itm_rhun_bull2_shield,</text:p>
          </table:table-cell>
          <table:table-cell table:style-name="ce18" office:value-type="string" calcext:value-type="string">
            <text:p>itm_rhun_horse_b,itm_rhun_horse_e,itm_rhun_horse_f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hun_heavy_noble_cavalry</text:p>
          </table:table-cell>
          <table:table-cell table:style-name="ce6" office:value-type="string" calcext:value-type="string">
            <text:p>Rhun_Heavy_Noble_Cavalryman</text:p>
          </table:table-cell>
          <table:table-cell table:style-name="ce6" office:value-type="string" calcext:value-type="string">
            <text:p>Rhun_Heavy_Noble_Cavalry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b,itm_rhun_helm_g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sword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_of_Rhun</text:p>
          </table:table-cell>
          <table:table-cell table:style-name="ce6" office:value-type="string" calcext:value-type="string">
            <text:p>Dorwinion_Nobles_of_Rhun</text:p>
          </table:table-cell>
          <table:table-cell table:style-name="ce12" office:value-type="string" calcext:value-type="string">
            <text:p>tf_evil_man| tf_mounted| tfg_boots| tfg_armor| tfg_horse| tfg_shield|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hun</text:p>
          </table:table-cell>
          <table:table-cell table:style-name="ce18" office:value-type="string" calcext:value-type="string">
            <text:p>itm_rhun_helm_n,itm_rhun_helm_o,</text:p>
          </table:table-cell>
          <table:table-cell table:style-name="ce18" office:value-type="string" calcext:value-type="string">
            <text:p>itm_rhun_armor_p,itm_rhun_armor_k,</text:p>
          </table:table-cell>
          <table:table-cell table:style-name="ce18"/>
          <table:table-cell table:style-name="ce18" office:value-type="string" calcext:value-type="string">
            <text:p>itm_furry_boots,</text:p>
          </table:table-cell>
          <table:table-cell table:style-name="ce18" office:value-type="string" calcext:value-type="string">
            <text:p>itm_rhun_sword,itm_rhun_greatfalchion,</text:p>
          </table:table-cell>
          <table:table-cell table:style-name="ce18" office:value-type="string" calcext:value-type="string">
            <text:p>itm_rhun_bull3_shield,</text:p>
          </table:table-cell>
          <table:table-cell table:style-name="ce18" office:value-type="string" calcext:value-type="string">
            <text:p>itm_rhun_horse_g,itm_rhun_horse_h,</text:p>
          </table:table-cell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33" office:value-type="string" calcext:value-type="string">
            <text:p>rhun_man1</text:p>
          </table:table-cell>
          <table:table-cell table:style-name="ce33" office:value-type="string" calcext:value-type="string">
            <text:p>rhun_man2</text:p>
          </table:table-cell>
          <table:table-cell table:style-name="ce35"/>
          <table:table-cell table:style-name="ce7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warves</text:p>
          </table:table-cell>
          <table:table-cell table:style-name="ce7" table:number-columns-repeated="19"/>
          <table:table-cell table:style-name="ce7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pprentice</text:p>
          </table:table-cell>
          <table:table-cell table:style-name="ce8" office:value-type="string" calcext:value-type="string">
            <text:p>Apprentice-dwarf</text:p>
          </table:table-cell>
          <table:table-cell table:style-name="ce8" office:value-type="string" calcext:value-type="string">
            <text:p>Apprentice-dwarve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</text:p>
          </table:table-cell>
          <table:table-cell table:style-name="ce19" table:number-columns-repeated="2"/>
          <table:table-cell table:style-name="ce31" office:value-type="string" calcext:value-type="string">
            <text:p>attr_dwarf_tier_1</text:p>
          </table:table-cell>
          <table:table-cell table:style-name="ce31" office:value-type="string" calcext:value-type="string">
            <text:p>wp_dwarf_tier_1</text:p>
          </table:table-cell>
          <table:table-cell table:style-name="ce31" office:value-type="string" calcext:value-type="string">
            <text:p>knows_common_dwarf|knows_ironflesh_1|knows_power_strike_1</text:p>
          </table:table-cell>
          <table:table-cell table:style-name="ce34" office:value-type="string" calcext:value-type="string">
            <text:p>dwarf_face_2</text:p>
          </table:table-cell>
          <table:table-cell table:style-name="ce34" office:value-type="string" calcext:value-type="string">
            <text:p>dwarf_face_3</text:p>
          </table:table-cell>
          <table:table-cell table:style-name="ce36"/>
          <table:table-cell table:style-name="ce7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warrior</text:p>
          </table:table-cell>
          <table:table-cell table:style-name="ce8" office:value-type="string" calcext:value-type="string">
            <text:p>Warrior-dwarf</text:p>
          </table:table-cell>
          <table:table-cell table:style-name="ce8" office:value-type="string" calcext:value-type="string">
            <text:p>Warrio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miner, itm_dwarf_miner_nasal,itm_dwarf_nasal_b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1|knows_power_throw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dwarven_warrior&quot;,&quot;Warrior-dwarf&quot;,&quot;Warrior-dwarves&quot;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" calcext:value-type="string">
            <text:p>["dwarven_warrior","Warrior-dwarf","Warrior-dwarves",tf_dwarf| tfg_armor| tfg_shield| tfg_helm| tfg_boots,0,0,fac_dwarf,[itm_dwarf_helm_coif, itm_dwarf_miner, itm_dwarf_miner_nasal,itm_dwarf_nasal_b,itm_dwarf_armor_a,itm_dwarf_vest_lordly,itm_dwarf_pad_boots,itm_dwarf_mattock_good, itm_dwarf_hand_axe,itm_dwarf_sword_a, itm_dwarf_spear, 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rdened_warrior</text:p>
          </table:table-cell>
          <table:table-cell table:style-name="ce8" office:value-type="string" calcext:value-type="string">
            <text:p>Hardened_Warrior-dwarf</text:p>
          </table:table-cell>
          <table:table-cell table:style-name="ce8" office:value-type="string" calcext:value-type="string">
            <text:p>Hardened_Warrior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, itm_dwarf_helm_kettle, itm_dwarf_helm_round,itm_dwarf_nasal_b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_good, itm_dwarf_hand_axe,itm_dwarf_sword_a, itm_dwarf_spear, 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2|knows_power_throw_2|knows_ironflesh_3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dwarven_hardened_warrior","Hardened_Warrior-dwarf","Hardened_Warrior-dwarves",tf_dwarf| tfg_armor| tfg_gloves| tfg_shield| tfg_helm| tfg_boots,0,0,fac_dwarf,[itm_dwarf_helm_coif, itm_dwarf_helm_kettle, itm_dwarf_helm_round,itm_dwarf_nasal_b,itm_dwarf_armor_a, itm_dwarf_armor_a_lordly,itm_leather_gloves,itm_dwarf_pad_boots,itm_dwarf_mattock_good, itm_dwarf_hand_axe,itm_dwarf_sword_a, itm_dwarf_spear, 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pearman</text:p>
          </table:table-cell>
          <table:table-cell table:style-name="ce8" office:value-type="string" calcext:value-type="string">
            <text:p>Spear-dwarf</text:p>
          </table:table-cell>
          <table:table-cell table:style-name="ce8" office:value-type="string" calcext:value-type="string">
            <text:p>Spear-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dwarven_spearman&quot;,&quot;Spear-dwarf&quot;,&quot;Spear-dwarves&quot;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dwarven_spearman","Spear-dwarf","Spear-dwarves",tf_dwarf| tfg_armor| tfg_shield| tfg_helm| tfg_boots,0,0,fac_dwarf,[itm_dwarf_helm_coif_lordly, itm_dwarf_helm_kettle, itm_dwarf_helm_round,itm_dwarf_armor_a, itm_dwarf_armor_a_lordly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pikeman</text:p>
          </table:table-cell>
          <table:table-cell table:style-name="ce8" office:value-type="string" calcext:value-type="string">
            <text:p>Pike-dwarf</text:p>
          </table:table-cell>
          <table:table-cell table:style-name="ce8" office:value-type="string" calcext:value-type="string">
            <text:p>Pik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spear,</text:p>
          </table:table-cell>
          <table:table-cell table:style-name="ce19" office:value-type="string" calcext:value-type="string">
            <text:p>itm_dwarf_shield_c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4|knows_power_strike_5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dwarven_pikeman&quot;,&quot;Pike-dwarf&quot;,&quot;Pike-dwarves&quot;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dwarven_pikeman","Pike-dwarf","Pike-dwarves",tf_dwarf| tfg_armor| tfg_gloves| tfg_shield| tfg_helm| tfg_boots,0,0,fac_dwarf,[itm_dwarf_helm_sallet,itm_dwarf_armor_b, 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halberdier</text:p>
          </table:table-cell>
          <table:table-cell table:style-name="ce8" office:value-type="string" calcext:value-type="string">
            <text:p>Longpike_Dwarf</text:p>
          </table:table-cell>
          <table:table-cell table:style-name="ce8" office:value-type="string" calcext:value-type="string">
            <text:p>Longpike_Dwarves</text:p>
          </table:table-cell>
          <table:table-cell table:style-name="ce13" office:value-type="string" calcext:value-type="string">
            <text:p>tf_dwarf| tfg_armor| tfg_shield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itm_dwarf_scale_boots,</text:p>
          </table:table-cell>
          <table:table-cell table:style-name="ce19" office:value-type="string" calcext:value-type="string">
            <text:p>itm_dwarf_spear_b,</text:p>
          </table:table-cell>
          <table:table-cell table:style-name="ce19" office:value-type="string" calcext:value-type="string">
            <text:p>itm_dwarf_shield_c, itm_dwarf_shield_c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dwarven_halberdier&quot;,&quot;Longpike_Dwarf&quot;,&quot;Longpike_Dwarves&quot;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dwarven_halberdier","Longpike_Dwarf","Longpike_Dwarves",tf_dwarf| tfg_armor| tfg_shield| tfg_gloves| tfg_helm| tfg_boots,0,0,fac_dwarf,[itm_dwarf_helm_sallet_lordly,itm_dwarf_armor_b, itm_dwarf_armor_b_lordly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axeman</text:p>
          </table:table-cell>
          <table:table-cell table:style-name="ce8" office:value-type="string" calcext:value-type="string">
            <text:p>Axedwarf</text:p>
          </table:table-cell>
          <table:table-cell table:style-name="ce8" office:value-type="string" calcext:value-type="string">
            <text:p>Axedwarves</text:p>
          </table:table-cell>
          <table:table-cell table:style-name="ce13" office:value-type="string" calcext:value-type="string">
            <text:p>tf_dwarf| tfg_armor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coif_lordly, itm_dwarf_helm_kettle, itm_dwarf_helm_round,</text:p>
          </table:table-cell>
          <table:table-cell table:style-name="ce19" office:value-type="string" calcext:value-type="string">
            <text:p>itm_dwarf_armor_a, itm_dwarf_armor_a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</text:p>
          </table:table-cell>
          <table:table-cell table:style-name="ce19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throw_2|knows_power_strike_5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dwarven_axeman&quot;,&quot;Axedwarf&quot;,&quot;Axedwarves&quot;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dwarven_axeman","Axedwarf","Axedwarves",tf_dwarf| tfg_armor| tfg_shield| tfg_helm| tfg_boots,0,0,fac_dwarf,[itm_dwarf_helm_coif_lordly, itm_dwarf_helm_kettle, itm_dwarf_helm_round,itm_dwarf_armor_a, itm_dwarf_armor_a_lordly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expert_axeman</text:p>
          </table:table-cell>
          <table:table-cell table:style-name="ce8" office:value-type="string" calcext:value-type="string">
            <text:p>Expert_Axedwarf</text:p>
          </table:table-cell>
          <table:table-cell table:style-name="ce8" office:value-type="string" calcext:value-type="string">
            <text:p>Expert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hand_axe, itm_dwarf_battle_axe,</text:p>
          </table:table-cell>
          <table:table-cell table:style-name="ce19" office:value-type="string" calcext:value-type="string">
            <text:p>itm_dwarf_throwing_axe,itm_dwarf_throwing_axe,itm_dwarf_shield_b,</text:p>
          </table:table-cell>
          <table:table-cell table:style-name="ce19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throw_4|knows_power_strike_6|knows_ironflesh_4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dwarven_expert_axeman&quot;,&quot;Expert_Axedwarf&quot;,&quot;Expert_Axedwarves&quot;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dwarven_expert_axeman","Expert_Axedwarf","Expert_Axedwarves",tf_dwarf| tfg_armor| tfg_gloves| tfg_shield| tfg_helm| tfg_boots,0,0,fac_dwarf,[itm_dwarf_helm_sallet,itm_dwarf_armor_b, itm_dwarf_armor_b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longbeard_axeman</text:p>
          </table:table-cell>
          <table:table-cell table:style-name="ce8" office:value-type="string" calcext:value-type="string">
            <text:p>Longbeard_Axedwarf</text:p>
          </table:table-cell>
          <table:table-cell table:style-name="ce8" office:value-type="string" calcext:value-type="string">
            <text:p>Longbeard_Axe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battle_axe, </text:p>
          </table:table-cell>
          <table:table-cell table:style-name="ce19" office:value-type="string" calcext:value-type="string">
            <text:p>itm_dwarf_throwing_axe,itm_dwarf_throwing_axe,itm_dwarf_shield_b_good,</text:p>
          </table:table-cell>
          <table:table-cell table:style-name="ce19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longbeard_axeman&quot;,&quot;Longbeard_Axedwarf&quot;,&quot;Longbeard_Axedwarves&quot;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longbeard_axeman","Longbeard_Axedwarf","Longbeard_Axedwarves",tf_dwarf| tfg_armor| tfg_gloves| tfg_shield| tfg_helm| tfg_boots,0,0,fac_dwarf,[itm_dwarf_helm_sallet_lordly,itm_dwarf_armor_b, itm_dwarf_armor_b_lordly,itm_mail_mittens,itm_dwarf_scale_boots,itm_dwarf_battle_axe, 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okout</text:p>
          </table:table-cell>
          <table:table-cell table:style-name="ce8" office:value-type="string" calcext:value-type="string">
            <text:p>Lookout-dwarf</text:p>
          </table:table-cell>
          <table:table-cell table:style-name="ce8" office:value-type="string" calcext:value-type="string">
            <text:p>Lookout-dwarves</text:p>
          </table:table-cell>
          <table:table-cell table:style-name="ce13" office:value-type="string" calcext:value-type="string">
            <text:p>tf_dwarf| tfg_range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short_bow, itm_arrows, 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tier_bow_3</text:p>
          </table:table-cell>
          <table:table-cell table:style-name="ce31" office:value-type="string" calcext:value-type="string">
            <text:p>knows_common_dwarf|knows_athletics_1|knows_power_draw_1|knows_power_strike_1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" calcext:value-type="string">
            <text:p>["dwarven_lookout","Lookout-dwarf","Lookout-dwarves",tf_dwarf| tfg_ranged| tfg_armor| tfg_helm| tfg_boots,0,0,fac_dwarf,[itm_dwarf_hood, itm_dwarf_miner, <text:s/>itm_dwarf_miner_nasal,itm_dwarf_vest,itm_dwarf_vest_lordly,itm_dwarf_pad_boots,itm_short_bow, itm_arrows, itm_dwarf_hand_axe, itm_dwarf_sword_a,],attr_dwarf_tier_2,wp_tier_bow_3,knows_common_dwarf|knows_athletics_1|knows_power_draw_1|knows_power_strike_1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scout</text:p>
          </table:table-cell>
          <table:table-cell table:style-name="ce8" office:value-type="string" calcext:value-type="string">
            <text:p>Scout-dwarf</text:p>
          </table:table-cell>
          <table:table-cell table:style-name="ce8" office:value-type="string" calcext:value-type="string">
            <text:p>Scout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ood, itm_dwarf_helm_coif, itm_dwarf_miner, <text:s/>itm_dwarf_miner_nasal,</text:p>
          </table:table-cell>
          <table:table-cell table:style-name="ce19" office:value-type="string" calcext:value-type="string">
            <text:p>itm_dwarf_vest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short_bow, itm_arrows,</text:p>
          </table:table-cell>
          <table:table-cell table:style-name="ce19" office:value-type="string" calcext:value-type="string">
            <text:p>itm_dwarf_hand_axe, itm_dwarf_sword_a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tier_bow_4</text:p>
          </table:table-cell>
          <table:table-cell table:style-name="ce31" office:value-type="string" calcext:value-type="string">
            <text:p>knows_common_dwarf|knows_athletics_2|knows_power_draw_2|knows_power_strike_2|knows_ironflesh_1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dwarven_scout&quot;,&quot;Scout-dwarf&quot;,&quot;Scout-dwarves&quot;,tf_dwarf| tfg_ranged| tfg_gloves| tfg_shield| tfg_armor| tfg_helm| tfg_boots,0,0,fac_dwarf,[itm_dwarf_hood, itm_dwarf_helm_coif, itm_dwarf_miner,  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" calcext:value-type="string">
            <text:p>["dwarven_scout","Scout-dwarf","Scout-dwarves",tf_dwarf| tfg_ranged| tfg_gloves| tfg_shield| tfg_armor| tfg_helm| tfg_boots,0,0,fac_dwarf,[itm_dwarf_hood, itm_dwarf_helm_coif, itm_dwarf_miner, <text:s/>itm_dwarf_miner_nasal,itm_dwarf_vest,itm_dwarf_vest_lordly,itm_leather_gloves,itm_dwarf_pad_boots,itm_dwarf_short_bow, itm_arrows,itm_dwarf_hand_axe, itm_dwarf_sword_a,],attr_dwarf_tier_3,wp_tier_bow_4,knows_common_dwarf|knows_athletics_2|knows_power_draw_2|knows_power_strike_2|knows_ironflesh_1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bowman</text:p>
          </table:table-cell>
          <table:table-cell table:style-name="ce8" office:value-type="string" calcext:value-type="string">
            <text:p>Bow-dwarf</text:p>
          </table:table-cell>
          <table:table-cell table:style-name="ce8" office:value-type="string" calcext:value-type="string">
            <text:p>Bow-dwarves</text:p>
          </table:table-cell>
          <table:table-cell table:style-name="ce13" office:value-type="string" calcext:value-type="string">
            <text:p>tf_dwarf| tfg_ranged| tfg_gloves| tfg_shield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kettle, itm_dwarf_helm_round,</text:p>
          </table:table-cell>
          <table:table-cell table:style-name="ce19" office:value-type="string" calcext:value-type="string">
            <text:p>itm_dwarf_armor_a,itm_dwarf_vest_lordly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horn_bow, itm_arrows,</text:p>
          </table:table-cell>
          <table:table-cell table:style-name="ce19" office:value-type="string" calcext:value-type="string">
            <text:p>itm_dwarf_hand_axe, itm_dwarf_sword_a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tier_bow_5</text:p>
          </table:table-cell>
          <table:table-cell table:style-name="ce31" office:value-type="string" calcext:value-type="string">
            <text:p>knows_common_dwarf|knows_athletics_2|knows_power_draw_3|knows_power_strike_2|knows_ironflesh_2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dwarven_bowman&quot;,&quot;Bow-dwarf&quot;,&quot;Bow-dwarves&quot;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" calcext:value-type="string">
            <text:p>["dwarven_bowman","Bow-dwarf","Bow-dwarves",tf_dwarf| tfg_ranged| tfg_gloves| tfg_shield| tfg_armor| tfg_helm| tfg_boots,0,0,fac_dwarf,[itm_dwarf_helm_kettle, itm_dwarf_helm_round,itm_dwarf_armor_a,itm_dwarf_vest_lordly,itm_leather_gloves,itm_dwarf_pad_boots,itm_dwarf_horn_bow, itm_arrows,itm_dwarf_hand_axe, itm_dwarf_sword_a_good,],attr_dwarf_tier_4,wp_tier_bow_5,knows_common_dwarf|knows_athletics_2|knows_power_draw_3|knows_power_strike_2|knows_ironflesh_2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dwarven_longaxeman</text:p>
          </table:table-cell>
          <table:table-cell table:style-name="ce8" office:value-type="string" calcext:value-type="string">
            <text:p>Longaxe Dwarf</text:p>
          </table:table-cell>
          <table:table-cell table:style-name="ce8" office:value-type="string" calcext:value-type="string">
            <text:p>Longaxe Dwarves</text:p>
          </table:table-cell>
          <table:table-cell table:style-name="ce13" office:value-type="string" calcext:value-type="string">
            <text:p>tf_dwarf| tfg_armor| tfg_gloves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helm_sallet_lordly,</text:p>
          </table:table-cell>
          <table:table-cell table:style-name="ce19" office:value-type="string" calcext:value-type="string">
            <text:p>itm_dwarf_armor_b, itm_dwarf_armor_b_lordly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spear_c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6</text:p>
          </table:table-cell>
          <table:table-cell table:style-name="ce34" office:value-type="string" calcext:value-type="string">
            <text:p>dwarf_face_4</text:p>
          </table:table-cell>
          <table:table-cell table:style-name="ce34" office:value-type="string" calcext:value-type="string">
            <text:p>dwarf_face_5</text:p>
          </table:table-cell>
          <table:table-cell table:style-name="ce36"/>
          <table:table-cell table:style-name="ce7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dwarven_longaxeman&quot;,&quot;Longaxe Dwarf&quot;,&quot;Longaxe Dwarves&quot;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" calcext:value-type="string">
            <text:p>["dwarven_longaxeman","Longaxe Dwarf","Longaxe Dwarves",tf_dwarf| tfg_armor| tfg_gloves| tfg_helm| tfg_boots,0,0,fac_dwarf,[itm_dwarf_helm_sallet_lordly,itm_dwarf_armor_b, itm_dwarf_armor_b_lordly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</text:p>
          </table:table-cell>
          <table:table-cell table:style-name="ce8" office:value-type="string" calcext:value-type="string">
            <text:p>Iron_Hills_Warriors</text:p>
          </table:table-cell>
          <table:table-cell table:style-name="ce13" office:value-type="string" calcext:value-type="string">
            <text:p>tf_dwarf| tfg_armor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itm_dwarf_helm_coif_reinf,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3</text:p>
          </table:table-cell>
          <table:table-cell table:style-name="ce31" office:value-type="string" calcext:value-type="string">
            <text:p>wp_dwarf_tier_3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ron_hills_warrior","Iron_Hills_Warrior","Iron_Hills_Warriors",tf_dwarf| tfg_armor| tfg_helm| tfg_boots,0,0,fac_dwarf,[itm_dwarf_miner_reinf, itm_dwarf_helm_fris, itm_dwarf_nasal, itm_dwarf_helm_coif_reinf,itm_leather_dwarf_armor_b, itm_dwarf_vest_b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</text:p>
          </table:table-cell>
          <table:table-cell table:style-name="ce8" office:value-type="string" calcext:value-type="string">
            <text:p>Iron_Hills_Miners</text:p>
          </table:table-cell>
          <table:table-cell table:style-name="ce13" office:value-type="string" calcext:value-type="string">
            <text:p>tf_dwarf| tfg_armor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, itm_dwarf_miner_reinf,</text:p>
          </table:table-cell>
          <table:table-cell table:style-name="ce19" office:value-type="string" calcext:value-type="string">
            <text:p>itm_dwarf_vest,itm_dwarf_vest_lordly,itm_leather_dwarf_armor_b,</text:p>
          </table:table-cell>
          <table:table-cell table:style-name="ce19"/>
          <table:table-cell table:style-name="ce19" office:value-type="string" calcext:value-type="string">
            <text:p>itm_dwarf_pad_boots,</text:p>
          </table:table-cell>
          <table:table-cell table:style-name="ce19" office:value-type="string" calcext:value-type="string">
            <text:p>itm_dwarf_mattock, itm_dwarf_mattock_good, itm_dwarf_hand_axe, itm_dwarf_sword_a,</text:p>
          </table:table-cell>
          <table:table-cell table:style-name="ce19" office:value-type="string" calcext:value-type="string">
            <text:p>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2</text:p>
          </table:table-cell>
          <table:table-cell table:style-name="ce31" office:value-type="string" calcext:value-type="string">
            <text:p>wp_dwarf_tier_2</text:p>
          </table:table-cell>
          <table:table-cell table:style-name="ce31" office:value-type="string" calcext:value-type="string">
            <text:p>knows_common_dwarf|knows_athletics_1|knows_power_strike_2|knows_ironflesh_1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infantry</text:p>
          </table:table-cell>
          <table:table-cell table:number-columns-repeated="2" table:style-name="ce8" office:value-type="string" calcext:value-type="string">
            <text:p>Iron_Hills_Infantry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miner_reinf, itm_dwarf_helm_fris, itm_dwarf_nasal, </text:p>
          </table:table-cell>
          <table:table-cell table:style-name="ce19" office:value-type="string" calcext:value-type="string">
            <text:p>itm_leather_dwarf_armor_b, itm_dwarf_vest_b,</text:p>
          </table:table-cell>
          <table:table-cell table:style-name="ce18" office:value-type="string" calcext:value-type="string">
            <text:p>itm_leather_gloves,</text:p>
          </table:table-cell>
          <table:table-cell table:style-name="ce19" office:value-type="string" calcext:value-type="string">
            <text:p>itm_dwarf_chain_boots,</text:p>
          </table:table-cell>
          <table:table-cell table:style-name="ce19" office:value-type="string" calcext:value-type="string">
            <text:p><text:s/>itm_dwarf_great_mattock, itm_dwarf_mattock_good, itm_dwarf_sword_a,</text:p>
          </table:table-cell>
          <table:table-cell table:style-name="ce19" office:value-type="string" calcext:value-type="string">
            <text:p><text:s/>itm_dwarf_sword_a_good,itm_dwarf_shield_d, itm_dwarf_shield_d_good,</text:p>
          </table:table-cell>
          <table:table-cell table:style-name="ce19"/>
          <table:table-cell table:style-name="ce31" office:value-type="string" calcext:value-type="string">
            <text:p>attr_dwarf_tier_4</text:p>
          </table:table-cell>
          <table:table-cell table:style-name="ce31" office:value-type="string" calcext:value-type="string">
            <text:p>wp_dwarf_tier_4</text:p>
          </table:table-cell>
          <table:table-cell table:style-name="ce31" office:value-type="string" calcext:value-type="string">
            <text:p>knows_common_dwarf|knows_athletics_2|knows_power_strike_3|knows_ironflesh_2</text:p>
          </table:table-cell>
          <table:table-cell table:style-name="ce34" office:value-type="string" calcext:value-type="string">
            <text:p>dwarf_face_3</text:p>
          </table:table-cell>
          <table:table-cell table:style-name="ce34" office:value-type="string" calcext:value-type="string">
            <text:p>dwarf_face_4</text:p>
          </table:table-cell>
          <table:table-cell table:style-name="ce36"/>
          <table:table-cell table:style-name="ce7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ron_hills_infantry&quot;,&quot;Iron_Hills_Infantry&quot;,&quot;Iron_Hills_Infantry&quot;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" calcext:value-type="string">
            <text:p>["iron_hills_infantry","Iron_Hills_Infantry","Iron_Hills_Infantry",tf_dwarf| tfg_armor| tfg_gloves| tfg_shield| tfg_helm| tfg_boots,0,0,fac_dwarf,[itm_dwarf_miner_reinf, itm_dwarf_helm_fris, itm_dwarf_nasal, itm_leather_dwarf_armor_b, itm_dwarf_vest_b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iron_hills_battle_infantry</text:p>
          </table:table-cell>
          <table:table-cell table:style-name="ce8" office:value-type="string" calcext:value-type="string">
            <text:p>Iron_Hills_Battle-dwarf</text:p>
          </table:table-cell>
          <table:table-cell table:style-name="ce8" office:value-type="string" calcext:value-type="string">
            <text:p>Iron_Hills_Battle-dwarve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reinf, itm_dwarf_helm_fris_reinf,</text:p>
          </table:table-cell>
          <table:table-cell table:style-name="ce19" office:value-type="string" calcext:value-type="string">
            <text:p>itm_dwarf_vest_b, itm_leather_dwarf_arm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, itm_dwarf_great_mattock,itm_dwarf_great_axe</text:p>
          </table:table-cell>
          <table:table-cell table:style-name="ce19" table:number-columns-repeated="2"/>
          <table:table-cell table:style-name="ce31" office:value-type="string" calcext:value-type="string">
            <text:p>attr_dwarf_tier_5</text:p>
          </table:table-cell>
          <table:table-cell table:style-name="ce31" office:value-type="string" calcext:value-type="string">
            <text:p>wp_dwarf_tier_5</text:p>
          </table:table-cell>
          <table:table-cell table:style-name="ce31" office:value-type="string" calcext:value-type="string">
            <text:p>knows_common_dwarf|knows_athletics_3|knows_power_strike_4|knows_ironflesh_3</text:p>
          </table:table-cell>
          <table:table-cell table:style-name="ce34" office:value-type="string" calcext:value-type="string">
            <text:p>dwarf_face_1</text:p>
          </table:table-cell>
          <table:table-cell table:style-name="ce34" office:value-type="string" calcext:value-type="string">
            <text:p>dwarf_face_2</text:p>
          </table:table-cell>
          <table:table-cell table:style-name="ce36"/>
          <table:table-cell table:style-name="ce7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ron_hills_battle_infantry&quot;,&quot;Iron_Hills_Battle-dwarf&quot;,&quot;Iron_Hills_Battle-dwarves&quot;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" calcext:value-type="string">
            <text:p>["iron_hills_battle_infantry","Iron_Hills_Battle-dwarf","Iron_Hills_Battle-dwarves",tf_dwarf| tfg_armor| tfg_gloves| tfg_shield| tfg_helm| tfg_boots,0,0,fac_dwarf,[itm_dwarf_nasal_reinf, itm_dwarf_helm_fris_reinf,itm_dwarf_vest_b, itm_leather_dwarf_armor,itm_mail_mittens,itm_dwarf_scale_boots,itm_dwarf_great_pick, itm_dwarf_great_mattock,itm_dwarf_great_axe],attr_dwarf_tier_5,wp_dwarf_tier_5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3">
          <table:table-cell table:style-name="ce8" office:value-type="string" calcext:value-type="string">
            <text:p>grors_guard</text:p>
          </table:table-cell>
          <table:table-cell table:style-name="ce8" office:value-type="string" calcext:value-type="string">
            <text:p>Gror's_Guard</text:p>
          </table:table-cell>
          <table:table-cell table:style-name="ce8" office:value-type="string" calcext:value-type="string">
            <text:p>Gror's_Guards</text:p>
          </table:table-cell>
          <table:table-cell table:style-name="ce13" office:value-type="string" calcext:value-type="string">
            <text:p>tf_dwarf| tfg_armor| tfg_gloves| tfg_shield| tfg_helm| tfg_boots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17" office:value-type="string" calcext:value-type="string">
            <text:p>fac_dwarf</text:p>
          </table:table-cell>
          <table:table-cell table:style-name="ce19" office:value-type="string" calcext:value-type="string">
            <text:p>itm_dwarf_nasal_lordly, itm_dwarf_helm_fris_lordly,</text:p>
          </table:table-cell>
          <table:table-cell table:style-name="ce19" office:value-type="string" calcext:value-type="string">
            <text:p>itm_dwarf_armor_c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warf_scale_boots,</text:p>
          </table:table-cell>
          <table:table-cell table:style-name="ce19" office:value-type="string" calcext:value-type="string">
            <text:p>itm_dwarf_great_pick_good,itm_dwarf_great_mattock_good,itm_dwarf_great_axe,itm_dwarf_great_axe_good,</text:p>
          </table:table-cell>
          <table:table-cell table:style-name="ce19" table:number-columns-repeated="2"/>
          <table:table-cell table:style-name="ce31" office:value-type="string" calcext:value-type="string">
            <text:p>attr_dwarf_tier_6</text:p>
          </table:table-cell>
          <table:table-cell table:style-name="ce31" office:value-type="string" calcext:value-type="string">
            <text:p>wp_dwarf_tier_6</text:p>
          </table:table-cell>
          <table:table-cell table:style-name="ce31" office:value-type="string" calcext:value-type="string">
            <text:p>knows_common_dwarf|knows_athletics_4|knows_power_strike_6|knows_ironflesh_5</text:p>
          </table:table-cell>
          <table:table-cell table:number-columns-repeated="2" table:style-name="ce34" office:value-type="string" calcext:value-type="string">
            <text:p>dwarf_face_7</text:p>
          </table:table-cell>
          <table:table-cell table:style-name="ce36"/>
          <table:table-cell table:style-name="ce7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grors_guard&quot;,&quot;Gror's_Guard&quot;,&quot;Gror's_Guards&quot;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" calcext:value-type="string">
            <text:p>["grors_guard","Gror's_Guard","Gror's_Guards",tf_dwarf| tfg_armor| tfg_gloves| tfg_shield| tfg_helm| tfg_boots,0,0,fac_dwarf,[itm_dwarf_nasal_lordly, itm_dwarf_helm_fris_lordly,itm_dwarf_armor_c,itm_mail_mittens,itm_dwarf_scale_boots,itm_dwarf_great_pick_good,itm_dwarf_great_mattock_good,itm_dwarf_great_axe,itm_dwarf_great_axe_good,],attr_dwarf_tier_6,wp_dwarf_tier_6,knows_common_dwarf|knows_athletics_4|knows_power_strike_6|knows_ironflesh_5,dwarf_face_7,dwarf_face_7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ondor</text:p>
          </table:table-cell>
          <table:table-cell table:style-name="ce7" table:number-columns-repeated="9"/>
          <table:table-cell table:style-name="ce5"/>
          <table:table-cell table:style-name="ce7" table:number-columns-repeated="9"/>
          <table:table-cell table:style-name="ce7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commoner</text:p>
          </table:table-cell>
          <table:table-cell table:style-name="ce6" office:value-type="string" calcext:value-type="string">
            <text:p>Gondor_Levy</text:p>
          </table:table-cell>
          <table:table-cell table:style-name="ce6" office:value-type="string" calcext:value-type="string">
            <text:p>Gondor_Levies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gon_jerkin,itm_tld_tunic,</text:p>
          </table:table-cell>
          <table:table-cell table:style-name="ce23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hunting_bow,itm_metal_scraps_bad,itm_metal_scraps_medium,itm_metal_scraps_good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militiamen</text:p>
          </table:table-cell>
          <table:table-cell table:style-name="ce6" office:value-type="string" calcext:value-type="string">
            <text:p>Gondor_Watchman</text:p>
          </table:table-cell>
          <table:table-cell table:style-name="ce6" office:value-type="string" calcext:value-type="string">
            <text:p>Gondor_Watchmen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gon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itm_gondor_short_sword,itm_good_mace,</text:p>
          </table:table-cell>
          <table:table-cell table:style-name="ce18" office:value-type="string" calcext:value-type="string">
            <text:p>itm_gondor_arrows,itm_gon_tab_shield_a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en_of_gondor</text:p>
          </table:table-cell>
          <table:table-cell table:style-name="ce6" office:value-type="string" calcext:value-type="string">
            <text:p>Footman_of_Gondor</text:p>
          </table:table-cell>
          <table:table-cell table:style-name="ce11" office:value-type="string" calcext:value-type="string">
            <text:p>Foot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light_helm,</text:p>
          </table:table-cell>
          <table:table-cell table:style-name="ce18" office:value-type="string" calcext:value-type="string">
            <text:p>itm_gon_footman,</text:p>
          </table:table-cell>
          <table:table-cell table:style-name="ce24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itm_gondor_short_sword,itm_good_mace,</text:p>
          </table:table-cell>
          <table:table-cell table:style-name="ce27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pearmen</text:p>
          </table:table-cell>
          <table:table-cell table:style-name="ce9" table:number-columns-repeated="12"/>
          <table:table-cell table:style-name="ce29"/>
          <table:table-cell table:style-name="ce9" table:number-columns-repeated="5"/>
          <table:table-cell table:style-name="ce40"/>
          <table:table-cell table:style-name="ce40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gondor_spearmen</text:p>
          </table:table-cell>
          <table:table-cell table:style-name="ce6" office:value-type="string" calcext:value-type="string">
            <text:p>Spearman_of_Gondor</text:p>
          </table:table-cell>
          <table:table-cell table:style-name="ce6" office:value-type="string" calcext:value-type="string">
            <text:p>Spear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spear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pearmen</text:p>
          </table:table-cell>
          <table:table-cell table:style-name="ce6" office:value-type="string" calcext:value-type="string">
            <text:p>Veteran_Spearman_of_Gondor</text:p>
          </table:table-cell>
          <table:table-cell table:style-name="ce6" office:value-type="string" calcext:value-type="string">
            <text:p>Veteran_Spear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20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_of_the_Fountain_Court</text:p>
          </table:table-cell>
          <table:table-cell table:style-name="ce6" office:value-type="string" calcext:value-type="string">
            <text:p>Guards_of_the_Fountain_Court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20" office:value-type="string" calcext:value-type="string">
            <text:p>itm_gon_tower_guar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tower_spear,</text:p>
          </table:table-cell>
          <table:table-cell table:style-name="ce18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swordsmen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swordsmen</text:p>
          </table:table-cell>
          <table:table-cell table:style-name="ce6" office:value-type="string" calcext:value-type="string">
            <text:p>Swordsman_of_Gondor</text:p>
          </table:table-cell>
          <table:table-cell table:style-name="ce6" office:value-type="string" calcext:value-type="string">
            <text:p>Swordsmen_of_Gondo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veteran_swordsmen</text:p>
          </table:table-cell>
          <table:table-cell table:style-name="ce6" office:value-type="string" calcext:value-type="string">
            <text:p>Veteran_Swordsman_of_Gondor</text:p>
          </table:table-cell>
          <table:table-cell table:style-name="ce6" office:value-type="string" calcext:value-type="string">
            <text:p>Veteran_Swordsmen_of_Gondor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infantry_helm,</text:p>
          </table:table-cell>
          <table:table-cell table:style-name="ce18" office:value-type="string" calcext:value-type="string">
            <text:p>itm_gon_regular,itm_gon_regula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sword,</text:p>
          </table:table-cell>
          <table:table-cell table:style-name="ce18" office:value-type="string" calcext:value-type="string">
            <text:p>itm_gondor_shield_c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ordsmen_of_the_tower_guard</text:p>
          </table:table-cell>
          <table:table-cell table:style-name="ce6" office:value-type="string" calcext:value-type="string">
            <text:p>Swordsman_of_the_Tower_Guard</text:p>
          </table:table-cell>
          <table:table-cell table:style-name="ce6" office:value-type="string" calcext:value-type="string">
            <text:p>Swordsmen_of_the_Tower_Guard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tower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itadel_sword,</text:p>
          </table:table-cell>
          <table:table-cell table:style-name="ce20" office:value-type="string" calcext:value-type="string">
            <text:p>itm_gondor_shield_a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Noble Line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ndor_noblemen</text:p>
          </table:table-cell>
          <table:table-cell table:style-name="ce6" office:value-type="string" calcext:value-type="string">
            <text:p>Gondor_Nobleman</text:p>
          </table:table-cell>
          <table:table-cell table:style-name="ce6" office:value-type="string" calcext:value-type="string">
            <text:p>Gondor_Noblemen</text:p>
          </table:table-cell>
          <table:table-cell table:style-name="ce12" office:value-type="string" calcext:value-type="string">
            <text:p>tf_gondor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noble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table:number-columns-repeated="2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_of_Gondor</text:p>
          </table:table-cell>
          <table:table-cell table:style-name="ce6" office:value-type="string" calcext:value-type="string">
            <text:p>Squires_of_Gondor</text:p>
          </table:table-cell>
          <table:table-cell table:style-name="ce12" office:value-type="string" calcext:value-type="string">
            <text:p>tf_gondor| tf_mounted| tfg_helm| tfg_armor| tfg_boots| tfg_hors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/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strike_1|knows_riding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_of_Gondor</text:p>
          </table:table-cell>
          <table:table-cell table:style-name="ce6" office:value-type="string" calcext:value-type="string">
            <text:p>Veteran_Squire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gon_squir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_of_Gondor</text:p>
          </table:table-cell>
          <table:table-cell table:style-name="ce6" office:value-type="string" calcext:value-type="string">
            <text:p>Knights_of_Gondor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20" office:value-type="string" calcext:value-type="string">
            <text:p>itm_g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18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_of_Gondor</text:p>
          </table:table-cell>
          <table:table-cell table:style-name="ce6" office:value-type="string" calcext:value-type="string">
            <text:p>Veteran_Knights_of_Gondor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knight_helm,</text:p>
          </table:table-cell>
          <table:table-cell table:style-name="ce18" office:value-type="string" calcext:value-type="string">
            <text:p>itm_gon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itm_gondor_lance,</text:p>
          </table:table-cell>
          <table:table-cell table:style-name="ce20" office:value-type="string" calcext:value-type="string">
            <text:p>itm_gondor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4|knows_shield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_of_the_Citadel</text:p>
          </table:table-cell>
          <table:table-cell table:style-name="ce6" office:value-type="string" calcext:value-type="string">
            <text:p>Knights_of_the_Citadel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citadel_knight_helm,</text:p>
          </table:table-cell>
          <table:table-cell table:style-name="ce18" office:value-type="string" calcext:value-type="string">
            <text:p>itm_gon_tower_knight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lance_banner,itm_gondor_citadel_sword,</text:p>
          </table:table-cell>
          <table:table-cell table:style-name="ce20" office:value-type="string" calcext:value-type="string">
            <text:p>itm_gondor_shield_b,</text:p>
          </table:table-cell>
          <table:table-cell table:style-name="ce20" office:value-type="string" calcext:value-type="string">
            <text:p>itm_gondor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6|knows_shield_4|knows_power_strike_6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Gondor Archers</text:p>
          </table:table-cell>
          <table:table-cell table:style-name="ce9" table:number-columns-repeated="9"/>
          <table:table-cell table:style-name="ce21" table:number-columns-repeated="2"/>
          <table:table-cell table:style-name="ce9" table:number-columns-repeated="7"/>
          <table:table-cell table:style-name="ce40"/>
          <table:table-cell table:style-name="ce40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42" table:number-columns-repeated="1003"/>
        </table:table-row>
        <table:table-row table:style-name="ro3">
          <table:table-cell table:style-name="ce6" office:value-type="string" calcext:value-type="string">
            <text:p>bowmen_of_gondor</text:p>
          </table:table-cell>
          <table:table-cell table:style-name="ce6" office:value-type="string" calcext:value-type="string">
            <text:p>Bowman_of_Gondor</text:p>
          </table:table-cell>
          <table:table-cell table:style-name="ce6" office:value-type="string" calcext:value-type="string">
            <text:p>Bowmen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ian_light_helm_b,</text:p>
          </table:table-cell>
          <table:table-cell table:style-name="ce20" office:value-type="string" calcext:value-type="string">
            <text:p>itm_gon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power_dra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_of_Gondor</text:p>
          </table:table-cell>
          <table:table-cell table:style-name="ce6" office:value-type="string" calcext:value-type="string">
            <text:p>Archers_of_Gondor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_of_Gondor</text:p>
          </table:table-cell>
          <table:table-cell table:style-name="ce6" office:value-type="string" calcext:value-type="string">
            <text:p>Veteran_Archers_of_Gondor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ian_archer_helm,</text:p>
          </table:table-cell>
          <table:table-cell table:style-name="ce18" office:value-type="string" calcext:value-type="string">
            <text:p>itm_gon_archer,</text:p>
          </table:table-cell>
          <table:table-cell table:style-name="ce18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_of_the_Tower_Guard</text:p>
          </table:table-cell>
          <table:table-cell table:style-name="ce6" office:value-type="string" calcext:value-type="string">
            <text:p>Archers_of_the_Tower_Guard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archer_helm,</text:p>
          </table:table-cell>
          <table:table-cell table:style-name="ce20" office:value-type="string" calcext:value-type="string">
            <text:p>itm_gon_steward_guard,</text:p>
          </table:table-cell>
          <table:table-cell table:style-name="ce18"/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ow,itm_gondor_arrows,</text:p>
          </table:table-cell>
          <table:table-cell table:style-name="ce18" office:value-type="string" calcext:value-type="string">
            <text:p>itm_gondor_citadel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Special Denethor Guards (only for scene)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teward_guard</text:p>
          </table:table-cell>
          <table:table-cell table:style-name="ce6" office:value-type="string" calcext:value-type="string">
            <text:p>Steward's_Guard</text:p>
          </table:table-cell>
          <table:table-cell table:style-name="ce6" office:value-type="string" calcext:value-type="string">
            <text:p>Steward's_Guards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tower_guard_helm,</text:p>
          </table:table-cell>
          <table:table-cell table:style-name="ce18" office:value-type="string" calcext:value-type="string">
            <text:p>itm_gon_steward_guard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tower_spear,</text:p>
          </table:table-cell>
          <table:table-cell table:style-name="ce20" office:value-type="string" calcext:value-type="string">
            <text:p>itm_gon_tab_shield_b,</text:p>
          </table:table-cell>
          <table:table-cell table:style-name="ce20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6|knows_power_strike_6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angers</text:p>
          </table:table-cell>
          <table:table-cell table:style-name="ce7" table:number-columns-repeated="19"/>
          <table:table-cell table:style-name="ce7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_of_Ithilien</text:p>
          </table:table-cell>
          <table:table-cell table:style-name="ce6" office:value-type="string" calcext:value-type="string">
            <text:p>Rangers_of_Ithilien</text:p>
          </table:table-cell>
          <table:table-cell table:style-name="ce12" office:value-type="string" calcext:value-type="string">
            <text:p>tf_gondor| tfg_range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gon_ranger_cloak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archery(170)|wp(170)</text:p>
          </table:table-cell>
          <table:table-cell table:style-name="ce30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_of_Ithilien</text:p>
          </table:table-cell>
          <table:table-cell table:style-name="ce6" office:value-type="string" calcext:value-type="string">
            <text:p>Veteran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gon_ranger_cloak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(220)</text:p>
          </table:table-cell>
          <table:table-cell table:style-name="ce30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_of_Ithilien</text:p>
          </table:table-cell>
          <table:table-cell table:style-name="ce6" office:value-type="string" calcext:value-type="string">
            <text:p>Master_Rangers_of_Ithilie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_mask,</text:p>
          </table:table-cell>
          <table:table-cell table:style-name="ce18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melee(320)|wp_archery(300)</text:p>
          </table:table-cell>
          <table:table-cell table:style-name="ce30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ithilien_leader</text:p>
          </table:table-cell>
          <table:table-cell table:style-name="ce6" office:value-type="string" calcext:value-type="string">
            <text:p>Captain_of_Ithilien_Rangers</text:p>
          </table:table-cell>
          <table:table-cell table:style-name="ce6" office:value-type="string" calcext:value-type="string">
            <text:p>Captains_of_Ithilien_Rangers</text:p>
          </table:table-cell>
          <table:table-cell table:style-name="ce12" office:value-type="string" calcext:value-type="string">
            <text:p>tf_gondor| tfg_ranged| tfg_shield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rangers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gon_ranger_skirt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ithilien_arrows,itm_gondor_bow,</text:p>
          </table:table-cell>
          <table:table-cell table:style-name="ce18" office:value-type="string" calcext:value-type="string">
            <text:p>itm_gondor_ranger_sword,</text:p>
          </table:table-cell>
          <table:table-cell table:style-name="ce18"/>
          <table:table-cell table:style-name="ce30" office:value-type="string" calcext:value-type="string">
            <text:p>attr_tier_7</text:p>
          </table:table-cell>
          <table:table-cell table:style-name="ce30" office:value-type="string" calcext:value-type="string">
            <text:p>wp_tier_7</text:p>
          </table:table-cell>
          <table:table-cell table:style-name="ce30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ossarnach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an_of_Lossarnach</text:p>
          </table:table-cell>
          <table:table-cell table:style-name="ce6" office:value-type="string" calcext:value-type="string">
            <text:p>Woodsmen_of_Lossarnach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cloth_cap,</text:p>
          </table:table-cell>
          <table:table-cell table:style-name="ce18" office:value-type="string" calcext:value-type="string">
            <text:p>itm_lossarnach_shirt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an_of_Lossarnach</text:p>
          </table:table-cell>
          <table:table-cell table:style-name="ce6" office:value-type="string" calcext:value-type="string">
            <text:p>Axemen_of_Lossarnach</text:p>
          </table:table-cell>
          <table:table-cell table:style-name="ce12" office:value-type="string" calcext:value-type="string">
            <text:p>tf_gondor| tfg_armor| tfg_shield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20" office:value-type="string" calcext:value-type="string">
            <text:p>itm_lossarnach_axe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throw_3|knows_athletics_1|knows_power_strike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_axeman_of_lossarnach</text:p>
          </table:table-cell>
          <table:table-cell table:style-name="ce6" office:value-type="string" calcext:value-type="string">
            <text:p>Lossarnach_Veteran_Axeman</text:p>
          </table:table-cell>
          <table:table-cell table:style-name="ce6" office:value-type="string" calcext:value-type="string">
            <text:p>Lossarnach_Veteran_Axeme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lossarnach_leather_cap,</text:p>
          </table:table-cell>
          <table:table-cell table:style-name="ce18" office:value-type="string" calcext:value-type="string">
            <text:p>itm_lossarnach_vet_axe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power_throw_4|knows_athletics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an</text:p>
          </table:table-cell>
          <table:table-cell table:style-name="ce6" office:value-type="string" calcext:value-type="string">
            <text:p>Heavy_Lossarnach_Axemen</text:p>
          </table:table-cell>
          <table:table-cell table:style-name="ce12" office:value-type="string" calcext:value-type="string">
            <text:p>tf_gondor| tfg_shield| tfg_armor| tfg_helm| tfg_boots| tfg_glove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ssarnach_greaves,</text:p>
          </table:table-cell>
          <table:table-cell table:style-name="ce18" office:value-type="string" calcext:value-type="string">
            <text:p>itm_loss_axe,</text:p>
          </table:table-cell>
          <table:table-cell table:style-name="ce18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4|knows_power_throw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_of_Lossarnach</text:p>
          </table:table-cell>
          <table:table-cell table:style-name="ce6" office:value-type="string" calcext:value-type="string">
            <text:p>Axemasters_of_Lossarnach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ossarnach_scale_cap,</text:p>
          </table:table-cell>
          <table:table-cell table:style-name="ce18" office:value-type="string" calcext:value-type="string">
            <text:p>itm_lossarnach_vet_warrio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loss_war_axe,</text:p>
          </table:table-cell>
          <table:table-cell table:style-name="ce20" office:value-type="string" calcext:value-type="string">
            <text:p>itm_gon_tab_shield_a,itm_loss_throwing_axes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wo_handed(320)|wp(200)</text:p>
          </table:table-cell>
          <table:table-cell table:style-name="ce30" office:value-type="string" calcext:value-type="string">
            <text:p>knows_common|knows_athletics_5|knows_power_strike_7|knows_ironflesh_5|knows_power_throw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two_handed(3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ssarnach_leader</text:p>
          </table:table-cell>
          <table:table-cell table:style-name="ce6" office:value-type="string" calcext:value-type="string">
            <text:p>Captain_of_Lossarnach</text:p>
          </table:table-cell>
          <table:table-cell table:style-name="ce6" office:value-type="string" calcext:value-type="string">
            <text:p>Captains_of_Lossarnac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lossarnac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lossarnac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ssarnach_greaves,</text:p>
          </table:table-cell>
          <table:table-cell table:style-name="ce20" office:value-type="string" calcext:value-type="string">
            <text:p>itm_gondor_cav_sword,itm_loss_axe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elargir</text:p>
          </table:table-cell>
          <table:table-cell table:style-name="ce9" table:number-columns-repeated="6"/>
          <table:table-cell table:style-name="ce21"/>
          <table:table-cell table:style-name="ce9"/>
          <table:table-cell table:style-name="ce21" table:number-columns-repeated="2"/>
          <table:table-cell table:style-name="ce9"/>
          <table:table-cell table:style-name="ce21" table:number-columns-repeated="2"/>
          <table:table-cell table:style-name="ce9" table:number-columns-repeated="5"/>
          <table:table-cell table:style-name="ce40"/>
          <table:table-cell table:style-name="ce40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an</text:p>
          </table:table-cell>
          <table:table-cell table:style-name="ce6" office:value-type="string" calcext:value-type="string">
            <text:p>Pelargir_Watchmen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/>
          <table:table-cell table:style-name="ce18" office:value-type="string" calcext:value-type="string">
            <text:p>itm_pel_jerki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 office:value-type="string" calcext:value-type="string">
            <text:p>itm_shortened_spear,itm_gondor_javelin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power_draw_2|knows_power_throw_2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</text:p>
          </table:table-cell>
          <table:table-cell table:style-name="ce6" office:value-type="string" calcext:value-type="string">
            <text:p>Pelargir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20" office:value-type="string" calcext:value-type="string">
            <text:p>itm_pel_marine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pelargir_eket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5|knows_power_draw_5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marine</text:p>
          </table:table-cell>
          <table:table-cell table:style-name="ce6" office:value-type="string" calcext:value-type="string">
            <text:p>Pelargir_Veteran_Marine</text:p>
          </table:table-cell>
          <table:table-cell table:style-name="ce6" office:value-type="string" calcext:value-type="string">
            <text:p>Pelargir_Veteran_Marines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ood,</text:p>
          </table:table-cell>
          <table:table-cell table:style-name="ce18" office:value-type="string" calcext:value-type="string">
            <text:p>itm_pel_marine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short_bow,itm_regular_bow,</text:p>
          </table:table-cell>
          <table:table-cell table:style-name="ce18" office:value-type="string" calcext:value-type="string">
            <text:p>itm_pelargir_eket,itm_gon_tab_shield_a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infantry</text:p>
          </table:table-cell>
          <table:table-cell table:style-name="ce6" office:value-type="string" calcext:value-type="string">
            <text:p>Pelargir_Infantryman</text:p>
          </table:table-cell>
          <table:table-cell table:style-name="ce6" office:value-type="string" calcext:value-type="string">
            <text:p>Pelargir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_footman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vet_infantry</text:p>
          </table:table-cell>
          <table:table-cell table:style-name="ce6" office:value-type="string" calcext:value-type="string">
            <text:p>Pelargir_Veteran_Infantryman</text:p>
          </table:table-cell>
          <table:table-cell table:style-name="ce6" office:value-type="string" calcext:value-type="string">
            <text:p>Pelargir_Veteran_Infantrymen</text:p>
          </table:table-cell>
          <table:table-cell table:style-name="ce12" office:value-type="string" calcext:value-type="string">
            <text:p>tf_gondor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heavy,</text:p>
          </table:table-cell>
          <table:table-cell table:style-name="ce18" office:value-type="string" calcext:value-type="string">
            <text:p>itm_pelargir_regular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20" office:value-type="string" calcext:value-type="string">
            <text:p>itm_gon_tab_shield_b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leader</text:p>
          </table:table-cell>
          <table:table-cell table:style-name="ce6" office:value-type="string" calcext:value-type="string">
            <text:p>Captain_of_Pelargir</text:p>
          </table:table-cell>
          <table:table-cell table:style-name="ce6" office:value-type="string" calcext:value-type="string">
            <text:p>Captains_of_Pelargir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pelargir_helmet_light,</text:p>
          </table:table-cell>
          <table:table-cell table:style-name="ce20" office:value-type="string" calcext:value-type="string">
            <text:p>itm_pel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pelargir_greaves,</text:p>
          </table:table-cell>
          <table:table-cell table:style-name="ce20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elargir_marine_leader</text:p>
          </table:table-cell>
          <table:table-cell table:style-name="ce6" office:value-type="string" calcext:value-type="string">
            <text:p>Captain_of_Pelargir_Marines</text:p>
          </table:table-cell>
          <table:table-cell table:style-name="ce6" office:value-type="string" calcext:value-type="string">
            <text:p>Captains_of_Pelargir_Marine</text:p>
          </table:table-cell>
          <table:table-cell table:style-name="ce12" office:value-type="string" calcext:value-type="string">
            <text:p>tf_gondor| tfg_ranged| tfg_gloves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elargir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pelargir_helmet_light,</text:p>
          </table:table-cell>
          <table:table-cell table:style-name="ce18" office:value-type="string" calcext:value-type="string">
            <text:p>itm_pelargir_marine_leader,</text:p>
          </table:table-cell>
          <table:table-cell table:style-name="ce18"/>
          <table:table-cell table:style-name="ce18" office:value-type="string" calcext:value-type="string">
            <text:p>itm_pelargir_greaves,</text:p>
          </table:table-cell>
          <table:table-cell table:style-name="ce18" office:value-type="string" calcext:value-type="string">
            <text:p>itm_pelargir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Lamedon</text:p>
          </table:table-cell>
          <table:table-cell table:style-name="ce9" table:number-columns-repeated="18"/>
          <table:table-cell table:style-name="ce40"/>
          <table:table-cell table:style-name="ce40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an_of_Lamedon</text:p>
          </table:table-cell>
          <table:table-cell table:style-name="ce6" office:value-type="string" calcext:value-type="string">
            <text:p>Clansmen_of_Lamedo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lamedon_clans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loss_axe,itm_spear,</text:p>
          </table:table-cell>
          <table:table-cell table:style-name="ce18" office:value-type="string" calcext:value-type="string">
            <text:p>itm_gondor_arrows,itm_gondor_javelin,itm_gondor_javelin,itm_short_bow,</text:p>
          </table:table-cell>
          <table:table-cell table:style-name="ce18"/>
          <table:table-cell table:style-name="ce30" office:value-type="string" calcext:value-type="string">
            <text:p>str_7| agi_5| int_4| cha_4|level(4)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power_throw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an_of_Lamedon</text:p>
          </table:table-cell>
          <table:table-cell table:style-name="ce6" office:value-type="string" calcext:value-type="string">
            <text:p>Footmen_of_Lamedon</text:p>
          </table:table-cell>
          <table:table-cell table:style-name="ce12" office:value-type="string" calcext:value-type="string">
            <text:p>tf_gondor| tfg_shield| tfg_armor| tfg_boots| tfg_hel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lamedon_hood,</text:p>
          </table:table-cell>
          <table:table-cell table:style-name="ce18" office:value-type="string" calcext:value-type="string">
            <text:p>itm_lamedon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gondor_spear,itm_loss_axe,itm_loss_axe,</text:p>
          </table:table-cell>
          <table:table-cell table:style-name="ce18" office:value-type="string" calcext:value-type="string">
            <text:p>itm_gondor_javelin,itm_gon_tab_shield_a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|knows_power_throw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_of_Lamedon</text:p>
          </table:table-cell>
          <table:table-cell table:style-name="ce6" office:value-type="string" calcext:value-type="string">
            <text:p>Veteran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veter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loss_axe,itm_gondor_spear,itm_gondor_sword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4|knows_power_strike_4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_of_Lamedon</text:p>
          </table:table-cell>
          <table:table-cell table:style-name="ce6" office:value-type="string" calcext:value-type="string">
            <text:p>Warriors_of_Lamedon</text:p>
          </table:table-cell>
          <table:table-cell table:style-name="ce12" office:value-type="string" calcext:value-type="string">
            <text:p>tf_gondor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lamedon_warrior,</text:p>
          </table:table-cell>
          <table:table-cell table:style-name="ce20"/>
          <table:table-cell table:style-name="ce20" office:value-type="string" calcext:value-type="string">
            <text:p>itm_gondor_med_greaves,</text:p>
          </table:table-cell>
          <table:table-cell table:style-name="ce20" office:value-type="string" calcext:value-type="string">
            <text:p>itm_loss_axe,itm_gondor_sword,</text:p>
          </table:table-cell>
          <table:table-cell table:style-name="ce20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_of_Lamedon</text:p>
          </table:table-cell>
          <table:table-cell table:style-name="ce6" office:value-type="string" calcext:value-type="string">
            <text:p>Champions_of_Lamedon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helm,</text:p>
          </table:table-cell>
          <table:table-cell table:style-name="ce20" office:value-type="string" calcext:value-type="string">
            <text:p>itm_lamedon_vet_warrior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bastard,itm_gondor_bastard,itm_loss_war_axe,</text:p>
          </table:table-cell>
          <table:table-cell table:style-name="ce18" table:number-columns-repeated="2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power_strike_5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_of_Lamedon</text:p>
          </table:table-cell>
          <table:table-cell table:style-name="ce6" office:value-type="string" calcext:value-type="string">
            <text:p>Knights_of_Lamedon</text:p>
          </table:table-cell>
          <table:table-cell table:style-name="ce12" office:value-type="string" calcext:value-type="string">
            <text:p>tf_gondor| tf_mounted | tfg_gloves| tfg_shield| tfg_horse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amedon_helm,</text:p>
          </table:table-cell>
          <table:table-cell table:style-name="ce18" office:value-type="string" calcext:value-type="string">
            <text:p>itm_lamedon_knight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heavy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power_strike_6|knows_ironflesh_7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medon_leader</text:p>
          </table:table-cell>
          <table:table-cell table:style-name="ce6" office:value-type="string" calcext:value-type="string">
            <text:p>Captain_of_Lamedon</text:p>
          </table:table-cell>
          <table:table-cell table:style-name="ce6" office:value-type="string" calcext:value-type="string">
            <text:p>Captains_of_Lamedon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ethring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amedon_leader_helm,</text:p>
          </table:table-cell>
          <table:table-cell table:style-name="ce20" office:value-type="string" calcext:value-type="string">
            <text:p>itm_lamedon_leader_surcoat_cloak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gondor_heavy_greaves,</text:p>
          </table:table-cell>
          <table:table-cell table:style-name="ce20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lam_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Pinnath Gelin</text:p>
          </table:table-cell>
          <table:table-cell table:style-name="ce9" table:number-columns-repeated="6"/>
          <table:table-cell table:style-name="ce21"/>
          <table:table-cell table:style-name="ce9" table:number-columns-repeated="3"/>
          <table:table-cell table:style-name="ce21"/>
          <table:table-cell table:style-name="ce9" table:number-columns-repeated="7"/>
          <table:table-cell table:style-name="ce40"/>
          <table:table-cell table:style-name="ce40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plainsman</text:p>
          </table:table-cell>
          <table:table-cell table:style-name="ce6" office:value-type="string" calcext:value-type="string">
            <text:p>Plainsman_of_Pinnath_Gelin</text:p>
          </table:table-cell>
          <table:table-cell table:style-name="ce6" office:value-type="string" calcext:value-type="string">
            <text:p>Plainsmen_of_Pinnath_Gelin</text:p>
          </table:table-cell>
          <table:table-cell table:style-name="ce12" office:value-type="string" calcext:value-type="string">
            <text:p>tf_gondor| tfg_armor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ranger_hood,</text:p>
          </table:table-cell>
          <table:table-cell table:style-name="ce18" office:value-type="string" calcext:value-type="string">
            <text:p>itm_pinnath_footman,</text:p>
          </table:table-cell>
          <table:table-cell table:style-name="ce18"/>
          <table:table-cell table:style-name="ce18" office:value-type="string" calcext:value-type="string">
            <text:p>itm_gondor_light_greave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 office:value-type="string" calcext:value-type="string">
            <text:p>itm_gondor_arrows,itm_short_bow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3|knows_power_throw_1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spearman</text:p>
          </table:table-cell>
          <table:table-cell table:style-name="ce6" office:value-type="string" calcext:value-type="string">
            <text:p>Rider_of_Pinnath_Gelin</text:p>
          </table:table-cell>
          <table:table-cell table:style-name="ce6" office:value-type="string" calcext:value-type="string">
            <text:p>Riders_of_Pinnath_Gelin</text:p>
          </table:table-cell>
          <table:table-cell table:style-name="ce12" office:value-type="string" calcext:value-type="string">
            <text:p>tf_gondor|tf_mounted|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auxila_helm,</text:p>
          </table:table-cell>
          <table:table-cell table:style-name="ce18" office:value-type="string" calcext:value-type="string">
            <text:p>itm_pinnath_warrior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od_mace,</text:p>
          </table:table-cell>
          <table:table-cell table:style-name="ce20" office:value-type="string" calcext:value-type="string">
            <text:p>itm_gon_tab_shield_a,</text:p>
          </table:table-cell>
          <table:table-cell table:style-name="ce18" office:value-type="string" calcext:value-type="string">
            <text:p>itm_gondor_courser,</text:p>
          </table:table-cell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4|knows_riding_5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rior_of_pinnath_gelin</text:p>
          </table:table-cell>
          <table:table-cell table:style-name="ce6" office:value-type="string" calcext:value-type="string">
            <text:p>Knight_of_Pinnath_Gelin</text:p>
          </table:table-cell>
          <table:table-cell table:style-name="ce6" office:value-type="string" calcext:value-type="string">
            <text:p>Knights_of_Pinnath_Gelin</text:p>
          </table:table-cell>
          <table:table-cell table:style-name="ce12" office:value-type="string" calcext:value-type="string">
            <text:p>tf_gondor|tf_mounted| tfg_gloves| tfg_shield| tfg_armor| tfg_helm| tfg_boots|tfg_horse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squire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5" office:value-type="string" calcext:value-type="string">
            <text:p>itm_good_mace,itm_gondor_lance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5|knows_riding_6|knows_power_throw_3|knows_power_strike_6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d,itm_gondor_hunter,],str_18|agi_18| int_4| cha_4|level(25),wp_tier_5,knows_common|knows_athletics_5|knows_riding_6|knows_power_throw_3|knows_power_strike_6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bowman</text:p>
          </table:table-cell>
          <table:table-cell table:style-name="ce6" office:value-type="string" calcext:value-type="string">
            <text:p>Bowman_of_Pinnath_Gelin</text:p>
          </table:table-cell>
          <table:table-cell table:style-name="ce6" office:value-type="string" calcext:value-type="string">
            <text:p>Bowmen_of_Pinnath_Gelin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</text:p>
          </table:table-cell>
          <table:table-cell table:style-name="ce20" office:value-type="string" calcext:value-type="string">
            <text:p>itm_pinnath_ve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4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gelin_archer</text:p>
          </table:table-cell>
          <table:table-cell table:style-name="ce6" office:value-type="string" calcext:value-type="string">
            <text:p>Archer_of_Pinnath_Gelin</text:p>
          </table:table-cell>
          <table:table-cell table:style-name="ce6" office:value-type="string" calcext:value-type="string">
            <text:p>Archers_of_Pinnath_Gelin</text:p>
          </table:table-cell>
          <table:table-cell table:style-name="ce12" office:value-type="string" calcext:value-type="string">
            <text:p>tf_gondor| tfg_ranged| tfg_shiel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ranger_hood,itm_gondor_auxila_helm,</text:p>
          </table:table-cell>
          <table:table-cell table:style-name="ce18" office:value-type="string" calcext:value-type="string">
            <text:p>itm_pinnath_archer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20" office:value-type="string" calcext:value-type="string">
            <text:p>itm_good_mace,</text:p>
          </table:table-cell>
          <table:table-cell table:style-name="ce18"/>
          <table:table-cell table:style-name="ce30" office:value-type="string" calcext:value-type="string">
            <text:p>str_18|agi_18| int_4| cha_4|level(25)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4|knows_power_draw_5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nnath_leader</text:p>
          </table:table-cell>
          <table:table-cell table:style-name="ce6" office:value-type="string" calcext:value-type="string">
            <text:p>Captain_of_Pinnath_Gelin</text:p>
          </table:table-cell>
          <table:table-cell table:style-name="ce6" office:value-type="string" calcext:value-type="string">
            <text:p>Captains_of_Pinnath_Gelin</text:p>
          </table:table-cell>
          <table:table-cell table:style-name="ce12" office:value-type="string" calcext:value-type="string">
            <text:p>tf_gondor| tf_mounted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pinnath_gelin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leader_helm,</text:p>
          </table:table-cell>
          <table:table-cell table:style-name="ce18" office:value-type="string" calcext:value-type="string">
            <text:p>itm_pinnath_leade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cav_sword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Blackroot Vale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vale_archer</text:p>
          </table:table-cell>
          <table:table-cell table:number-columns-repeated="2" table:style-name="ce6" office:value-type="string" calcext:value-type="string">
            <text:p>Hunter_of_Blackroot_Vale</text:p>
          </table:table-cell>
          <table:table-cell table:style-name="ce12" office:value-type="string" calcext:value-type="string">
            <text:p>tf_gondor| <text:s/>tfg_armor| <text:s/>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short_bow,itm_gondor_arrows,</text:p>
          </table:table-cell>
          <table:table-cell table:style-name="ce18" office:value-type="string" calcext:value-type="string">
            <text:p>itm_shortened_spear,</text:p>
          </table:table-cell>
          <table:table-cell table:style-name="ce18"/>
          <table:table-cell table:style-name="ce30" office:value-type="string" calcext:value-type="string">
            <text:p>str_10| agi_7| int_4| cha_4|level(8)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blackroot_vale_archer</text:p>
          </table:table-cell>
          <table:table-cell table:style-name="ce6" office:value-type="string" calcext:value-type="string">
            <text:p>Bowman_of_Blackroot_Vale</text:p>
          </table:table-cell>
          <table:table-cell table:style-name="ce6" office:value-type="string" calcext:value-type="string">
            <text:p>Bowmen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blackroot_hood,</text:p>
          </table:table-cell>
          <table:table-cell table:style-name="ce20" office:value-type="string" calcext:value-type="string">
            <text:p>itm_blackroot_footman,</text:p>
          </table:table-cell>
          <table:table-cell table:style-name="ce18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arrows,itm_regula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3|knows_power_draw_3|knows_ironflesh_1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blackroot_vale_archer</text:p>
          </table:table-cell>
          <table:table-cell table:style-name="ce6" office:value-type="string" calcext:value-type="string">
            <text:p>Archer_of_Blackroot_Vale</text:p>
          </table:table-cell>
          <table:table-cell table:style-name="ce6" office:value-type="string" calcext:value-type="string">
            <text:p>Archers_of_Blackroot_Vale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20" office:value-type="string" calcext:value-type="string">
            <text:p>itm_blackroot_bowman,</text:p>
          </table:table-cell>
          <table:table-cell table:style-name="ce18"/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dor_short_swor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5|knows_power_draw_3|knows_power_strike_2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an_of_Blackroot_Vale</text:p>
          </table:table-cell>
          <table:table-cell table:style-name="ce6" office:value-type="string" calcext:value-type="string">
            <text:p>Footmen_of_Blackroot_Vale</text:p>
          </table:table-cell>
          <table:table-cell table:style-name="ce12" office:value-type="string" calcext:value-type="string">
            <text:p>tf_gondor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20" office:value-type="string" calcext:value-type="string">
            <text:p>itm_blackroot_footman,</text:p>
          </table:table-cell>
          <table:table-cell table:style-name="ce20"/>
          <table:table-cell table:style-name="ce20" office:value-type="string" calcext:value-type="string">
            <text:p>itm_gondor_light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str_13|agi_11| int_4| cha_4|level(12)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power_throw_2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an_of_Blackroot_Vale</text:p>
          </table:table-cell>
          <table:table-cell table:style-name="ce6" office:value-type="string" calcext:value-type="string">
            <text:p>Spearmen_of_Blackroot_Vale</text:p>
          </table:table-cell>
          <table:table-cell table:style-name="ce12" office:value-type="string" calcext:value-type="string">
            <text:p>tf_gondor| tfg_gloves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auxila_helm,</text:p>
          </table:table-cell>
          <table:table-cell table:style-name="ce18" office:value-type="string" calcext:value-type="string">
            <text:p>itm_blackroot_warri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d,</text:p>
          </table:table-cell>
          <table:table-cell table:style-name="ce18"/>
          <table:table-cell table:style-name="ce30" office:value-type="string" calcext:value-type="string">
            <text:p>str_15|agi_15| int_4| cha_4|level(16)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3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root_leader</text:p>
          </table:table-cell>
          <table:table-cell table:style-name="ce6" office:value-type="string" calcext:value-type="string">
            <text:p>Morthond_Shadow_Hunter</text:p>
          </table:table-cell>
          <table:table-cell table:style-name="ce6" office:value-type="string" calcext:value-type="string">
            <text:p>Morthond_Shadow_Hunters</text:p>
          </table:table-cell>
          <table:table-cell table:style-name="ce12" office:value-type="string" calcext:value-type="string">
            <text:p>tf_gondor| tfg_ranged| tfg_armor| tfg_helm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blackroot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blackroot_hood,</text:p>
          </table:table-cell>
          <table:table-cell table:style-name="ce18" office:value-type="string" calcext:value-type="string">
            <text:p>itm_blackroot_lead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gondor_med_greaves,</text:p>
          </table:table-cell>
          <table:table-cell table:style-name="ce18" office:value-type="string" calcext:value-type="string">
            <text:p>itm_gondor_arrows,itm_gondor_bow,</text:p>
          </table:table-cell>
          <table:table-cell table:style-name="ce18" office:value-type="string" calcext:value-type="string">
            <text:p>itm_gon_tab_shield_c,itm_gondor_spear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melee(200)|wp_archery(250)</text:p>
          </table:table-cell>
          <table:table-cell table:style-name="ce30" office:value-type="string" calcext:value-type="string">
            <text:p>knows_common|knows_athletics_7|knows_power_draw_5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5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9" office:value-type="string" calcext:value-type="string">
            <text:p>Dol Amroth</text:p>
          </table:table-cell>
          <table:table-cell table:style-name="ce9" table:number-columns-repeated="8"/>
          <table:table-cell table:style-name="ce21" table:number-columns-repeated="4"/>
          <table:table-cell table:style-name="ce9" table:number-columns-repeated="6"/>
          <table:table-cell table:style-name="ce40"/>
          <table:table-cell table:style-name="ce40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youth</text:p>
          </table:table-cell>
          <table:table-cell table:style-name="ce6" office:value-type="string" calcext:value-type="string">
            <text:p>Dol_Amroth_Recruit</text:p>
          </table:table-cell>
          <table:table-cell table:style-name="ce6" office:value-type="string" calcext:value-type="string">
            <text:p>Dol_Amroth_Recruits</text:p>
          </table:table-cell>
          <table:table-cell table:style-name="ce12" office:value-type="string" calcext:value-type="string">
            <text:p>tf_gondor| tfg_armor| tfg_shield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/>
          <table:table-cell table:style-name="ce20" office:value-type="string" calcext:value-type="string">
            <text:p>itm_dol_shirt,</text:p>
          </table:table-cell>
          <table:table-cell table:style-name="ce18"/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spear,</text:p>
          </table:table-cell>
          <table:table-cell table:style-name="ce18" office:value-type="string" calcext:value-type="string">
            <text:p>itm_gon_tab_shield_a,</text:p>
          </table:table-cell>
          <table:table-cell table:style-name="ce18"/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2</text:p>
          </table:table-cell>
          <table:table-cell table:style-name="ce35"/>
          <table:table-cell table:style-name="ce7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_of_Dol_Amroth</text:p>
          </table:table-cell>
          <table:table-cell table:style-name="ce6" office:value-type="string" calcext:value-type="string">
            <text:p>Squires_of_Dol_Amroth</text:p>
          </table:table-cell>
          <table:table-cell table:style-name="ce12" office:value-type="string" calcext:value-type="string">
            <text:p>tf_gondor| tf_mounted| tfg_gloves| tfg_shield| tfg_armor| tfg_helm| tfg_horse| tfg_boots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gondor_dolamroth_helm,</text:p>
          </table:table-cell>
          <table:table-cell table:style-name="ce18" office:value-type="string" calcext:value-type="string">
            <text:p>itm_dol_padded_coa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ol_shoes,</text:p>
          </table:table-cell>
          <table:table-cell table:style-name="ce18" office:value-type="string" calcext:value-type="string">
            <text:p>itm_gondor_lance,itm_amroth_sword_a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2|knows_power_strike_2|knows_ironflesh_2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_of_Dol_Amroth</text:p>
          </table:table-cell>
          <table:table-cell table:style-name="ce6" office:value-type="string" calcext:value-type="string">
            <text:p>Veteran_Squire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dolamroth_helm,</text:p>
          </table:table-cell>
          <table:table-cell table:style-name="ce20" office:value-type="string" calcext:value-type="string">
            <text:p>itm_dol_padded_coat,</text:p>
          </table:table-cell>
          <table:table-cell table:style-name="ce20" office:value-type="string" calcext:value-type="string">
            <text:p>itm_leather_gloves,</text:p>
          </table:table-cell>
          <table:table-cell table:style-name="ce20" office:value-type="string" calcext:value-type="string">
            <text:p>itm_dol_shoes,</text:p>
          </table:table-cell>
          <table:table-cell table:style-name="ce20" office:value-type="string" calcext:value-type="string">
            <text:p>itm_gondor_lance,itm_amroth_sword_a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gondor_hunter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3|knows_power_strike_3|knows_ironflesh_3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_of_Dol_Amroth</text:p>
          </table:table-cell>
          <table:table-cell table:style-name="ce6" office:value-type="string" calcext:value-type="string">
            <text:p>Knights_of_Dol_Amroth</text:p>
          </table:table-cell>
          <table:table-cell table:style-name="ce12" office:value-type="string" calcext:value-type="string">
            <text:p>tf_gondor| tf_mounted| tfg_gloves| tfg_shield| tfg_armor| tfg_helm| tfg_horse| tfg_boots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swan_knight_helm,</text:p>
          </table:table-cell>
          <table:table-cell table:style-name="ce18" office:value-type="string" calcext:value-type="string">
            <text:p>itm_dol_hauberk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20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4|knows_power_strike_4|knows_ironflesh_4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_of_Dol_Amroth</text:p>
          </table:table-cell>
          <table:table-cell table:style-name="ce6" office:value-type="string" calcext:value-type="string">
            <text:p>Veter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heavy_mail,itm_dol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dol_greaves,</text:p>
          </table:table-cell>
          <table:table-cell table:style-name="ce18" office:value-type="string" calcext:value-type="string">
            <text:p>itm_gondor_lance,itm_gondor_lance,itm_amroth_sword_b,itm_gondor_lance,itm_gondor_lance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4|knows_power_strike_5|knows_ironflesh_5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_of_Dol_Amroth</text:p>
          </table:table-cell>
          <table:table-cell table:style-name="ce6" office:value-type="string" calcext:value-type="string">
            <text:p>Swan_Knight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18" office:value-type="string" calcext:value-type="string">
            <text:p>itm_swan_knight_helm,</text:p>
          </table:table-cell>
          <table:table-cell table:style-name="ce18" office:value-type="string" calcext:value-type="string">
            <text:p>itm_dol_very_heavy_mail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lance_banner,itm_amroth_sword_b,</text:p>
          </table:table-cell>
          <table:table-cell table:style-name="ce20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(360)</text:p>
          </table:table-cell>
          <table:table-cell table:style-name="ce30" office:value-type="string" calcext:value-type="string">
            <text:p>knows_common|knows_riding_8|knows_shield_4|knows_power_strike_8|knows_ironflesh_6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ol_amroth_leader</text:p>
          </table:table-cell>
          <table:table-cell table:style-name="ce6" office:value-type="string" calcext:value-type="string">
            <text:p>Captain_of_Dol_Amroth</text:p>
          </table:table-cell>
          <table:table-cell table:style-name="ce6" office:value-type="string" calcext:value-type="string">
            <text:p>Captains_of_Dol_Amroth</text:p>
          </table:table-cell>
          <table:table-cell table:style-name="ce12" office:value-type="string" calcext:value-type="string">
            <text:p>tf_gondor| tf_mounted| tfg_gloves| tfg_shield| tfg_armor| tfg_helm| tfg_horse| tfg_boots |tfg_polearm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string" calcext:value-type="string">
            <text:p>subfac_dol_amroth</text:p>
          </table:table-cell>
          <table:table-cell table:style-name="ce16" office:value-type="string" calcext:value-type="string">
            <text:p>fac_gondor</text:p>
          </table:table-cell>
          <table:table-cell table:style-name="ce20" office:value-type="string" calcext:value-type="string">
            <text:p>itm_gondor_leader_helm,</text:p>
          </table:table-cell>
          <table:table-cell table:style-name="ce20" office:value-type="string" calcext:value-type="string">
            <text:p>itm_dol_very_heavy_mail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dol_greaves,</text:p>
          </table:table-cell>
          <table:table-cell table:style-name="ce20" office:value-type="string" calcext:value-type="string">
            <text:p>itm_amroth_bastard,itm_amroth_lance_banner,</text:p>
          </table:table-cell>
          <table:table-cell table:style-name="ce18" office:value-type="string" calcext:value-type="string">
            <text:p>itm_gon_tab_shield_c,</text:p>
          </table:table-cell>
          <table:table-cell table:style-name="ce18" office:value-type="string" calcext:value-type="string">
            <text:p>itm_dol_amroth_warhorse2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9|knows_power_strike_8|knows_ironflesh_10</text:p>
          </table:table-cell>
          <table:table-cell table:style-name="ce33" office:value-type="string" calcext:value-type="string">
            <text:p>gondor_face1</text:p>
          </table:table-cell>
          <table:table-cell table:style-name="ce33" office:value-type="string" calcext:value-type="string">
            <text:p>gondor_face3</text:p>
          </table:table-cell>
          <table:table-cell table:style-name="ce35"/>
          <table:table-cell table:style-name="ce7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Lothlorien</text:p>
          </table:table-cell>
          <table:table-cell table:style-name="ce7" table:number-columns-repeated="19"/>
          <table:table-cell table:style-name="ce7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</text:p>
          </table:table-cell>
          <table:table-cell table:style-name="ce6" office:value-type="string" calcext:value-type="string">
            <text:p>Lothlorien_Scouts</text:p>
          </table:table-cell>
          <table:table-cell table:style-name="ce12" office:value-type="string" calcext:value-type="string">
            <text:p>tf_lorien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/>
          <table:table-cell table:style-name="ce18" office:value-type="string" calcext:value-type="string">
            <text:p>itm_lorien_archer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</text:p>
          </table:table-cell>
          <table:table-cell table:style-name="ce6" office:value-type="string" calcext:value-type="string">
            <text:p>Lothlorien_Veteran_Scouts</text:p>
          </table:table-cell>
          <table:table-cell table:style-name="ce12" office:value-type="string" calcext:value-type="string">
            <text:p>tf_lorien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20" office:value-type="string" calcext:value-type="string">
            <text:p>itm_lorien_archer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draw_4|knows_ironflesh_1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</text:p>
          </table:table-cell>
          <table:table-cell table:style-name="ce6" office:value-type="string" calcext:value-type="string">
            <text:p>Lothlorien_Archers</text:p>
          </table:table-cell>
          <table:table-cell table:style-name="ce12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a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4|knows_power_strike_3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</text:p>
          </table:table-cell>
          <table:table-cell table:style-name="ce6" office:value-type="string" calcext:value-type="string">
            <text:p>Lothlorien_Veteran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a,</text:p>
          </table:table-cell>
          <table:table-cell table:style-name="ce18" office:value-type="string" calcext:value-type="string">
            <text:p>itm_lorien_armor_e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</text:p>
          </table:table-cell>
          <table:table-cell table:style-name="ce6" office:value-type="string" calcext:value-type="string">
            <text:p>Lothlorien_Master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20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</text:p>
          </table:table-cell>
          <table:table-cell table:style-name="ce6" office:value-type="string" calcext:value-type="string">
            <text:p>Galadhrim_Royal_Archers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c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round_shield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an</text:p>
          </table:table-cell>
          <table:table-cell table:style-name="ce6" office:value-type="string" calcext:value-type="string">
            <text:p>Galadhrim_Royal_Marksmen</text:p>
          </table:table-cell>
          <table:table-cell table:style-name="ce12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f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b,itm_lorien_shield_c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7|knows_shield_1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</text:p>
          </table:table-cell>
          <table:table-cell table:style-name="ce6" office:value-type="string" calcext:value-type="string">
            <text:p>Noldorin_Mounted_Archers</text:p>
          </table:table-cell>
          <table:table-cell table:style-name="ce12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c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20" office:value-type="string" calcext:value-type="string">
            <text:p>itm_lorien_bow_reward,itm_elven_arrows,</text:p>
          </table:table-cell>
          <table:table-cell table:style-name="ce18" office:value-type="string" calcext:value-type="string">
            <text:p>itm_lorien_sword_a,itm_lorien_round_shield,</text:p>
          </table:table-cell>
          <table:table-cell table:style-name="ce18" office:value-type="string" calcext:value-type="string">
            <text:p>itm_lorien_warhorse,</text:p>
          </table:table-cell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infantry</text:p>
          </table:table-cell>
          <table:table-cell table:number-columns-repeated="2" table:style-name="ce6" office:value-type="string" calcext:value-type="string">
            <text:p>Lothlorien_Infantry</text:p>
          </table:table-cell>
          <table:table-cell table:style-name="ce12" office:value-type="string" calcext:value-type="string">
            <text:p>tf_lorien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athletics_4|knows_power_draw_4|knows_power_strike_2|knows_ironflesh_3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infantry</text:p>
          </table:table-cell>
          <table:table-cell table:number-columns-repeated="2" table:style-name="ce6" office:value-type="string" calcext:value-type="string">
            <text:p>Lothlorien_Veteran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a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elite_infantry</text:p>
          </table:table-cell>
          <table:table-cell table:number-columns-repeated="2" table:style-name="ce6" office:value-type="string" calcext:value-type="string">
            <text:p>Lothlorien_Elite_Infantry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c,</text:p>
          </table:table-cell>
          <table:table-cell table:style-name="ce20" office:value-type="string" calcext:value-type="string">
            <text:p>itm_lorien_armor_b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3|knows_power_strike_5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an</text:p>
          </table:table-cell>
          <table:table-cell table:style-name="ce6" office:value-type="string" calcext:value-type="string">
            <text:p>Galadhrim_Royal_Swordsmen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sword_a,</text:p>
          </table:table-cell>
          <table:table-cell table:style-name="ce18" office:value-type="string" calcext:value-type="string">
            <text:p>itm_lorien_shield_b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5|knows_power_draw_6|knows_power_strike_8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</text:p>
          </table:table-cell>
          <table:table-cell table:style-name="ce6" office:value-type="string" calcext:value-type="string">
            <text:p>Lothlorie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e,</text:p>
          </table:table-cell>
          <table:table-cell table:style-name="ce20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</text:p>
          </table:table-cell>
          <table:table-cell table:style-name="ce6" office:value-type="string" calcext:value-type="string">
            <text:p>Lothlorien_Veteran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20" office:value-type="string" calcext:value-type="string">
            <text:p>itm_lorien_helm_b,</text:p>
          </table:table-cell>
          <table:table-cell table:style-name="ce20" office:value-type="string" calcext:value-type="string">
            <text:p>itm_lorien_armor_e,</text:p>
          </table:table-cell>
          <table:table-cell table:style-name="ce18"/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elven_bow,itm_elven_arrows,</text:p>
          </table:table-cell>
          <table:table-cell table:style-name="ce20" office:value-type="string" calcext:value-type="string">
            <text:p>itm_lorien_sword_c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5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</text:p>
          </table:table-cell>
          <table:table-cell table:style-name="ce6" office:value-type="string" calcext:value-type="string">
            <text:p>Galadhrim_Royal_Wardens</text:p>
          </table:table-cell>
          <table:table-cell table:style-name="ce12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b,</text:p>
          </table:table-cell>
          <table:table-cell table:style-name="ce18" office:value-type="string" calcext:value-type="string">
            <text:p>itm_lorien_armor_d,</text:p>
          </table:table-cell>
          <table:table-cell table:style-name="ce18"/>
          <table:table-cell table:style-name="ce18" office:value-type="string" calcext:value-type="string">
            <text:p>itm_lorien_boots,</text:p>
          </table:table-cell>
          <table:table-cell table:style-name="ce18" office:value-type="string" calcext:value-type="string">
            <text:p>itm_lorien_bow,itm_elven_arrows,</text:p>
          </table:table-cell>
          <table:table-cell table:style-name="ce18" office:value-type="string" calcext:value-type="string">
            <text:p>itm_lorien_sword_c,itm_lorien_shield_c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6|knows_power_strike_4|knows_ironflesh_4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</text:p>
          </table:table-cell>
          <table:table-cell table:style-name="ce6" office:value-type="string" calcext:value-type="string">
            <text:p>Lothlorien_Standard_Bearers</text:p>
          </table:table-cell>
          <table:table-cell table:style-name="ce12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lorien</text:p>
          </table:table-cell>
          <table:table-cell table:style-name="ce18" office:value-type="string" calcext:value-type="string">
            <text:p>itm_lorien_helm_c,</text:p>
          </table:table-cell>
          <table:table-cell table:style-name="ce18" office:value-type="string" calcext:value-type="string">
            <text:p>itm_lorien_armor_f,</text:p>
          </table:table-cell>
          <table:table-cell table:style-name="ce20" office:value-type="string" calcext:value-type="string">
            <text:p>itm_mail_mittens,</text:p>
          </table:table-cell>
          <table:table-cell table:style-name="ce20" office:value-type="string" calcext:value-type="string">
            <text:p>itm_lorien_boots,</text:p>
          </table:table-cell>
          <table:table-cell table:style-name="ce20" office:value-type="string" calcext:value-type="string">
            <text:p>itm_lorien_banner,</text:p>
          </table:table-cell>
          <table:table-cell table:style-name="ce20"/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3|knows_power_draw_3|knows_power_strike_7|knows_ironflesh_10</text:p>
          </table:table-cell>
          <table:table-cell table:style-name="ce33" office:value-type="string" calcext:value-type="string">
            <text:p>lorien_elf_face_1</text:p>
          </table:table-cell>
          <table:table-cell table:style-name="ce33" office:value-type="string" calcext:value-type="string">
            <text:p>lorien_elf_face_2</text:p>
          </table:table-cell>
          <table:table-cell table:style-name="ce35"/>
          <table:table-cell table:style-name="ce7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3">
          <table:table-cell table:number-columns-repeated="5"/>
          <table:table-cell table:style-name="ce7"/>
          <table:table-cell table:number-columns-repeated="1018"/>
        </table:table-row>
        <table:table-row table:style-name="ro3">
          <table:table-cell table:style-name="ce5" office:value-type="string" calcext:value-type="string">
            <text:p>Mirkwood</text:p>
          </table:table-cell>
          <table:table-cell table:style-name="ce7"/>
          <table:table-cell/>
          <table:table-cell table:style-name="ce7" table:number-columns-repeated="17"/>
          <table:table-cell table:style-name="ce7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</text:p>
          </table:table-cell>
          <table:table-cell table:style-name="ce6" office:value-type="string" calcext:value-type="string">
            <text:p>Greenwood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short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1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</text:p>
          </table:table-cell>
          <table:table-cell table:style-name="ce6" office:value-type="string" calcext:value-type="string">
            <text:p>Greenwood_Veteran_Scouts</text:p>
          </table:table-cell>
          <table:table-cell table:style-name="ce12" office:value-type="string" calcext:value-type="string">
            <text:p>tf_woodelf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regular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4|knows_power_draw_4|knows_power_strike_2|knows_ironflesh_1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Bowman</text:p>
          </table:table-cell>
          <table:table-cell table:style-name="ce6" office:value-type="string" calcext:value-type="string">
            <text:p>Greenwood_Bowmen</text:p>
          </table:table-cell>
          <table:table-cell table:style-name="ce12" office:value-type="string" calcext:value-type="string">
            <text:p>tf_woodelf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5|knows_power_draw_5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Archer</text:p>
          </table:table-cell>
          <table:table-cell table:style-name="ce6" office:value-type="string" calcext:value-type="string">
            <text:p>Greenwood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6|knows_power_draw_5|knows_power_strike_3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master_archer</text:p>
          </table:table-cell>
          <table:table-cell table:style-name="ce6" office:value-type="string" calcext:value-type="string">
            <text:p>Greenwood_Veteran_Archer</text:p>
          </table:table-cell>
          <table:table-cell table:style-name="ce6" office:value-type="string" calcext:value-type="string">
            <text:p>Greenwood_Veteran_Archer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d,</text:p>
          </table:table-cell>
          <table:table-cell table:style-name="ce20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marksman</text:p>
          </table:table-cell>
          <table:table-cell table:style-name="ce6" office:value-type="string" calcext:value-type="string">
            <text:p>Thranduil's_Royal_Marksman</text:p>
          </table:table-cell>
          <table:table-cell table:style-name="ce6" office:value-type="string" calcext:value-type="string">
            <text:p>Thranduil's_Royal_Marksmen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20" office:value-type="string" calcext:value-type="string">
            <text:p>itm_mirkwood_armor_e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20" office:value-type="string" calcext:value-type="string">
            <text:p>itm_mirkwood_knife,</text:p>
          </table:table-cell>
          <table:table-cell table:style-name="ce20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</text:p>
          </table:table-cell>
          <table:table-cell table:style-name="ce6" office:value-type="string" calcext:value-type="string">
            <text:p>Greenwood_Sentinels</text:p>
          </table:table-cell>
          <table:table-cell table:style-name="ce12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/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18" office:value-type="string" calcext:value-type="string">
            <text:p>itm_mirkwood_boots,</text:p>
          </table:table-cell>
          <table:table-cell table:style-name="ce20" office:value-type="string" calcext:value-type="string">
            <text:p>itm_elven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_sentinel</text:p>
          </table:table-cell>
          <table:table-cell table:style-name="ce6" office:value-type="string" calcext:value-type="string">
            <text:p>Greenwood_Veteran_Sentinel</text:p>
          </table:table-cell>
          <table:table-cell table:style-name="ce6" office:value-type="string" calcext:value-type="string">
            <text:p>Greenwood_Veteran_Sentinels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a,</text:p>
          </table:table-cell>
          <table:table-cell table:style-name="ce18" office:value-type="string" calcext:value-type="string">
            <text:p>itm_mirkwood_armor_a,</text:p>
          </table:table-cell>
          <table:table-cell table:style-name="ce18"/>
          <table:table-cell table:style-name="ce20" office:value-type="string" calcext:value-type="string">
            <text:p>itm_mirkwood_boots,</text:p>
          </table:table-cell>
          <table:table-cell table:style-name="ce18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rkwood_guardsman</text:p>
          </table:table-cell>
          <table:table-cell table:style-name="ce6" office:value-type="string" calcext:value-type="string">
            <text:p>Greenwood_Guardsman</text:p>
          </table:table-cell>
          <table:table-cell table:style-name="ce6" office:value-type="string" calcext:value-type="string">
            <text:p>Greenwood_Guardsmen</text:p>
          </table:table-cell>
          <table:table-cell table:style-name="ce12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d,</text:p>
          </table:table-cell>
          <table:table-cell table:style-name="ce18" office:value-type="string" calcext:value-type="string">
            <text:p>itm_mirkwood_armor_a,</text:p>
          </table:table-cell>
          <table:table-cell table:style-name="ce20"/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bow,itm_woodelf_arrows,</text:p>
          </table:table-cell>
          <table:table-cell table:style-name="ce18" office:value-type="string" calcext:value-type="string">
            <text:p>itm_mirkwood_sword,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8|knows_power_draw_7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pearman</text:p>
          </table:table-cell>
          <table:table-cell table:number-columns-repeated="2" table:style-name="ce6" office:value-type="string" calcext:value-type="string">
            <text:p>Greenwood_Infantry</text:p>
          </table:table-cell>
          <table:table-cell table:style-name="ce12" office:value-type="string" calcext:value-type="string">
            <text:p>tf_woodelf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20" office:value-type="string" calcext:value-type="string">
            <text:p>itm_mirkwood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boots,</text:p>
          </table:table-cell>
          <table:table-cell table:style-name="ce20" office:value-type="string" calcext:value-type="string">
            <text:p>itm_mirkwood_war_spear,itm_mirkwood_short_spear,itm_mirkwood_sword,</text:p>
          </table:table-cell>
          <table:table-cell table:style-name="ce20" office:value-type="string" calcext:value-type="string">
            <text:p>itm_mirkwood_spear_shield_a,</text:p>
          </table:table-cell>
          <table:table-cell table:style-name="ce20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5|knows_power_draw_3|knows_power_strike_3|knows_ironflesh_3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veteran_spearman</text:p>
          </table:table-cell>
          <table:table-cell table:number-columns-repeated="2" table:style-name="ce6" office:value-type="string" calcext:value-type="string">
            <text:p>Greenwood_Veteran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light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war_spear,itm_mirkwood_sword,</text:p>
          </table:table-cell>
          <table:table-cell table:style-name="ce18" office:value-type="string" calcext:value-type="string">
            <text:p>itm_mirkwood_spea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3|knows_power_strike_4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royal_spearman</text:p>
          </table:table-cell>
          <table:table-cell table:number-columns-repeated="2" table:style-name="ce6" office:value-type="string" calcext:value-type="string">
            <text:p>Greenwood_Elite_Infantry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18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18" office:value-type="string" calcext:value-type="string">
            <text:p>itm_mirkwood_war_spear,</text:p>
          </table:table-cell>
          <table:table-cell table:style-name="ce18" office:value-type="string" calcext:value-type="string">
            <text:p>itm_mirkwood_spear_shield_b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7|knows_power_draw_3|knows_power_strike_5|knows_ironflesh_5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royal_swordsman</text:p>
          </table:table-cell>
          <table:table-cell table:style-name="ce6" office:value-type="string" calcext:value-type="string">
            <text:p>Thranduil's_Royal_Swordsman</text:p>
          </table:table-cell>
          <table:table-cell table:style-name="ce6" office:value-type="string" calcext:value-type="string">
            <text:p>Thranduil's_Royal_Swords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b,</text:p>
          </table:table-cell>
          <table:table-cell table:style-name="ce18" office:value-type="string" calcext:value-type="string">
            <text:p>itm_mirkwoo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sword,</text:p>
          </table:table-cell>
          <table:table-cell table:style-name="ce18" office:value-type="string" calcext:value-type="string">
            <text:p>itm_mirkwood_spear_shield_c,</text:p>
          </table:table-cell>
          <table:table-cell table:style-name="ce20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6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randuils_spearman</text:p>
          </table:table-cell>
          <table:table-cell table:style-name="ce6" office:value-type="string" calcext:value-type="string">
            <text:p>Thranduil's_Royal_Spearman</text:p>
          </table:table-cell>
          <table:table-cell table:style-name="ce6" office:value-type="string" calcext:value-type="string">
            <text:p>Thranduil's_Royal_Spearmen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c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mirkwood_great_spea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melee(500)</text:p>
          </table:table-cell>
          <table:table-cell table:style-name="ce30" office:value-type="string" calcext:value-type="string">
            <text:p>knows_common|knows_athletics_8|knows_power_draw_7|knows_power_strike_7|knows_ironflesh_4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</text:p>
          </table:table-cell>
          <table:table-cell table:style-name="ce6" office:value-type="string" calcext:value-type="string">
            <text:p>Greenwood_Standard_Bearers</text:p>
          </table:table-cell>
          <table:table-cell table:style-name="ce12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woodelf</text:p>
          </table:table-cell>
          <table:table-cell table:style-name="ce20" office:value-type="string" calcext:value-type="string">
            <text:p>itm_mirkwood_helm_a,</text:p>
          </table:table-cell>
          <table:table-cell table:style-name="ce20" office:value-type="string" calcext:value-type="string">
            <text:p>itm_mirkwood_armor_c,</text:p>
          </table:table-cell>
          <table:table-cell table:style-name="ce18"/>
          <table:table-cell table:style-name="ce20" office:value-type="string" calcext:value-type="string">
            <text:p>itm_mirkwood_leather_greaves,</text:p>
          </table:table-cell>
          <table:table-cell table:style-name="ce20" office:value-type="string" calcext:value-type="string">
            <text:p>itm_woodelf_banner,</text:p>
          </table:table-cell>
          <table:table-cell table:style-name="ce20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4|knows_power_draw_6|knows_power_strike_4|knows_ironflesh_10</text:p>
          </table:table-cell>
          <table:table-cell table:style-name="ce33" office:value-type="string" calcext:value-type="string">
            <text:p>mirkwood_elf_face_1</text:p>
          </table:table-cell>
          <table:table-cell table:style-name="ce33" office:value-type="string" calcext:value-type="string">
            <text:p>mirkwood_elf_face_2</text:p>
          </table:table-cell>
          <table:table-cell table:style-name="ce35"/>
          <table:table-cell table:style-name="ce7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ivendell</text:p>
          </table:table-cell>
          <table:table-cell table:style-name="ce7" table:number-columns-repeated="19"/>
          <table:table-cell table:style-name="ce7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</text:p>
          </table:table-cell>
          <table:table-cell table:style-name="ce6" office:value-type="string" calcext:value-type="string">
            <text:p>Rivendell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/>
          <table:table-cell table:style-name="ce20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short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power_draw_3|knows_power_strike_2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</text:p>
          </table:table-cell>
          <table:table-cell table:style-name="ce6" office:value-type="string" calcext:value-type="string">
            <text:p>Rivendell_Veteran_Scouts</text:p>
          </table:table-cell>
          <table:table-cell table:style-name="ce12" office:value-type="string" calcext:value-type="string">
            <text:p>tf_imladris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riv_armor_light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elven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bow_2</text:p>
          </table:table-cell>
          <table:table-cell table:style-name="ce30" office:value-type="string" calcext:value-type="string">
            <text:p>knows_common|knows_athletics_2|knows_power_strike_2|knows_power_draw_3|knows_power_strike_4|knows_ironflesh_1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</text:p>
          </table:table-cell>
          <table:table-cell table:style-name="ce6" office:value-type="string" calcext:value-type="string">
            <text:p>Rivendell_Sentinels</text:p>
          </table:table-cell>
          <table:table-cell table:style-name="ce12" office:value-type="string" calcext:value-type="string">
            <text:p>tf_imladris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26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bow_3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</text:p>
          </table:table-cell>
          <table:table-cell table:style-name="ce6" office:value-type="string" calcext:value-type="string">
            <text:p>Rivendell_Veteran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a,</text:p>
          </table:table-cell>
          <table:table-cell table:style-name="ce18" office:value-type="string" calcext:value-type="string">
            <text:p>itm_riv_armor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archer_sword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bow_4</text:p>
          </table:table-cell>
          <table:table-cell table:style-name="ce30" office:value-type="string" calcext:value-type="string">
            <text:p>knows_common|knows_athletics_5|knows_power_draw_4|knows_power_strike_3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</text:p>
          </table:table-cell>
          <table:table-cell table:style-name="ce6" office:value-type="string" calcext:value-type="string">
            <text:p>Rivendell_Elite_Sentinel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/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20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bow_5</text:p>
          </table:table-cell>
          <table:table-cell table:style-name="ce30" office:value-type="string" calcext:value-type="string">
            <text:p>knows_common|knows_athletics_5|knows_power_draw_5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</text:p>
          </table:table-cell>
          <table:table-cell table:style-name="ce6" office:value-type="string" calcext:value-type="string">
            <text:p>Rivendell_Guardians</text:p>
          </table:table-cell>
          <table:table-cell table:style-name="ce12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m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riv_bow,itm_elven_arrows,</text:p>
          </table:table-cell>
          <table:table-cell table:style-name="ce18" office:value-type="string" calcext:value-type="string">
            <text:p>itm_riv_1h_sword,itm_riv_shield_a,</text:p>
          </table:table-cell>
          <table:table-cell table:style-name="ce18"/>
          <table:table-cell table:style-name="ce30" office:value-type="string" calcext:value-type="string">
            <text:p>attr_elf_tier_6</text:p>
          </table:table-cell>
          <table:table-cell table:style-name="ce30" office:value-type="string" calcext:value-type="string">
            <text:p>wp_elf_tier_bow_6</text:p>
          </table:table-cell>
          <table:table-cell table:style-name="ce30" office:value-type="string" calcext:value-type="string">
            <text:p>knows_common|knows_athletics_5|knows_power_draw_6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infantry</text:p>
          </table:table-cell>
          <table:table-cell table:number-columns-repeated="2" table:style-name="ce6" office:value-type="string" calcext:value-type="string">
            <text:p>Rivendell_Infantry</text:p>
          </table:table-cell>
          <table:table-cell table:style-name="ce12" office:value-type="string" calcext:value-type="string">
            <text:p>tf_imladri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a,</text:p>
          </table:table-cell>
          <table:table-cell table:style-name="ce20" office:value-type="string" calcext:value-type="string">
            <text:p>itm_riv_armor_light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4|knows_power_draw_4|knows_power_strike_3|knows_ironflesh_3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veteran_infantry</text:p>
          </table:table-cell>
          <table:table-cell table:number-columns-repeated="2" table:style-name="ce6" office:value-type="string" calcext:value-type="string">
            <text:p>Rivendell_Veteran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b,</text:p>
          </table:table-cell>
          <table:table-cell table:style-name="ce18" office:value-type="string" calcext:value-type="string">
            <text:p>itm_riv_armor_light_in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5|knows_power_draw_4|knows_power_strike_4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elite_infantry</text:p>
          </table:table-cell>
          <table:table-cell table:number-columns-repeated="2" table:style-name="ce6" office:value-type="string" calcext:value-type="string">
            <text:p>Rivendell_Elite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0" office:value-type="string" calcext:value-type="string">
            <text:p>itm_riv_helm_c,</text:p>
          </table:table-cell>
          <table:table-cell table:style-name="ce18" office:value-type="string" calcext:value-type="string">
            <text:p>itm_riv_armor_me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6" office:value-type="string" calcext:value-type="string">
            <text:p>itm_riv_spear,itm_riv_1h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5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royal_infantry</text:p>
          </table:table-cell>
          <table:table-cell table:number-columns-repeated="2" table:style-name="ce6" office:value-type="string" calcext:value-type="string">
            <text:p>Rivendell_Royal_Infantry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iv_boots,</text:p>
          </table:table-cell>
          <table:table-cell table:style-name="ce18" office:value-type="string" calcext:value-type="string">
            <text:p>itm_riv_spear,itm_riv_1h_sword,itm_riv_bas_sword,</text:p>
          </table:table-cell>
          <table:table-cell table:style-name="ce18" office:value-type="string" calcext:value-type="string">
            <text:p>itm_riv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5|knows_power_draw_6|knows_power_strike_7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cavalry</text:p>
          </table:table-cell>
          <table:table-cell table:number-columns-repeated="2" table:style-name="ce6" office:value-type="string" calcext:value-type="string">
            <text:p>Rivendell_Cavalry</text:p>
          </table:table-cell>
          <table:table-cell table:style-name="ce12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iv_boots,</text:p>
          </table:table-cell>
          <table:table-cell table:style-name="ce20" office:value-type="string" calcext:value-type="string">
            <text:p>itm_riv_spear,itm_riv_1h_sword,itm_riv_riding_sword,itm_riv_bas_sword,</text:p>
          </table:table-cell>
          <table:table-cell table:style-name="ce20" office:value-type="string" calcext:value-type="string">
            <text:p>itm_riv_shield_b,</text:p>
          </table:table-cell>
          <table:table-cell table:style-name="ce18" office:value-type="string" calcext:value-type="string">
            <text:p>itm_riv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5|knows_athletics_5|knows_power_draw_5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_of_Rivendell</text:p>
          </table:table-cell>
          <table:table-cell table:style-name="ce6" office:value-type="string" calcext:value-type="string">
            <text:p>Knights_of_Rivendell</text:p>
          </table:table-cell>
          <table:table-cell table:style-name="ce12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_archer,</text:p>
          </table:table-cell>
          <table:table-cell table:style-name="ce18"/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strong_bow,itm_elven_arrows,</text:p>
          </table:table-cell>
          <table:table-cell table:style-name="ce18" office:value-type="string" calcext:value-type="string">
            <text:p>itm_riv_1h_sword,itm_riv_bas_sword,itm_riv_shield_b,itm_riv_spear,itm_riv_riding_sword,</text:p>
          </table:table-cell>
          <table:table-cell table:style-name="ce18" office:value-type="string" calcext:value-type="string">
            <text:p>itm_riv_warhorse2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</text:p>
          </table:table-cell>
          <table:table-cell table:style-name="ce6" office:value-type="string" calcext:value-type="string">
            <text:p>Rivendell_Standard_Bearers</text:p>
          </table:table-cell>
          <table:table-cell table:style-name="ce12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riv_helm_c,</text:p>
          </table:table-cell>
          <table:table-cell table:style-name="ce18" office:value-type="string" calcext:value-type="string">
            <text:p>itm_riv_armor_heavy,</text:p>
          </table:table-cell>
          <table:table-cell table:style-name="ce18" office:value-type="string" calcext:value-type="string">
            <text:p>itm_mail_mittens,</text:p>
          </table:table-cell>
          <table:table-cell table:style-name="ce20" office:value-type="string" calcext:value-type="string">
            <text:p>itm_riv_boots,</text:p>
          </table:table-cell>
          <table:table-cell table:style-name="ce18" office:value-type="string" calcext:value-type="string">
            <text:p>itm_imladris_banner,</text:p>
          </table:table-cell>
          <table:table-cell table:style-name="ce18" table:number-columns-repeated="2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3|knows_power_draw_6|knows_power_strike_6|knows_ironflesh_10</text:p>
          </table:table-cell>
          <table:table-cell table:style-name="ce33" office:value-type="string" calcext:value-type="string">
            <text:p>rivendell_elf_face_1</text:p>
          </table:table-cell>
          <table:table-cell table:style-name="ce33" office:value-type="string" calcext:value-type="string">
            <text:p>rivendell_elf_face_2</text:p>
          </table:table-cell>
          <table:table-cell table:style-name="ce35"/>
          <table:table-cell table:style-name="ce7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Dunedain #Arnor</text:p>
          </table:table-cell>
          <table:table-cell table:style-name="ce7" table:number-columns-repeated="19"/>
          <table:table-cell table:style-name="ce7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</text:p>
          </table:table-cell>
          <table:table-cell table:style-name="ce6" office:value-type="string" calcext:value-type="string">
            <text:p>Dunedain_Scout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22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short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1</text:p>
          </table:table-cell>
          <table:table-cell table:style-name="ce30" office:value-type="string" calcext:value-type="string">
            <text:p>wp_elf_tier_1</text:p>
          </table:table-cell>
          <table:table-cell table:style-name="ce30" office:value-type="string" calcext:value-type="string">
            <text:p>knows_common|knows_power_draw_3|knows_power_strike_1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trained_scout</text:p>
          </table:table-cell>
          <table:table-cell table:style-name="ce6" office:value-type="string" calcext:value-type="string">
            <text:p>Dunedain_Tracker</text:p>
          </table:table-cell>
          <table:table-cell table:style-name="ce6" office:value-type="string" calcext:value-type="string">
            <text:p>Dunedain_Trackers</text:p>
          </table:table-cell>
          <table:table-cell table:style-name="ce12" office:value-type="string" calcext:value-type="string">
            <text:p>tf_dunedai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/>
          <table:table-cell table:style-name="ce18" office:value-type="string" calcext:value-type="string">
            <text:p>itm_arnor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regular_bow,itm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2</text:p>
          </table:table-cell>
          <table:table-cell table:style-name="ce30" office:value-type="string" calcext:value-type="string">
            <text:p>wp_elf_tier_2</text:p>
          </table:table-cell>
          <table:table-cell table:style-name="ce30" office:value-type="string" calcext:value-type="string">
            <text:p>knows_common|knows_athletics_2|knows_power_draw_3|knows_power_strike_4|knows_ironflesh_1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an_at_Arms</text:p>
          </table:table-cell>
          <table:table-cell table:style-name="ce6" office:value-type="string" calcext:value-type="string">
            <text:p>Arnor_Men_at_Arms</text:p>
          </table:table-cell>
          <table:table-cell table:style-name="ce12" office:value-type="string" calcext:value-type="string">
            <text:p>tf_dunedai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c,</text:p>
          </table:table-cell>
          <table:table-cell table:style-name="ce18" office:value-type="string" calcext:value-type="string">
            <text:p>itm_arnor_armor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4|knows_power_draw_4|knows_power_strike_5|knows_ironflesh_3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_at_Arms</text:p>
          </table:table-cell>
          <table:table-cell table:style-name="ce6" office:value-type="string" calcext:value-type="string">
            <text:p>Arnor_Masters_at_Arms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5|knows_power_draw_5|knows_power_strike_6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armor_f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an_of_Arnor</text:p>
          </table:table-cell>
          <table:table-cell table:style-name="ce6" office:value-type="string" calcext:value-type="string">
            <text:p>High_Swordsmen_of_Arnor</text:p>
          </table:table-cell>
          <table:table-cell table:style-name="ce12" office:value-type="string" calcext:value-type="string">
            <text:p>tf_dunedai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c,</text:p>
          </table:table-cell>
          <table:table-cell table:style-name="ce18" office:value-type="string" calcext:value-type="string">
            <text:p>itm_arnor_shield_a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2" office:value-type="string" calcext:value-type="string">
            <text:p>knows_common|knows_athletics_5|knows_power_draw_5|knows_power_strike_7|knows_ironflesh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nor_horsemen</text:p>
          </table:table-cell>
          <table:table-cell table:style-name="ce6" office:value-type="string" calcext:value-type="string">
            <text:p>Arnor_Horseman</text:p>
          </table:table-cell>
          <table:table-cell table:style-name="ce6" office:value-type="string" calcext:value-type="string">
            <text:p>Arnor_Horsemen</text:p>
          </table:table-cell>
          <table:table-cell table:style-name="ce12" office:value-type="string" calcext:value-type="string">
            <text:p>tf_dunedain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arnor_helm_b,</text:p>
          </table:table-cell>
          <table:table-cell table:style-name="ce18" office:value-type="string" calcext:value-type="string">
            <text:p>itm_arnor_armor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arnor_sword_a,</text:p>
          </table:table-cell>
          <table:table-cell table:style-name="ce18" office:value-type="string" calcext:value-type="string">
            <text:p>itm_arnor_shield_c,</text:p>
          </table:table-cell>
          <table:table-cell table:style-name="ce18" office:value-type="string" calcext:value-type="string">
            <text:p>itm_dunedain_warhorse,</text:p>
          </table:table-cell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riding_4|knows_athletics_4|knows_power_draw_3|knows_power_strike_6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_of_Arnor</text:p>
          </table:table-cell>
          <table:table-cell table:style-name="ce6" office:value-type="string" calcext:value-type="string">
            <text:p>Knights_of_Arnor</text:p>
          </table:table-cell>
          <table:table-cell table:style-name="ce12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b,</text:p>
          </table:table-cell>
          <table:table-cell table:style-name="ce18" office:value-type="string" calcext:value-type="string">
            <text:p>itm_arnor_armor_f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arnor_greaves,</text:p>
          </table:table-cell>
          <table:table-cell table:style-name="ce18" office:value-type="string" calcext:value-type="string">
            <text:p>itm_lance,</text:p>
          </table:table-cell>
          <table:table-cell table:style-name="ce28" office:value-type="string" calcext:value-type="string">
            <text:p>itm_arnor_sword_c,itm_arnor_shield_c,</text:p>
          </table:table-cell>
          <table:table-cell table:style-name="ce18" office:value-type="string" calcext:value-type="string">
            <text:p>itm_arnor_warhorse,</text:p>
          </table:table-cell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riding_5|knows_athletics_5|knows_power_strike_7|knows_ironflesh_5|knows_power_draw_6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</text:p>
          </table:table-cell>
          <table:table-cell table:style-name="ce6" office:value-type="string" calcext:value-type="string">
            <text:p>Dunedai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3</text:p>
          </table:table-cell>
          <table:table-cell table:style-name="ce30" office:value-type="string" calcext:value-type="string">
            <text:p>wp_elf_tier_3</text:p>
          </table:table-cell>
          <table:table-cell table:style-name="ce30" office:value-type="string" calcext:value-type="string">
            <text:p>knows_common|knows_athletics_6|knows_power_draw_4|knows_power_strike_4|knows_ironflesh_4</text:p>
          </table:table-cell>
          <table:table-cell table:style-name="ce33" office:value-type="string" calcext:value-type="string">
            <text:p>arnor_face_middle_1</text:p>
          </table:table-cell>
          <table:table-cell table:style-name="ce33" office:value-type="string" calcext:value-type="string">
            <text:p>arnor_face_middle_2</text:p>
          </table:table-cell>
          <table:table-cell table:style-name="ce35"/>
          <table:table-cell table:style-name="ce7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arnor_splinted,itm_elven_bow,itm_ithilien_arrows,itm_arnor_sword_f,],attr_elf_tier_3,wp_elf_tier_3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</text:p>
          </table:table-cell>
          <table:table-cell table:style-name="ce6" office:value-type="string" calcext:value-type="string">
            <text:p>Dunedain_Veteran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4</text:p>
          </table:table-cell>
          <table:table-cell table:style-name="ce30" office:value-type="string" calcext:value-type="string">
            <text:p>wp_elf_tier_4</text:p>
          </table:table-cell>
          <table:table-cell table:style-name="ce30" office:value-type="string" calcext:value-type="string">
            <text:p>knows_common|knows_athletics_6|knows_power_draw_5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arnor_splinted,itm_elven_bow,itm_ithilien_arrows,itm_arnor_sword_f,],attr_elf_tier_4,wp_elf_tier_4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</text:p>
          </table:table-cell>
          <table:table-cell table:style-name="ce6" office:value-type="string" calcext:value-type="string">
            <text:p>Dunedain_Master_Rangers</text:p>
          </table:table-cell>
          <table:table-cell table:style-name="ce12" office:value-type="string" calcext:value-type="string">
            <text:p>tf_dunedain| tfg_ranged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mladris</text:p>
          </table:table-cell>
          <table:table-cell table:style-name="ce18" office:value-type="string" calcext:value-type="string">
            <text:p>itm_dunedain_helm_a,</text:p>
          </table:table-cell>
          <table:table-cell table:style-name="ce18" office:value-type="string" calcext:value-type="string">
            <text:p>itm_arnor_armor_d,</text:p>
          </table:table-cell>
          <table:table-cell table:style-name="ce18"/>
          <table:table-cell table:style-name="ce18" office:value-type="string" calcext:value-type="string">
            <text:p>itm_arnor_splinted,</text:p>
          </table:table-cell>
          <table:table-cell table:style-name="ce18" office:value-type="string" calcext:value-type="string">
            <text:p>itm_elven_bow,itm_ithilien_arrows,</text:p>
          </table:table-cell>
          <table:table-cell table:style-name="ce18" office:value-type="string" calcext:value-type="string">
            <text:p>itm_arnor_sword_f,</text:p>
          </table:table-cell>
          <table:table-cell table:style-name="ce18"/>
          <table:table-cell table:style-name="ce30" office:value-type="string" calcext:value-type="string">
            <text:p>attr_elf_tier_5</text:p>
          </table:table-cell>
          <table:table-cell table:style-name="ce30" office:value-type="string" calcext:value-type="string">
            <text:p>wp_elf_tier_5</text:p>
          </table:table-cell>
          <table:table-cell table:style-name="ce30" office:value-type="string" calcext:value-type="string">
            <text:p>knows_common|knows_athletics_7|knows_power_draw_6|knows_power_strike_4|knows_ironflesh_4</text:p>
          </table:table-cell>
          <table:table-cell table:style-name="ce33" office:value-type="string" calcext:value-type="string">
            <text:p>arnor_face_older_1</text:p>
          </table:table-cell>
          <table:table-cell table:style-name="ce33" office:value-type="string" calcext:value-type="string">
            <text:p>arnor_face_older_2</text:p>
          </table:table-cell>
          <table:table-cell table:style-name="ce35"/>
          <table:table-cell table:style-name="ce7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arnor_splinted,itm_elven_bow,itm_ithilien_arrows,itm_arnor_sword_f,],attr_elf_tier_5,wp_elf_tier_5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ROHAN</text:p>
          </table:table-cell>
          <table:table-cell table:style-name="ce7" table:number-columns-repeated="20"/>
          <table:table-cell table:number-columns-repeated="1003"/>
        </table:table-row>
        <table:table-row table:style-name="ro3"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</text:p>
          </table:table-cell>
          <table:table-cell table:style-name="ce6" office:value-type="string" calcext:value-type="string">
            <text:p>Rohan_Youths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22"/>
          <table:table-cell table:style-name="ce18" office:value-type="string" calcext:value-type="string">
            <text:p>itm_rohan_armor_a,itm_rohan_armor_b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rohirrim_short_axe,itm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</text:p>
          </table:table-cell>
          <table:table-cell table:style-name="ce33" office:value-type="string" calcext:value-type="string">
            <text:p>rohan_face_younger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rohan_youth&quot;,&quot;Rohan_Youth&quot;,&quot;Rohan_Youths&quot;,tf_rohan| tfg_armor| tfg_boots,0,0,fac_rohan,[itm_rohan_armor_a,itm_rohan_armor_b,itm_rohan_shoes,itm_rohirrim_short_axe,itm_spear,itm_metal_scraps_bad,itm_metal_scraps_medium,itm_metal_scraps_good,],attr_tier_1,wp_tier_1,knows_common,rohan_face_younger_1,rohan_face_middle_2]," calcext:value-type="string">
            <text:p>["rohan_youth","Rohan_Youth","Rohan_Youths",tf_rohan| tfg_armor| tfg_boots,0,0,fac_rohan,[itm_rohan_armor_a,itm_rohan_armor_b,itm_rohan_shoes,itm_rohirrim_short_axe,itm_spear,itm_metal_scraps_bad,itm_metal_scraps_medium,itm_metal_scraps_good,],attr_tier_1,wp_tier_1,knows_common,rohan_face_younger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an_of_Rohan</text:p>
          </table:table-cell>
          <table:table-cell table:style-name="ce6" office:value-type="string" calcext:value-type="string">
            <text:p>Guardsmen_of_Rohan</text:p>
          </table:table-cell>
          <table:table-cell table:style-name="ce12" office:value-type="string" calcext:value-type="string">
            <text:p>tf_roh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itm_good_mace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guardsman_of_rohan&quot;,&quot;Guardsman_of_Rohan&quot;,&quot;Guardsmen_of_Rohan&quot;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" calcext:value-type="string">
            <text:p>["guardsman_of_rohan","Guardsman_of_Rohan","Guardsmen_of_Rohan",tf_rohan| tfg_armor| tfg_boots,0,0,fac_rohan,[itm_rohan_light_helmet_a,itm_rohan_light_helmet_b,itm_rohan_armor_g,itm_rohan_armor_h,itm_rohan_armor_i,itm_rohan_shoe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an_of_Rohan</text:p>
          </table:table-cell>
          <table:table-cell table:style-name="ce6" office:value-type="string" calcext:value-type="string">
            <text:p>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b,itm_rohan_inf_helmet_a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footman_of_rohan&quot;,&quot;Footman_of_Rohan&quot;,&quot;Footmen_of_Rohan&quot;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footman_of_rohan","Footman_of_Rohan","Footmen_of_Rohan",tf_rohan| tfg_shield| tfg_armor| tfg_helm| tfg_boots,0,0,fac_rohan,[itm_rohan_light_helmet_b,itm_rohan_inf_helmet_a,itm_rohan_armor_d,itm_rohan_armor_e,itm_rohan_armor_f,itm_rohan_light_greave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an_of_Rohan</text:p>
          </table:table-cell>
          <table:table-cell table:style-name="ce6" office:value-type="string" calcext:value-type="string">
            <text:p>Veteran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short_axe,itm_rohan_spear,itm_rohan_sword_c,</text:p>
          </table:table-cell>
          <table:table-cell table:style-name="ce18" office:value-type="string" calcext:value-type="string">
            <text:p>itm_heavy_throwing_spear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veteran_footman_of_rohan&quot;,&quot;Veteran_Footman_of_Rohan&quot;,&quot;Veteran_Footmen_of_Rohan&quot;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" calcext:value-type="string">
            <text:p>["veteran_footman_of_rohan","Veteran_Footman_of_Rohan","Veteran_Footmen_of_Rohan",tf_rohan| tfg_shield| tfg_armor| tfg_helm| tfg_boots,0,0,fac_rohan,[itm_rohan_inf_helmet_b,itm_rohan_armor_j,itm_rohan_armor_k,itm_rohan_armor_l,itm_rohan_light_greaves,itm_rohirrim_short_axe,itm_rohan_spear,itm_rohan_sword_c,itm_heavy_throwing_spear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an_of_Rohan</text:p>
          </table:table-cell>
          <table:table-cell table:style-name="ce6" office:value-type="string" calcext:value-type="string">
            <text:p>Elite_Foot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itm_rohan_spear,itm_rohan_sword_c,</text:p>
          </table:table-cell>
          <table:table-cell table:style-name="ce18" office:value-type="string" calcext:value-type="string">
            <text:p>itm_heavy_throwing_spear,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4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elite_footman_of_rohan&quot;,&quot;Elite_Footman_of_Rohan&quot;,&quot;Elite_Footmen_of_Rohan&quot;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" calcext:value-type="string">
            <text:p>["elite_footman_of_rohan","Elite_Footman_of_Rohan","Elite_Footmen_of_Rohan",tf_rohan| tfg_shield| tfg_armor| tfg_helm| tfg_boots,0,0,fac_rohan,[itm_rohan_inf_helmet_b,itm_rohan_armor_m,itm_rohan_armor_n,itm_rohan_armor_o,itm_rohirrim_war_greaves,itm_rohirrim_long_hafted_axe,itm_rohirrim_short_axe,itm_rohan_spear,itm_rohan_sword_c,itm_heavy_throwing_spear,itm_rohan_sword_c,itm_rohan_shield_d,itm_rohan_shield_e,itm_rohan_shield_f,],attr_tier_5,wp_tier_5,knows_common|knows_athletics_3|knows_shield_2|knows_power_throw_4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_of_Rohan</text:p>
          </table:table-cell>
          <table:table-cell table:style-name="ce6" office:value-type="string" calcext:value-type="string">
            <text:p>Folcwine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heavy_throwing_spear,itm_rohirrim_throwing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4|knows_shield_2|knows_power_throw_6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folcwine_guard_of_rohan&quot;,&quot;Folcwine_Guard_of_Rohan&quot;,&quot;Folcwine_Guards_of_Rohan&quot;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" calcext:value-type="string">
            <text:p>["folcwine_guard_of_rohan","Folcwine_Guard_of_Rohan","Folcwine_Guards_of_Rohan",tf_rohan| tfg_ranged| tfg_shield| tfg_armor| tfg_helm| tfg_boots,0,0,fac_rohan,[itm_rohan_inf_helmet_b,itm_rohan_armor_s,itm_rohirrim_war_greaves,itm_rohirrim_long_hafted_axe,itm_rohirrim_short_axe,itm_heavy_throwing_spear,itm_rohirrim_throwing_axe,itm_rohan_shield_d,itm_rohan_shield_e,itm_rohan_shield_f,],attr_tier_6,wp_tier_6,knows_common|knows_athletics_4|knows_shield_2|knows_power_throw_6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aider_of_rohan</text:p>
          </table:table-cell>
          <table:table-cell table:style-name="ce6" office:value-type="string" calcext:value-type="string">
            <text:p>Frealaf_Raider</text:p>
          </table:table-cell>
          <table:table-cell table:style-name="ce6" office:value-type="string" calcext:value-type="string">
            <text:p>Frealaf_Raiders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o,itm_rohan_armor_n,itm_rohan_armor_m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irrim_long_hafted_axe,itm_rohirrim_short_axe,</text:p>
          </table:table-cell>
          <table:table-cell table:style-name="ce18" office:value-type="string" calcext:value-type="string">
            <text:p>itm_rohirrim_throwing_axe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7|knows_shield_3|knows_power_throw_2|knows_power_strike_6|knows_ironflesh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raider_of_rohan&quot;,&quot;Frealaf_Raider&quot;,&quot;Frealaf_Raiders&quot;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" calcext:value-type="string">
            <text:p>["raider_of_rohan","Frealaf_Raider","Frealaf_Raiders",tf_rohan| tfg_ranged| tfg_shield| tfg_armor| tfg_helm| tfg_boots,0,0,fac_rohan,[itm_rohan_armor_o,itm_rohan_armor_n,itm_rohan_armor_m,itm_rohan_light_greaves,itm_rohirrim_long_hafted_axe,itm_rohirrim_short_axe,itm_rohirrim_throwing_axe,itm_rohan_shield_a,itm_rohan_shield_b,itm_rohan_shield_c,],attr_tier_6,wp_tier_6,knows_common|knows_athletics_7|knows_shield_3|knows_power_throw_2|knows_power_strike_6|knows_ironflesh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an_of_Rohan</text:p>
          </table:table-cell>
          <table:table-cell table:style-name="ce6" office:value-type="string" calcext:value-type="string">
            <text:p>Heavy_Swordsmen_of_Rohan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2h_sword,</text:p>
          </table:table-cell>
          <table:table-cell table:style-name="ce18" table:number-columns-repeated="2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heavy_swordsman_of_rohan&quot;,&quot;Heavy_Swordsman_of_Rohan&quot;,&quot;Heavy_Swordsmen_of_Rohan&quot;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" calcext:value-type="string">
            <text:p>["heavy_swordsman_of_rohan","Heavy_Swordsman_of_Rohan","Heavy_Swordsmen_of_Rohan",tf_rohan| tfg_shield| tfg_armor| tfg_helm| tfg_boots,0,0,fac_rohan,[itm_rohan_inf_helmet_b,itm_rohan_armor_m,itm_rohan_armor_n,itm_rohan_armor_o,itm_rohan_light_greaves,itm_rohan_2h_sword,],attr_tier_5,wp_tier_5,knows_common|knows_athletics_3|knows_shield_2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_of_Methuseld</text:p>
          </table:table-cell>
          <table:table-cell table:style-name="ce6" office:value-type="string" calcext:value-type="string">
            <text:p>Wardens_of_Methuseld</text:p>
          </table:table-cell>
          <table:table-cell table:style-name="ce12" office:value-type="string" calcext:value-type="string">
            <text:p>tf_roh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inf_helmet_b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word_c,</text:p>
          </table:table-cell>
          <table:table-cell table:style-name="ce18" office:value-type="string" calcext:value-type="string">
            <text:p>itm_rohan_shield_g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athletics_5|knows_shield_2|knows_power_strike_6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warden_of_methuseld&quot;,&quot;Warden_of_Methuseld&quot;,&quot;Wardens_of_Methuseld&quot;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" calcext:value-type="string">
            <text:p>["warden_of_methuseld","Warden_of_Methuseld","Wardens_of_Methuseld",tf_rohan| tfg_shield| tfg_armor| tfg_helm| tfg_boots,0,0,fac_rohan,[itm_rohan_inf_helmet_b,itm_rohan_armor_p,itm_rohan_armor_q,itm_rohan_armor_r,itm_rohirrim_war_greaves,itm_rohan_sword_c,itm_rohan_shield_g,],attr_tier_6,wp_tier_6,knows_common|knows_athletics_5|knows_shield_2|knows_power_strike_6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/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horse_archery_2|knows_riding_3|knows_power_draw_2|knows_power_throw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skirmisher_of_rohan&quot;,&quot;Skirmisher_of_Rohan&quot;,&quot;Skirmishers_of_Rohan&quot;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" calcext:value-type="string">
            <text:p>["skirmisher_of_rohan","Skirmisher_of_Rohan","Skirmishers_of_Rohan",tf_rohan| tfg_ranged| tf_mounted| tfg_armor| tfg_horse| tfg_boots,0,0,fac_rohan,[itm_rohan_armor_g,itm_rohan_armor_h,itm_rohan_armor_i,itm_rohan_light_greaves,itm_nomad_bow,itm_khergit_arrows,itm_heavy_throwing_spear,itm_rohan_sword_c,itm_rohan_shield_a,itm_rohan_shield_b,itm_rohan_shield_c,itm_rohirrim_courser,itm_rohirrim_courser2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veteran_skirmisher_of_rohan&quot;,&quot;Veteran_Skirmisher_of_Rohan&quot;,&quot;Veteran_Skirmishers_of_Rohan&quot;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" calcext:value-type="string">
            <text:p>["veteran_skirmisher_of_rohan","Veteran_Skirmisher_of_Rohan","Veteran_Skirmishers_of_Rohan",tf_rohan| tfg_ranged| tf_mounted| tfg_armor| tfg_helm| tfg_horse| tfg_boots,0,0,fac_rohan,[itm_rohan_light_helmet_a,itm_rohan_light_helmet_b,itm_rohan_armor_j,itm_rohan_armor_k,itm_rohan_armor_l,itm_rohan_light_greaves,itm_nomad_bow,itm_khergit_arrows,itm_rohirrim_long_hafted_axe,itm_rohan_sword_c,itm_rohirrim_long_hafted_axe,itm_rohan_shield_d,itm_rohan_shield_e,itm_rohan_shield_f,itm_rohirrim_courser,itm_rohirrim_courser2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elite_skirmisher_of_rohan&quot;,&quot;Elite_Skirmisher_of_Rohan&quot;,&quot;Elite_Skirmishers_of_Rohan&quot;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" calcext:value-type="string">
            <text:p>["elite_skirmisher_of_rohan","Elite_Skirmisher_of_Rohan","Elite_Skirmishers_of_Rohan",tf_rohan| tfg_ranged| tf_mounted| tfg_shield| tfg_armor| tfg_helm| tfg_horse| tfg_boots,0,0,fac_rohan,[itm_rohan_archer_helmet_a,itm_rohan_archer_helmet_b,itm_rohan_armor_m,itm_rohan_armor_o,itm_rohan_light_greaves,itm_strong_bow,itm_khergit_arrows,itm_rohan_sword_c,itm_rohan_shield_d,itm_rohan_shield_e,itm_rohan_shield_f,itm_rohan_warhorse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 office:value-type="string" calcext:value-type="string">
            <text:p>itm_thengel_warhorse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bow_6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thengel_guard_of_rohan&quot;,&quot;Thengel_Guard_of_Rohan&quot;,&quot;Thengel_Guards_of_Rohan&quot;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" calcext:value-type="string">
            <text:p>["thengel_guard_of_rohan","Thengel_Guard_of_Rohan","Thengel_Guards_of_Rohan",tf_rohan| tfg_ranged| tf_mounted| tfg_shield| tfg_armor| tfg_helm| tfg_horse| tfg_boots,0,0,fac_rohan,[itm_rohan_archer_helmet_c,itm_rohan_armor_s,itm_rohan_shoes,itm_strong_bow,itm_khergit_arrows,itm_rohan_sword_c,itm_rohan_shield_d,itm_rohan_shield_e,itm_rohan_shield_f,itm_thengel_warhorse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_of_Rohan</text:p>
          </table:table-cell>
          <table:table-cell table:style-name="ce6" office:value-type="string" calcext:value-type="string">
            <text:p>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itm_rohan_lance,</text:p>
          </table:table-cell>
          <table:table-cell table:style-name="ce18" office:value-type="string" calcext:value-type="string">
            <text:p>itm_rohan_cav_sword,itm_rohan_shield_a,itm_rohan_shield_b,itm_rohan_shield_c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4|knows_shield_1|knows_power_strike_4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lancer_of_rohan&quot;,&quot;Lancer_of_Rohan&quot;,&quot;Lancers_of_Rohan&quot;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" calcext:value-type="string">
            <text:p>["lancer_of_rohan","Lancer_of_Rohan","Lancers_of_Rohan",tf_rohan| tf_mounted| tfg_gloves| tfg_shield| tfg_armor| tfg_helm| tfg_horse| tfg_boots |tfg_polearm,0,0,fac_rohan,[itm_rohan_cav_helmet_b,itm_rohan_armor_j,itm_rohan_armor_k,itm_rohan_armor_l,itm_mail_mittens,itm_rohirrim_war_greaves,itm_rohan_spear,itm_rohan_lance,itm_rohan_cav_sword,itm_rohan_shield_a,itm_rohan_shield_b,itm_rohan_shield_c,itm_rohirrim_courser,itm_rohirrim_courser2,itm_rohirrim_hunter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_of_Rohan</text:p>
          </table:table-cell>
          <table:table-cell table:style-name="ce6" office:value-type="string" calcext:value-type="string">
            <text:p>Elite_Lancer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,itm_rohan_lance,itm_rohan_lance_banner_horse,</text:p>
          </table:table-cell>
          <table:table-cell table:style-name="ce18" office:value-type="string" calcext:value-type="string">
            <text:p>itm_rohan_cav_sword,itm_rohan_shield_d,itm_rohan_shield_e,itm_rohan_shield_f,</text:p>
          </table:table-cell>
          <table:table-cell table:style-name="ce18" office:value-type="string" calcext:value-type="string">
            <text:p>itm_rohan_warhorse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2|knows_power_strike_5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elite_lancer_of_rohan&quot;,&quot;Elite_Lancer_of_Rohan&quot;,&quot;Elite_Lancers_of_Rohan&quot;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elite_lancer_of_rohan","Elite_Lancer_of_Rohan","Elite_Lancers_of_Rohan",tf_rohan| tf_mounted| tfg_gloves| tfg_shield| tfg_armor| tfg_helm| tfg_horse| tfg_boots |tfg_polearm,0,0,fac_rohan,[itm_rohan_cav_helmet_b,itm_rohan_cav_helmet_c,itm_rohan_armor_m,itm_rohan_armor_n,itm_rohan_armor_o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_of_Rohan</text:p>
          </table:table-cell>
          <table:table-cell table:style-name="ce6" office:value-type="string" calcext:value-type="string">
            <text:p>Brego_Guards_of_Rohan</text:p>
          </table:table-cell>
          <table:table-cell table:style-name="ce12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cav_sword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brego_guard_of_rohan&quot;,&quot;Brego_Guard_of_Rohan&quot;,&quot;Brego_Guards_of_Rohan&quot;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" calcext:value-type="string">
            <text:p>["brego_guard_of_rohan","Brego_Guard_of_Rohan","Brego_Guards_of_Rohan",tf_rohan| tf_mounted| tfg_gloves| tfg_shield| tfg_armor| tfg_helm| tfg_horse| tfg_boots |tfg_polearm,0,0,fac_rohan,[itm_rohan_cav_helmet_c,itm_rohan_armor_s,itm_mail_mittens,itm_rohirrim_war_greaves,itm_rohan_lance_banner_sun,itm_rohan_lance_banner_horse,itm_rohan_cav_sword,itm_rohan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ing_s_man_of_rohan</text:p>
          </table:table-cell>
          <table:table-cell table:style-name="ce6" office:value-type="string" calcext:value-type="string">
            <text:p>King's_Guard</text:p>
          </table:table-cell>
          <table:table-cell table:style-name="ce6" office:value-type="string" calcext:value-type="string">
            <text:p>King's_Guards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c,</text:p>
          </table:table-cell>
          <table:table-cell table:style-name="ce18" office:value-type="string" calcext:value-type="string">
            <text:p>itm_rohan_armor_p,itm_rohan_armor_q,itm_rohan_armor_r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inf_sword,itm_rohan_cav_sword,itm_rohirrim_long_hafted_axe,itm_rohan_sword_c,itm_rohan_shield_g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7|knows_shield_3|knows_power_strike_7|knows_ironflesh_6</text:p>
          </table:table-cell>
          <table:table-cell table:style-name="ce33" office:value-type="string" calcext:value-type="string">
            <text:p>rohan_face_old_1</text:p>
          </table:table-cell>
          <table:table-cell table:style-name="ce33" office:value-type="string" calcext:value-type="string">
            <text:p>rohan_face_older_2</text:p>
          </table:table-cell>
          <table:table-cell table:style-name="ce35"/>
          <table:table-cell table:style-name="ce7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king_s_man_of_rohan&quot;,&quot;King's_Guard&quot;,&quot;King's_Guards&quot;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" calcext:value-type="string">
            <text:p>["king_s_man_of_rohan","King's_Guard","King's_Guards",tf_rohan| tf_mounted| tfg_gloves| tfg_shield| tfg_armor| tfg_helm| tfg_horse| tfg_boots,0,0,fac_rohan,[itm_rohan_cav_helmet_c,itm_rohan_armor_p,itm_rohan_armor_q,itm_rohan_armor_r,itm_mail_mittens,itm_rohirrim_war_greaves,itm_rohan_spear,itm_rohan_inf_sword,itm_rohan_cav_sword,itm_rohirrim_long_hafted_axe,itm_rohan_sword_c,itm_rohan_shield_g,itm_rohan_warhorse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_of_Rohan</text:p>
          </table:table-cell>
          <table:table-cell table:style-name="ce6" office:value-type="string" calcext:value-type="string">
            <text:p>Squires_of_Rohan</text:p>
          </table:table-cell>
          <table:table-cell table:style-name="ce12" office:value-type="string" calcext:value-type="string">
            <text:p>tf_roh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shoes,</text:p>
          </table:table-cell>
          <table:table-cell table:style-name="ce18" office:value-type="string" calcext:value-type="string">
            <text:p>itm_spear,itm_rohan_sword_c,</text:p>
          </table:table-cell>
          <table:table-cell table:style-name="ce18" office:value-type="string" calcext:value-type="string">
            <text:p>itm_rohan_shield_a,itm_rohan_shield_b,itm_rohan_shield_c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shield_1| knows_riding_1|knows_power_strike_1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squire_of_rohan&quot;,&quot;Squire_of_Rohan&quot;,&quot;Squires_of_Rohan&quot;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" calcext:value-type="string">
            <text:p>["squire_of_rohan","Squire_of_Rohan","Squires_of_Rohan",tf_rohan| tf_mounted| tfg_armor| tfg_horse| tfg_boots,0,0,fac_rohan,[itm_rohan_light_helmet_a,itm_rohan_armor_g,itm_rohan_armor_h,itm_rohan_armor_i,itm_leather_gloves,itm_rohan_shoes,itm_spear,itm_rohan_sword_c,itm_rohan_shield_a,itm_rohan_shield_b,itm_rohan_shield_c,itm_saddle_horse,],attr_tier_2,wp_tier_2,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_of_Rohan</text:p>
          </table:table-cell>
          <table:table-cell table:style-name="ce6" office:value-type="string" calcext:value-type="string">
            <text:p>Riders_of_Rohan</text:p>
          </table:table-cell>
          <table:table-cell table:style-name="ce12" office:value-type="string" calcext:value-type="string">
            <text:p>tf_rohan| tf_mounted| tfg_shiel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d,itm_rohan_armor_e,itm_rohan_armor_f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itm_rohan_spear,itm_rohan_spear,</text:p>
          </table:table-cell>
          <table:table-cell table:style-name="ce18" office:value-type="string" calcext:value-type="string">
            <text:p>itm_rohan_sword_c,itm_rohirrim_long_hafted_axe,itm_rohan_shield_a,itm_rohan_shield_b,itm_rohan_shield_c,</text:p>
          </table:table-cell>
          <table:table-cell table:style-name="ce18" office:value-type="string" calcext:value-type="string">
            <text:p>itm_rohirrim_courser,itm_rohirrim_courser2,</text:p>
          </table:table-cell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3|knows_shield_1|knows_power_strike_2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rider_of_rohan&quot;,&quot;Rider_of_Rohan&quot;,&quot;Riders_of_Rohan&quot;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" calcext:value-type="string">
            <text:p>["rider_of_rohan","Rider_of_Rohan","Riders_of_Rohan",tf_rohan| tf_mounted| tfg_shield| tfg_armor| tfg_horse| tfg_boots,0,0,fac_rohan,[itm_rohan_light_helmet_a,itm_rohan_light_helmet_b,itm_rohan_armor_d,itm_rohan_armor_e,itm_rohan_armor_f,itm_leather_gloves,itm_rohan_light_greaves,itm_rohan_spear,itm_rohan_spear,itm_rohan_spear,itm_rohan_sword_c,itm_rohirrim_long_hafted_axe,itm_rohan_shield_a,itm_rohan_shield_b,itm_rohan_shield_c,itm_rohirrim_courser,itm_rohirrim_courser2,],attr_tier_3,wp_tier_3,knows_common|knows_riding_3|knows_shield_1|knows_power_strike_2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_of_Rohan</text:p>
          </table:table-cell>
          <table:table-cell table:style-name="ce6" office:value-type="string" calcext:value-type="string">
            <text:p>Veteran_Riders_of_Rohan</text:p>
          </table:table-cell>
          <table:table-cell table:style-name="ce12" office:value-type="string" calcext:value-type="string">
            <text:p>tf_roh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a,itm_rohan_cav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irrim_courser,itm_rohirrim_courser2,itm_rohirrim_hunter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3|knows_ironflesh_2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veteran_rider_of_rohan&quot;,&quot;Veteran_Rider_of_Rohan&quot;,&quot;Veteran_Riders_of_Rohan&quot;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" calcext:value-type="string">
            <text:p>["veteran_rider_of_rohan","Veteran_Rider_of_Rohan","Veteran_Riders_of_Rohan",tf_rohan| tf_mounted| tfg_shield| tfg_armor| tfg_helm| tfg_horse| tfg_boots,0,0,fac_rohan,[itm_rohan_cav_helmet_a,itm_rohan_cav_helmet_b,itm_rohan_armor_j,itm_rohan_armor_k,itm_rohan_armor_l,itm_mail_mittens,itm_rohan_light_greaves,itm_rohan_spear,itm_rohan_cav_sword,itm_rohan_sword_c,itm_rohirrim_long_hafted_axe,itm_rohirrim_long_hafted_axe,itm_rohan_shield_d,itm_rohan_shield_e,itm_rohan_shield_f,itm_rohirrim_courser,itm_rohirrim_courser2,itm_rohirrim_hunter,],attr_tier_4,wp_tier_4,knows_common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_of_Rohan</text:p>
          </table:table-cell>
          <table:table-cell table:style-name="ce6" office:value-type="string" calcext:value-type="string">
            <text:p>Elite_Rider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v_helmet_b,itm_rohan_cav_helmet_c,</text:p>
          </table:table-cell>
          <table:table-cell table:style-name="ce18" office:value-type="string" calcext:value-type="string">
            <text:p>itm_rohan_armor_m,itm_rohan_armor_n,itm_rohan_armor_o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spear,</text:p>
          </table:table-cell>
          <table:table-cell table:style-name="ce18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8" office:value-type="string" calcext:value-type="string">
            <text:p>itm_rohirrim_courser2,itm_rohirrim_hunter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6|knows_shield_3|knows_power_strike_2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elite_rider_of_rohan&quot;,&quot;Elite_Rider_of_Rohan&quot;,&quot;Elite_Riders_of_Rohan&quot;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" calcext:value-type="string">
            <text:p>["elite_rider_of_rohan","Elite_Rider_of_Rohan","Elite_Riders_of_Rohan",tf_rohan| tf_mounted| tfg_gloves| tfg_shield| tfg_armor| tfg_helm| tfg_horse| tfg_boots,0,0,fac_rohan,[itm_rohan_cav_helmet_b,itm_rohan_cav_helmet_c,itm_rohan_armor_m,itm_rohan_armor_n,itm_rohan_armor_o,itm_mail_mittens,itm_rohirrim_war_greaves,itm_rohan_spear,itm_rohan_cav_sword,itm_rohan_sword_c,itm_rohirrim_long_hafted_axe,itm_rohirrim_long_hafted_axe,itm_rohan_sword_c,itm_rohan_shield_d,itm_rohan_shield_e,itm_rohan_shield_f,itm_rohirrim_courser2,itm_rohirrim_hunter,],attr_tier_5,wp_tier_5,knows_common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_of_Rohan</text:p>
          </table:table-cell>
          <table:table-cell table:style-name="ce6" office:value-type="string" calcext:value-type="string">
            <text:p>Eorl_Guards_of_Rohan</text:p>
          </table:table-cell>
          <table:table-cell table:style-name="ce12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captain_helmet,</text:p>
          </table:table-cell>
          <table:table-cell table:style-name="ce18" office:value-type="string" calcext:value-type="string">
            <text:p>itm_rohan_armor_s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rohan_lance_banner_sun,itm_rohan_lance_banner_horse,</text:p>
          </table:table-cell>
          <table:table-cell table:style-name="ce18" office:value-type="string" calcext:value-type="string">
            <text:p>itm_rohan_inf_sword,itm_rohan_inf_sword,itm_rohan_cav_sword,itm_rohirrim_long_hafted_axe,itm_rohirrim_long_hafted_axe,itm_rohan_shield_d,itm_rohan_shield_e,itm_rohan_shield_f,</text:p>
          </table:table-cell>
          <table:table-cell table:style-name="ce18" office:value-type="string" calcext:value-type="string">
            <text:p>itm_rohan_warhorse,</text:p>
          </table:table-cell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common|knows_riding_8|knows_shield_3|knows_power_strike_6|knows_ironflesh_6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eorl_guard_of_rohan&quot;,&quot;Eorl_Guard_of_Rohan&quot;,&quot;Eorl_Guards_of_Rohan&quot;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" calcext:value-type="string">
            <text:p>["eorl_guard_of_rohan","Eorl_Guard_of_Rohan","Eorl_Guards_of_Rohan",tf_rohan| tf_mounted| tfg_gloves| tfg_shield| tfg_armor| tfg_helm| tfg_horse| tfg_boots,0,0,fac_rohan,[itm_rohan_captain_helmet,itm_rohan_armor_s,itm_mail_mittens,itm_rohirrim_war_greaves,itm_rohan_lance_banner_sun,itm_rohan_lance_banner_horse,itm_rohan_inf_sword,itm_rohan_inf_sword,itm_rohan_cav_sword,itm_rohirrim_long_hafted_axe,itm_rohirrim_long_hafted_axe,itm_rohan_shield_d,itm_rohan_shield_e,itm_rohan_shield_f,itm_rohan_warhorse,],attr_tier_6,wp_tier_6,knows_common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#Rohan Siege battle dismounted troops</text:p>
          </table:table-cell>
          <table:table-cell table:style-name="ce7" table:number-columns-repeated="3"/>
          <table:table-cell table:style-name="Default" table:number-columns-repeated="2"/>
          <table:table-cell table:style-name="ce7" table:number-columns-repeated="14"/>
          <table:table-cell table:style-name="ce7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skirmisher_of_rohan</text:p>
          </table:table-cell>
          <table:table-cell table:style-name="ce6" office:value-type="string" calcext:value-type="string">
            <text:p>Skirmisher_of_Rohan</text:p>
          </table:table-cell>
          <table:table-cell table:style-name="ce6" office:value-type="string" calcext:value-type="string">
            <text:p>Skirmishers_of_Rohan</text:p>
          </table:table-cell>
          <table:table-cell table:style-name="ce12" office:value-type="string" calcext:value-type="string">
            <text:p>tf_rohan| 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light_helmet_a,itm_rohan_light_helmet_b,</text:p>
          </table:table-cell>
          <table:table-cell table:style-name="ce18" office:value-type="string" calcext:value-type="string">
            <text:p>itm_rohan_armor_g,itm_rohan_armor_h,itm_rohan_armor_i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itm_heavy_throwing_spear,</text:p>
          </table:table-cell>
          <table:table-cell table:style-name="ce18" office:value-type="string" calcext:value-type="string">
            <text:p>itm_rohan_sword_c,itm_rohan_shield_a,itm_rohan_shield_b,itm_rohan_shield_c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horse_archery_3|knows_riding_4|knows_power_draw_3|knows_power_strike_2|knows_ironflesh_1|knows_power_throw_3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middle_2</text:p>
          </table:table-cell>
          <table:table-cell table:style-name="ce35"/>
          <table:table-cell table:style-name="ce7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[&quot;dismounted_skirmisher_of_rohan&quot;,&quot;Skirmisher_of_Rohan&quot;,&quot;Skirmishers_of_Rohan&quot;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" calcext:value-type="string">
            <text:p>["dismounted_skirmisher_of_rohan","Skirmisher_of_Rohan","Skirmishers_of_Rohan",tf_rohan| tfg_ranged| tfg_armor| tfg_boots,0,0,fac_rohan,[itm_rohan_light_helmet_a,itm_rohan_light_helmet_b,itm_rohan_armor_g,itm_rohan_armor_h,itm_rohan_armor_i,itm_rohan_light_greaves,itm_nomad_bow,itm_khergit_arrows,itm_heavy_throwing_spear,itm_rohan_sword_c,itm_rohan_shield_a,itm_rohan_shield_b,itm_rohan_shield_c,],attr_tier_3,wp_tier_3,knows_horse_archery_3|knows_riding_4|knows_power_draw_3|knows_power_strike_2|knows_ironflesh_1|knows_power_throw_3,rohan_face_young_1,rohan_face_middl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veteran_skirmisher_of_rohan</text:p>
          </table:table-cell>
          <table:table-cell table:style-name="ce6" office:value-type="string" calcext:value-type="string">
            <text:p>Veteran_Skirmisher_of_Rohan</text:p>
          </table:table-cell>
          <table:table-cell table:style-name="ce6" office:value-type="string" calcext:value-type="string">
            <text:p>Veteran_Skirmishers_of_Rohan</text:p>
          </table:table-cell>
          <table:table-cell table:style-name="ce12" office:value-type="string" calcext:value-type="string">
            <text:p>tf_rohan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a,itm_rohan_archer_helmet_b,</text:p>
          </table:table-cell>
          <table:table-cell table:style-name="ce18" office:value-type="string" calcext:value-type="string">
            <text:p>itm_rohan_armor_j,itm_rohan_armor_k,itm_rohan_armor_l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nomad_bow,itm_khergit_arrows,</text:p>
          </table:table-cell>
          <table:table-cell table:style-name="ce18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33" office:value-type="string" calcext:value-type="string">
            <text:p>rohan_face_young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archer_helmet_a,itm_rohan_archer_helmet_b,itm_rohan_armor_j,itm_rohan_armor_k,itm_rohan_armor_l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elite_skirmisher_of_rohan</text:p>
          </table:table-cell>
          <table:table-cell table:style-name="ce6" office:value-type="string" calcext:value-type="string">
            <text:p>Elite_Skirmisher_of_Rohan</text:p>
          </table:table-cell>
          <table:table-cell table:style-name="ce6" office:value-type="string" calcext:value-type="string">
            <text:p>Elite_Skirmisher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b,itm_rohan_archer_helmet_c</text:p>
          </table:table-cell>
          <table:table-cell table:style-name="ce18" office:value-type="string" calcext:value-type="string">
            <text:p>,itm_rohan_armor_m,itm_rohan_armor_o,</text:p>
          </table:table-cell>
          <table:table-cell table:style-name="ce18"/>
          <table:table-cell table:style-name="ce18" office:value-type="string" calcext:value-type="string">
            <text:p>itm_rohan_light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b,itm_rohan_archer_helmet_c,itm_rohan_armor_m,itm_rohan_armor_o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ismounted_thengel_guard_of_rohan</text:p>
          </table:table-cell>
          <table:table-cell table:style-name="ce6" office:value-type="string" calcext:value-type="string">
            <text:p>Thengel_Guard_of_Rohan</text:p>
          </table:table-cell>
          <table:table-cell table:style-name="ce6" office:value-type="string" calcext:value-type="string">
            <text:p>Thengel_Guards_of_Rohan</text:p>
          </table:table-cell>
          <table:table-cell table:style-name="ce12" office:value-type="string" calcext:value-type="string">
            <text:p>tf_roh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rohan</text:p>
          </table:table-cell>
          <table:table-cell table:style-name="ce18" office:value-type="string" calcext:value-type="string">
            <text:p>itm_rohan_archer_helmet_c,</text:p>
          </table:table-cell>
          <table:table-cell table:style-name="ce18" office:value-type="string" calcext:value-type="string">
            <text:p>itm_rohan_armor_s,</text:p>
          </table:table-cell>
          <table:table-cell table:style-name="ce18"/>
          <table:table-cell table:style-name="ce18" office:value-type="string" calcext:value-type="string">
            <text:p>itm_rohirrim_war_greaves,</text:p>
          </table:table-cell>
          <table:table-cell table:style-name="ce18" office:value-type="string" calcext:value-type="string">
            <text:p>itm_strong_bow,itm_khergit_arrows,</text:p>
          </table:table-cell>
          <table:table-cell table:style-name="ce18" office:value-type="string" calcext:value-type="string">
            <text:p>itm_rohan_sword_c,itm_rohan_shield_d,itm_rohan_shield_e,itm_rohan_shield_f,</text:p>
          </table:table-cell>
          <table:table-cell table:style-name="ce18"/>
          <table:table-cell table:style-name="ce30" office:value-type="string" calcext:value-type="string">
            <text:p>attr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33" office:value-type="string" calcext:value-type="string">
            <text:p>rohan_face_middle_1</text:p>
          </table:table-cell>
          <table:table-cell table:style-name="ce33" office:value-type="string" calcext:value-type="string">
            <text:p>rohan_face_old_2</text:p>
          </table:table-cell>
          <table:table-cell table:style-name="ce35"/>
          <table:table-cell table:style-name="ce7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c,itm_rohan_armor_s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AD</text:p>
          </table:table-cell>
          <table:table-cell table:style-name="ce7" table:number-columns-repeated="19"/>
          <table:table-cell table:style-name="ce7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desert_warrior</text:p>
          </table:table-cell>
          <table:table-cell table:style-name="ce6" office:value-type="string" calcext:value-type="string">
            <text:p>Harad_Levy</text:p>
          </table:table-cell>
          <table:table-cell table:style-name="ce6" office:value-type="string" calcext:value-type="string">
            <text:p>Harad_Levies</text:p>
          </table:table-cell>
          <table:table-cell table:style-name="ce12" office:value-type="string" calcext:value-type="string">
            <text:p>tf_hara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office:value-type="string" calcext:value-type="string">
            <text:p>itm_harad_tunic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javelin,itm_harad_short_spear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infantry</text:p>
          </table:table-cell>
          <table:table-cell table:number-columns-repeated="2" table:style-name="ce6" office:value-type="string" calcext:value-type="string">
            <text:p>Harad_Light_Infantry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short_spear,itm_harad_dagger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3|knows_shield_2|knows_power_strike_2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veteran_infantry</text:p>
          </table:table-cell>
          <table:table-cell table:style-name="ce6" office:value-type="string" calcext:value-type="string">
            <text:p>Harad_Spearman</text:p>
          </table:table-cell>
          <table:table-cell table:style-name="ce6" office:value-type="string" calcext:value-type="string">
            <text:p>Harad_Spearmen</text:p>
          </table:table-cell>
          <table:table-cell table:style-name="ce12" office:value-type="string" calcext:value-type="string">
            <text:p>tf_harad| tfg_shield| tfg_armor| tfg_helm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tiger_guard</text:p>
          </table:table-cell>
          <table:table-cell table:style-name="ce6" office:value-type="string" calcext:value-type="string">
            <text:p>Tiger_Guard</text:p>
          </table:table-cell>
          <table:table-cell table:style-name="ce6" office:value-type="string" calcext:value-type="string">
            <text:p>Tiger_Guards</text:p>
          </table:table-cell>
          <table:table-cell table:style-name="ce12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tiger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long_spear,</text:p>
          </table:table-cell>
          <table:table-cell table:style-name="ce1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an</text:p>
          </table:table-cell>
          <table:table-cell table:style-name="ce6" office:value-type="string" calcext:value-type="string">
            <text:p>Harad_Swordsmen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finhelm,</text:p>
          </table:table-cell>
          <table:table-cell table:style-name="ce18" office:value-type="string" calcext:value-type="string">
            <text:p>itm_harad_scale,</text:p>
          </table:table-cell>
          <table:table-cell table:style-name="ce18"/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sabre,itm_skirmisher_sword,</text:p>
          </table:table-cell>
          <table:table-cell table:style-name="ce18" office:value-type="string" calcext:value-type="string">
            <text:p>itm_harad_long_shield_d,itm_harad_long_shield_e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lion_guard</text:p>
          </table:table-cell>
          <table:table-cell table:style-name="ce6" office:value-type="string" calcext:value-type="string">
            <text:p>Lion_Guard</text:p>
          </table:table-cell>
          <table:table-cell table:style-name="ce6" office:value-type="string" calcext:value-type="string">
            <text:p>Lion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lion_helm,</text:p>
          </table:table-cell>
          <table:table-cell table:style-name="ce18" office:value-type="string" calcext:value-type="string">
            <text:p>itm_harad_lion_scal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scale_greaves,</text:p>
          </table:table-cell>
          <table:table-cell table:style-name="ce18" office:value-type="string" calcext:value-type="string">
            <text:p>itm_harad_khopesh,</text:p>
          </table:table-cell>
          <table:table-cell table:style-name="ce28" office:value-type="string" calcext:value-type="string">
            <text:p>itm_harad_long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strike_5|knows_ironflesh_6|knows_shield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skirmisher</text:p>
          </table:table-cell>
          <table:table-cell table:style-name="ce6" office:value-type="string" calcext:value-type="string">
            <text:p>Harad_Hunter</text:p>
          </table:table-cell>
          <table:table-cell table:style-name="ce6" office:value-type="string" calcext:value-type="string">
            <text:p>Harad_Hunte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|knows_power_throw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</text:p>
          </table:table-cell>
          <table:table-cell table:style-name="ce6" office:value-type="string" calcext:value-type="string">
            <text:p>Harad_Archer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arad_short_spear,itm_harad_dagger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eagle_guard</text:p>
          </table:table-cell>
          <table:table-cell table:style-name="ce6" office:value-type="string" calcext:value-type="string">
            <text:p>Eagle_Guard</text:p>
          </table:table-cell>
          <table:table-cell table:style-name="ce6" office:value-type="string" calcext:value-type="string">
            <text:p>Eagle_Guards</text:p>
          </table:table-cell>
          <table:table-cell table:style-name="ce12" office:value-type="string" calcext:value-type="string">
            <text:p>tf_harad| 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eagle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lg_bow,itm_harad_arrows,</text:p>
          </table:table-cell>
          <table:table-cell table:style-name="ce18" office:value-type="string" calcext:value-type="string">
            <text:p>itm_eagle_guard_spear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2|knows_power_draw_4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HARONDOR</text:p>
          </table:table-cell>
          <table:table-cell table:style-name="ce7" table:number-columns-repeated="19"/>
          <table:table-cell table:style-name="ce7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</text:p>
          </table:table-cell>
          <table:table-cell table:style-name="ce6" office:value-type="string" calcext:value-type="string">
            <text:p>Harondor_Scouts</text:p>
          </table:table-cell>
          <table:table-cell table:style-name="ce12" office:value-type="string" calcext:value-type="string">
            <text:p>tf_harad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 office:value-type="string" calcext:value-type="string">
            <text:p>itm_harad_cav_helm_a,</text:p>
          </table:table-cell>
          <table:table-cell table:style-name="ce18" office:value-type="string" calcext:value-type="string">
            <text:p>itm_harad_padded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a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</text:p>
          </table:table-cell>
          <table:table-cell table:style-name="ce6" office:value-type="string" calcext:value-type="string">
            <text:p>Harondor_Riders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hauberk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horse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2|knows_power_strike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ondor_light_cavalry</text:p>
          </table:table-cell>
          <table:table-cell table:number-columns-repeated="2" table:style-name="ce6" office:value-type="string" calcext:value-type="string">
            <text:p>Harondor_Light_Cavalry</text:p>
          </table:table-cell>
          <table:table-cell table:style-name="ce12" office:value-type="string" calcext:value-type="string">
            <text:p>tf_hara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wavy_helm,</text:p>
          </table:table-cell>
          <table:table-cell table:style-name="ce18" office:value-type="string" calcext:value-type="string">
            <text:p>itm_harad_lamellar,</text:p>
          </table:table-cell>
          <table:table-cell table:style-name="ce18"/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shield_b,itm_harad_shield_c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3|knows_shield_3|knows_power_strike_3|knows_ironflesh_2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ng_heavy_cavalry</text:p>
          </table:table-cell>
          <table:table-cell table:number-columns-repeated="2" table:style-name="ce6" office:value-type="string" calcext:value-type="string">
            <text:p>Gold_Serpent_Knight</text:p>
          </table:table-cell>
          <table:table-cell table:style-name="ce12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dragon_helm,</text:p>
          </table:table-cell>
          <table:table-cell table:style-name="ce18" office:value-type="string" calcext:value-type="string">
            <text:p>itm_harad_heavy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harad_lamellar_greaves,</text:p>
          </table:table-cell>
          <table:table-cell table:style-name="ce18" office:value-type="string" calcext:value-type="string">
            <text:p>itm_harad_long_spear,itm_horandor_a,itm_harad_heavy_sword,</text:p>
          </table:table-cell>
          <table:table-cell table:style-name="ce18" office:value-type="string" calcext:value-type="string">
            <text:p>itm_harad_yellow_shield,</text:p>
          </table:table-cell>
          <table:table-cell table:style-name="ce18" office:value-type="string" calcext:value-type="string">
            <text:p>itm_harad_warhorse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3|knows_ironflesh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harad_horse_archer</text:p>
          </table:table-cell>
          <table:table-cell table:number-columns-repeated="2" table:style-name="ce6" office:value-type="string" calcext:value-type="string">
            <text:p>Harondor_Skirmisher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cav_helm_b,</text:p>
          </table:table-cell>
          <table:table-cell table:style-name="ce18" office:value-type="string" calcext:value-type="string">
            <text:p>itm_harad_skirmisher,</text:p>
          </table:table-cell>
          <table:table-cell table:style-name="ce18"/>
          <table:table-cell table:style-name="ce18" office:value-type="string" calcext:value-type="string">
            <text:p>itm_desert_boots,</text:p>
          </table:table-cell>
          <table:table-cell table:style-name="ce18" office:value-type="string" calcext:value-type="string">
            <text:p>itm_har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saddle_horse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Harondor_Horse_Archer</text:p>
          </table:table-cell>
          <table:table-cell table:style-name="ce6" office:value-type="string" calcext:value-type="string">
            <text:p>Harondor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heavy_inf_helm,</text:p>
          </table:table-cell>
          <table:table-cell table:style-name="ce18" office:value-type="string" calcext:value-type="string">
            <text:p>itm_harad_arche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horandor_a,</text:p>
          </table:table-cell>
          <table:table-cell table:style-name="ce18" office:value-type="string" calcext:value-type="string">
            <text:p>itm_harad_horse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horse_archery_4|knows_riding_4|knows_power_draw_3|knows_power_strike_2|knows_ironflesh_1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ld_serpent_horse_archer</text:p>
          </table:table-cell>
          <table:table-cell table:style-name="ce6" office:value-type="string" calcext:value-type="string">
            <text:p>Black_Snake_Horse_Archer</text:p>
          </table:table-cell>
          <table:table-cell table:style-name="ce6" office:value-type="string" calcext:value-type="string">
            <text:p>Black_Snake_Horse_Archers</text:p>
          </table:table-cell>
          <table:table-cell table:style-name="ce12" office:value-type="string" calcext:value-type="string">
            <text:p>tf_harad| tfg_ranged| tf_mounte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black_snake_helm,</text:p>
          </table:table-cell>
          <table:table-cell table:style-name="ce18" office:value-type="string" calcext:value-type="string">
            <text:p>itm_black_snake_armor,</text:p>
          </table:table-cell>
          <table:table-cell table:style-name="ce18"/>
          <table:table-cell table:style-name="ce18" office:value-type="string" calcext:value-type="string">
            <text:p>itm_harad_leather_greaves,</text:p>
          </table:table-cell>
          <table:table-cell table:style-name="ce18" office:value-type="string" calcext:value-type="string">
            <text:p>itm_nomad_bow,itm_harad_arrows,</text:p>
          </table:table-cell>
          <table:table-cell table:style-name="ce18" office:value-type="string" calcext:value-type="string">
            <text:p>itm_black_snake_sword,</text:p>
          </table:table-cell>
          <table:table-cell table:style-name="ce18" office:value-type="string" calcext:value-type="string">
            <text:p>itm_harad_warhorse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horse_archery_5|knows_riding_5|knows_power_strike_2|knows_ironflesh_3|knows_power_draw_3</text:p>
          </table:table-cell>
          <table:table-cell table:style-name="ce33" office:value-type="string" calcext:value-type="string">
            <text:p>haradrim_face_1</text:p>
          </table:table-cell>
          <table:table-cell table:style-name="ce33" office:value-type="string" calcext:value-type="string">
            <text:p>haradrim_face_2</text:p>
          </table:table-cell>
          <table:table-cell table:style-name="ce35"/>
          <table:table-cell table:style-name="ce7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FAR HARAD</text:p>
          </table:table-cell>
          <table:table-cell table:style-name="ce7" table:number-columns-repeated="19"/>
          <table:table-cell table:style-name="ce7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an</text:p>
          </table:table-cell>
          <table:table-cell table:style-name="ce6" office:value-type="string" calcext:value-type="string">
            <text:p>Far_Harad_Tribesmen</text:p>
          </table:table-cell>
          <table:table-cell table:style-name="ce12" office:value-type="string" calcext:value-type="string">
            <text:p>tf_hara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22"/>
          <table:table-cell table:style-name="ce18" table:number-columns-repeated="3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</text:p>
          </table:table-cell>
          <table:table-cell table:style-name="ce6" office:value-type="string" calcext:value-type="string">
            <text:p>Far_Harad_Champions</text:p>
          </table:table-cell>
          <table:table-cell table:style-name="ce12" office:value-type="string" calcext:value-type="string">
            <text:p>tf_hara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/>
          <table:table-cell table:style-name="ce18" office:value-type="string" calcext:value-type="string">
            <text:p>itm_harad_champion,</text:p>
          </table:table-cell>
          <table:table-cell table:style-name="ce18" table:number-columns-repeated="2"/>
          <table:table-cell table:style-name="ce18" office:value-type="string" calcext:value-type="string">
            <text:p>itm_far_harad_2h_mace,itm_harad_short_spear,</text:p>
          </table:table-cell>
          <table:table-cell table:style-name="ce18" office:value-type="string" calcext:value-type="string">
            <text:p>itm_harad_javelin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throw_3|knows_ironflesh_1|knows_power_strike_2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ar_harad_panther_guard</text:p>
          </table:table-cell>
          <table:table-cell table:style-name="ce6" office:value-type="string" calcext:value-type="string">
            <text:p>Panther_Guard</text:p>
          </table:table-cell>
          <table:table-cell table:style-name="ce6" office:value-type="string" calcext:value-type="string">
            <text:p>Panther_Guards</text:p>
          </table:table-cell>
          <table:table-cell table:style-name="ce12" office:value-type="string" calcext:value-type="string">
            <text:p>tf_hara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harad</text:p>
          </table:table-cell>
          <table:table-cell table:style-name="ce18" office:value-type="string" calcext:value-type="string">
            <text:p>itm_harad_pantherhelm,</text:p>
          </table:table-cell>
          <table:table-cell table:style-name="ce18" office:value-type="string" calcext:value-type="string">
            <text:p>itm_panther_guard,</text:p>
          </table:table-cell>
          <table:table-cell table:style-name="ce18" table:number-columns-repeated="2"/>
          <table:table-cell table:style-name="ce18" office:value-type="string" calcext:value-type="string">
            <text:p>itm_harad_mace,</text:p>
          </table:table-cell>
          <table:table-cell table:style-name="ce18" office:value-type="string" calcext:value-type="string">
            <text:p>itm_harad_javelin,itm_harad_long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power_throw_4|knows_power_strike_4|knows_ironflesh_3|knows_athletics_3</text:p>
          </table:table-cell>
          <table:table-cell table:style-name="ce33" office:value-type="string" calcext:value-type="string">
            <text:p>far_harad_face1</text:p>
          </table:table-cell>
          <table:table-cell table:style-name="ce33" office:value-type="string" calcext:value-type="string">
            <text:p>far_harad_face2</text:p>
          </table:table-cell>
          <table:table-cell table:style-name="ce35"/>
          <table:table-cell table:style-name="ce7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UNLAND #Dunnish #Dunlendings</text:p>
          </table:table-cell>
          <table:table-cell table:style-name="ce7" table:number-columns-repeated="19"/>
          <table:table-cell table:style-name="ce7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an</text:p>
          </table:table-cell>
          <table:table-cell table:style-name="ce6" office:value-type="string" calcext:value-type="string">
            <text:p>Dunnish_Wild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land_spear,itm_wood_club,</text:p>
          </table:table-cell>
          <table:table-cell table:style-name="ce18" office:value-type="string" calcext:value-type="string">
            <text:p>itm_dunland_javelin,itm_dunland_javelin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</text:p>
          </table:table-cell>
          <table:table-cell table:style-name="ce6" office:value-type="string" calcext:value-type="string">
            <text:p>Dunnish_Warriors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nish_axe,itm_wood_club,itm_dunland_spear,</text:p>
          </table:table-cell>
          <table:table-cell table:style-name="ce18" office:value-type="string" calcext:value-type="string">
            <text:p>itm_dunland_javelin,itm_dunland_javelin,itm_dunland_javelin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2|knows_shield_1|knows_power_strike_1|knows_power_throw_2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 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an</text:p>
          </table:table-cell>
          <table:table-cell table:style-name="ce6" office:value-type="string" calcext:value-type="string">
            <text:p>Dunnish_Pikemen</text:p>
          </table:table-cell>
          <table:table-cell table:style-name="ce12" office:value-type="string" calcext:value-type="string">
            <text:p>tf_dunland| tf_randomize_face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b, itm_dun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 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an</text:p>
          </table:table-cell>
          <table:table-cell table:style-name="ce6" office:value-type="string" calcext:value-type="string">
            <text:p>Dunnish_Veteran_Pikemen</text:p>
          </table:table-cell>
          <table:table-cell table:style-name="ce12" office:value-type="string" calcext:value-type="string">
            <text:p>tf_dunland| tf_randomize_face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b, itm_dun_helm_e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pike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shield_3|knows_power_strike_3|knows_ironflesh_2|knows_athletics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 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raven_rider</text:p>
          </table:table-cell>
          <table:table-cell table:style-name="ce6" office:value-type="string" calcext:value-type="string">
            <text:p>Dunnish_Crebain_Rider</text:p>
          </table:table-cell>
          <table:table-cell table:style-name="ce6" office:value-type="string" calcext:value-type="string">
            <text:p>Dunnish_Crebain_Riders</text:p>
          </table:table-cell>
          <table:table-cell table:style-name="ce12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/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saddle_horse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1|knows_power_throw_4|knows_horse_archery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 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vet_warrior</text:p>
          </table:table-cell>
          <table:table-cell table:style-name="ce6" office:value-type="string" calcext:value-type="string">
            <text:p>Dunnish_Veteran_Warrior</text:p>
          </table:table-cell>
          <table:table-cell table:style-name="ce6" office:value-type="string" calcext:value-type="string">
            <text:p>Dunnish_Veteran_Warriors</text:p>
          </table:table-cell>
          <table:table-cell table:style-name="ce12" office:value-type="string" calcext:value-type="string">
            <text:p>tf_dunland| tf_randomize_face| tfg_shiel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gundabad_helm_a, itm_gundabad_helm_b, </text:p>
          </table:table-cell>
          <table:table-cell table:style-name="ce18" office:value-type="string" calcext:value-type="string">
            <text:p>itm_dunland_armor_b,itm_dunland_armor_c,itm_dunland_armor_d,itm_dunland_armor_e,itm_dunland_armor_g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2|knows_power_strike_2|knows_ironflesh_1|knows_power_throw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 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</text:p>
          </table:table-cell>
          <table:table-cell table:style-name="ce6" office:value-type="string" calcext:value-type="string">
            <text:p>Dunnish_Wolf_Warrior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3|knows_power_strike_3|knows_ironflesh_2|knows_power_throw_4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 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</text:p>
          </table:table-cell>
          <table:table-cell table:style-name="ce6" office:value-type="string" calcext:value-type="string">
            <text:p>Dunnish_Wolf_Guards</text:p>
          </table:table-cell>
          <table:table-cell table:style-name="ce12" office:value-type="string" calcext:value-type="string">
            <text:p>tf_dunland| tf_randomize_face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war_axe,itm_dun_berserker, 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4|knows_power_strike_4|knows_ironflesh_3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 itm_dunland_armor_i,itm_dunland_armor_j,itm_evil_gauntlets_b,itm_dunland_wolfboots,itm_dunnish_war_axe,itm_dun_berserker, 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chieftan</text:p>
          </table:table-cell>
          <table:table-cell table:number-columns-repeated="2" table:style-name="ce6" office:value-type="string" calcext:value-type="string">
            <text:p>Dunnish_Raven_Rider</text:p>
          </table:table-cell>
          <table:table-cell table:style-name="ce12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c, itm_dun_helm_d,</text:p>
          </table:table-cell>
          <table:table-cell table:style-name="ce18" office:value-type="string" calcext:value-type="string">
            <text:p>itm_dunland_armor_i,itm_dunland_armor_j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8" office:value-type="string" calcext:value-type="string">
            <text:p>itm_dun_shield_a,itm_dun_shield_b,</text:p>
          </table:table-cell>
          <table:table-cell table:style-name="ce18" office:value-type="string" calcext:value-type="string">
            <text:p>itm_hunter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2|knows_power_strike_3|knows_power_throw_6|knows_horse_archery_6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</text:p>
          </table:table-cell>
          <table:table-cell table:style-name="ce6" office:value-type="string" calcext:value-type="string">
            <text:p>Dunnish_Night_Wolfs</text:p>
          </table:table-cell>
          <table:table-cell table:style-name="ce12" office:value-type="string" calcext:value-type="string">
            <text:p>tf_dunland| tf_randomize_face| tfg_shield| tfg_armor| tfg_boots| tfg_ranged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dunland</text:p>
          </table:table-cell>
          <table:table-cell table:style-name="ce18" office:value-type="string" calcext:value-type="string">
            <text:p>itm_dun_helm_a, </text:p>
          </table:table-cell>
          <table:table-cell table:style-name="ce18" office:value-type="string" calcext:value-type="string">
            <text:p>itm_dunland_armor_h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dunland_wolfboots,</text:p>
          </table:table-cell>
          <table:table-cell table:style-name="ce18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8" office:value-type="string" calcext:value-type="string">
            <text:p>itm_dun_shield_a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7|knows_shield_3|knows_power_strike_3|knows_ironflesh_2|knows_power_throw_7</text:p>
          </table:table-cell>
          <table:table-cell table:style-name="ce33" office:value-type="string" calcext:value-type="string">
            <text:p>dunland_face1</text:p>
          </table:table-cell>
          <table:table-cell table:style-name="ce33" office:value-type="string" calcext:value-type="string">
            <text:p>dunland_face2</text:p>
          </table:table-cell>
          <table:table-cell table:style-name="ce35"/>
          <table:table-cell table:style-name="ce7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 itm_dunland_armor_h, 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EASTERLINGS #KHAND</text:p>
          </table:table-cell>
          <table:table-cell table:style-name="ce7" table:number-columns-repeated="19"/>
          <table:table-cell table:style-name="ce7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youth</text:p>
          </table:table-cell>
          <table:table-cell table:style-name="ce6" office:value-type="string" calcext:value-type="string">
            <text:p>Variag_Bondsman</text:p>
          </table:table-cell>
          <table:table-cell table:style-name="ce6" office:value-type="string" calcext:value-type="string">
            <text:p>Variag_Bondsmen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/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spear,</text:p>
          </table:table-cell>
          <table:table-cell table:style-name="ce18" office:value-type="string" calcext:value-type="string">
            <text:p>itm_khand_mace1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warrior</text:p>
          </table:table-cell>
          <table:table-cell table:style-name="ce6" office:value-type="string" calcext:value-type="string">
            <text:p>Warrior_of_Khand</text:p>
          </table:table-cell>
          <table:table-cell table:style-name="ce6" office:value-type="string" calcext:value-type="string">
            <text:p>Warriors_of_Khand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spear,</text:p>
          </table:table-cell>
          <table:table-cell table:style-name="ce18" office:value-type="string" calcext:value-type="string">
            <text:p>itm_khand_tulwar,itm_khand_mace1,itm_tab_shield_small_round_b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man</text:p>
          </table:table-cell>
          <table:table-cell table:style-name="ce6" office:value-type="string" calcext:value-type="string">
            <text:p>Variag_Axeman</text:p>
          </table:table-cell>
          <table:table-cell table:style-name="ce6" office:value-type="string" calcext:value-type="string">
            <text:p>Variag_Axemen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table:number-columns-repeated="2"/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2|knows_shield_1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axeman</text:p>
          </table:table-cell>
          <table:table-cell table:style-name="ce6" office:value-type="string" calcext:value-type="string">
            <text:p>Variag_Veteran_Axeman</text:p>
          </table:table-cell>
          <table:table-cell table:style-name="ce6" office:value-type="string" calcext:value-type="string">
            <text:p>Variag_Veteran_Axemen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winge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axe_master</text:p>
          </table:table-cell>
          <table:table-cell table:style-name="ce6" office:value-type="string" calcext:value-type="string">
            <text:p>Variag_Axe_Master</text:p>
          </table:table-cell>
          <table:table-cell table:style-name="ce6" office:value-type="string" calcext:value-type="string">
            <text:p>Variag_Axe_Maste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c3,itm_khand_helmet_c4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/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axe_great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strike_5|knows_ironflesh_3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rider</text:p>
          </table:table-cell>
          <table:table-cell table:style-name="ce6" office:value-type="string" calcext:value-type="string">
            <text:p>Variag_Pony_Rider</text:p>
          </table:table-cell>
          <table:table-cell table:style-name="ce6" office:value-type="string" calcext:value-type="string">
            <text:p>Variag_Pony_Riders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/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/>
          <table:table-cell table:style-name="ce2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2|knows_shield_1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n</text:p>
          </table:table-cell>
          <table:table-cell table:style-name="ce6" office:value-type="string" calcext:value-type="string">
            <text:p>Variag_Horseman</text:p>
          </table:table-cell>
          <table:table-cell table:style-name="ce6" office:value-type="string" calcext:value-type="string">
            <text:p>Variag_Horsemen</text:p>
          </table:table-cell>
          <table:table-cell table:style-name="ce12" office:value-type="string" calcext:value-type="string">
            <text:p>tf_evil_man| tf_mounted| tfg_armor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tulwar,itm_khand_mace1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shield_1|knows_power_strike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horseman</text:p>
          </table:table-cell>
          <table:table-cell table:style-name="ce6" office:value-type="string" calcext:value-type="string">
            <text:p>Variag_Heavy_Horseman</text:p>
          </table:table-cell>
          <table:table-cell table:style-name="ce6" office:value-type="string" calcext:value-type="string">
            <text:p>Variag_Heavy_Horsemen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itm_khand_helmet_a3,itm_khand_helmet_b3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riding_5|knows_shield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horsemaster</text:p>
          </table:table-cell>
          <table:table-cell table:style-name="ce6" office:value-type="string" calcext:value-type="string">
            <text:p>Variag_Kataphrakt</text:p>
          </table:table-cell>
          <table:table-cell table:style-name="ce6" office:value-type="string" calcext:value-type="string">
            <text:p>Variag_Kataphrakts</text:p>
          </table:table-cell>
          <table:table-cell table:style-name="ce12" office:value-type="string" calcext:value-type="string">
            <text:p>tf_evil_man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itm_khand_helmet_b4,itm_khand_helmet_d2,</text:p>
          </table:table-cell>
          <table:table-cell table:style-name="ce18" office:value-type="string" calcext:value-type="string">
            <text:p>itm_khand_med_lam_d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tulwar,itm_khand_lance,</text:p>
          </table:table-cell>
          <table:table-cell table:style-name="ce18" office:value-type="string" calcext:value-type="string">
            <text:p>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lance_kataphract</text:p>
          </table:table-cell>
          <table:table-cell table:style-name="ce6" office:value-type="string" calcext:value-type="string">
            <text:p>Variag_Lance_Kataphrakt</text:p>
          </table:table-cell>
          <table:table-cell table:style-name="ce6" office:value-type="string" calcext:value-type="string">
            <text:p>Variag_Lance_Kataphrakts</text:p>
          </table:table-cell>
          <table:table-cell table:style-name="ce12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b2,itm_khand_helmet_d1,itm_khand_helmet_d3,</text:p>
          </table:table-cell>
          <table:table-cell table:style-name="ce18" office:value-type="string" calcext:value-type="string">
            <text:p>itm_khand_heavy_lam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lance,</text:p>
          </table:table-cell>
          <table:table-cell table:style-name="ce18"/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riding_5|knows_shield_3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Khand Variags</text:p>
          </table:table-cell>
          <table:table-cell table:style-name="ce7" table:number-columns-repeated="19"/>
          <table:table-cell table:style-name="ce7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whirler</text:p>
          </table:table-cell>
          <table:table-cell table:style-name="ce6" office:value-type="string" calcext:value-type="string">
            <text:p>Khand_Blade_Whirler</text:p>
          </table:table-cell>
          <table:table-cell table:style-name="ce6" office:value-type="string" calcext:value-type="string">
            <text:p>Khand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22" office:value-type="string" calcext:value-type="string">
            <text:p>itm_khand_helmet_e1,itm_khand_helmet_e4,itm_khand_helmet_e3,</text:p>
          </table:table-cell>
          <table:table-cell table:style-name="ce18" office:value-type="string" calcext:value-type="string">
            <text:p>itm_khand_foot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power_strike_2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veteran_glaive_whirler</text:p>
          </table:table-cell>
          <table:table-cell table:style-name="ce6" office:value-type="string" calcext:value-type="string">
            <text:p>Khand_Veteran_Blade_Whirler</text:p>
          </table:table-cell>
          <table:table-cell table:style-name="ce6" office:value-type="string" calcext:value-type="string">
            <text:p>Khand_Veteran_Blade_Whirl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itm_khand_helmet_e3,</text:p>
          </table:table-cell>
          <table:table-cell table:style-name="ce18" office:value-type="string" calcext:value-type="string">
            <text:p>itm_khand_foot_lam_b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khand_voulge,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power_strike_3|knows_ironflesh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khand_glaive_master</text:p>
          </table:table-cell>
          <table:table-cell table:style-name="ce6" office:value-type="string" calcext:value-type="string">
            <text:p>Khand_Halberd_Master</text:p>
          </table:table-cell>
          <table:table-cell table:style-name="ce6" office:value-type="string" calcext:value-type="string">
            <text:p>Khand_Halberd_Masters</text:p>
          </table:table-cell>
          <table:table-cell table:style-name="ce12" office:value-type="string" calcext:value-type="string">
            <text:p>tf_evil_man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e2,</text:p>
          </table:table-cell>
          <table:table-cell table:style-name="ce18" office:value-type="string" calcext:value-type="string">
            <text:p>itm_khand_foot_lam_a,</text:p>
          </table:table-cell>
          <table:table-cell table:style-name="ce18" office:value-type="string" calcext:value-type="string">
            <text:p>itm_mail_mitten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khan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power_throw_4|knows_power_strike_4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</text:p>
          </table:table-cell>
          <table:table-cell table:style-name="ce6" office:value-type="string" calcext:value-type="string">
            <text:p>Variag_Pitfight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5|knows_power_throw_2|knows_power_strike_4|knows_ironflesh_4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ariag_gladiator</text:p>
          </table:table-cell>
          <table:table-cell table:style-name="ce6" office:value-type="string" calcext:value-type="string">
            <text:p>Variag_Berserker</text:p>
          </table:table-cell>
          <table:table-cell table:style-name="ce6" office:value-type="string" calcext:value-type="string">
            <text:p>Variag_Berserkers</text:p>
          </table:table-cell>
          <table:table-cell table:style-name="ce12" office:value-type="string" calcext:value-type="string">
            <text:p>tf_evil_man| tfg_ranged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mask1,itm_khand_helmet_mask2,</text:p>
          </table:table-cell>
          <table:table-cell table:style-name="ce18" office:value-type="string" calcext:value-type="string">
            <text:p>itm_khand_light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power_throw_3|knows_power_strike_5|knows_ironflesh_6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skirmisher</text:p>
          </table:table-cell>
          <table:table-cell table:style-name="ce6" office:value-type="string" calcext:value-type="string">
            <text:p>Variag_Skirmisher</text:p>
          </table:table-cell>
          <table:table-cell table:style-name="ce6" office:value-type="string" calcext:value-type="string">
            <text:p>Variag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light_lam,</text:p>
          </table:table-cell>
          <table:table-cell table:style-name="ce18"/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horse_archery_2|knows_riding_2|knows_power_throw_2|knows_power_strike_1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veteran_skirmisher</text:p>
          </table:table-cell>
          <table:table-cell table:style-name="ce6" office:value-type="string" calcext:value-type="string">
            <text:p>Variag_Veteran_Skirmisher</text:p>
          </table:table-cell>
          <table:table-cell table:style-name="ce6" office:value-type="string" calcext:value-type="string">
            <text:p>Variag_Veteran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2,</text:p>
          </table:table-cell>
          <table:table-cell table:style-name="ce18" office:value-type="string" calcext:value-type="string">
            <text:p>itm_khand_med_lam_b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pony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asterling_elite_skirmisher</text:p>
          </table:table-cell>
          <table:table-cell table:style-name="ce6" office:value-type="string" calcext:value-type="string">
            <text:p>Variag_Heavy_Skirmisher</text:p>
          </table:table-cell>
          <table:table-cell table:style-name="ce6" office:value-type="string" calcext:value-type="string">
            <text:p>Variag_Heavy_Skirmishers</text:p>
          </table:table-cell>
          <table:table-cell table:style-name="ce12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khand</text:p>
          </table:table-cell>
          <table:table-cell table:style-name="ce18" office:value-type="string" calcext:value-type="string">
            <text:p>itm_khand_helmet_a1,</text:p>
          </table:table-cell>
          <table:table-cell table:style-name="ce18" office:value-type="string" calcext:value-type="string">
            <text:p>itm_khand_med_lam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variag_greaves,</text:p>
          </table:table-cell>
          <table:table-cell table:style-name="ce18" office:value-type="string" calcext:value-type="string">
            <text:p>itm_javelin,</text:p>
          </table:table-cell>
          <table:table-cell table:style-name="ce18" office:value-type="string" calcext:value-type="string">
            <text:p>itm_khand_tulwar,itm_khand_mace1,itm_khand_mace2,itm_easterling_round_horseman,</text:p>
          </table:table-cell>
          <table:table-cell table:style-name="ce18" office:value-type="string" calcext:value-type="string">
            <text:p>itm_variag_kataphrakt,</text:p>
          </table:table-cell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33" office:value-type="string" calcext:value-type="string">
            <text:p>khand_man1</text:p>
          </table:table-cell>
          <table:table-cell table:style-name="ce33" office:value-type="string" calcext:value-type="string">
            <text:p>khand_man2</text:p>
          </table:table-cell>
          <table:table-cell table:style-name="ce35"/>
          <table:table-cell table:style-name="ce7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UMBAR #CORSAIRS</text:p>
          </table:table-cell>
          <table:table-cell table:style-name="ce7" table:number-columns-repeated="19"/>
          <table:table-cell table:style-name="ce7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youth</text:p>
          </table:table-cell>
          <table:table-cell table:style-name="ce6" office:value-type="string" calcext:value-type="string">
            <text:p>Umbar_Sailor</text:p>
          </table:table-cell>
          <table:table-cell table:style-name="ce6" office:value-type="string" calcext:value-type="string">
            <text:p>Umbar_Sail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22"/>
          <table:table-cell table:style-name="ce18" office:value-type="string" calcext:value-type="string">
            <text:p>itm_umb_armor_a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throwing_dagger,</text:p>
          </table:table-cell>
          <table:table-cell table:style-name="ce18" office:value-type="string" calcext:value-type="string">
            <text:p>itm_umb_shield_a,itm_umb_shield_b,</text:p>
          </table:table-cell>
          <table:table-cell table:style-name="ce18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common|knows_athletics_1|knows_power_throw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corsair_youth&quot;,&quot;Umbar_Sailor&quot;,&quot;Umbar_Sailors&quot;,tfg_armor,0,0,fac_umbar,[itm_umb_armor_a,itm_corsair_boots,itm_shortened_spear,itm_corsair_sword,itm_corsair_throwing_dagger,itm_umb_shield_a,itm_umb_shield_b,],attr_evil_tier_1,wp_tier_1,knows_common|knows_athletics_1|knows_power_throw_2,bandit_face1,bandit_face2]," calcext:value-type="string">
            <text:p>["corsair_youth","Umbar_Sailor","Umbar_Sailors",tfg_armor,0,0,fac_umbar,[itm_umb_armor_a,itm_corsair_boots,itm_shortened_spear,itm_corsair_sword,itm_corsair_throwing_dagger,itm_umb_shield_a,itm_umb_shield_b,],attr_evil_tier_1,wp_tier_1,knows_common|knows_athletics_1|knows_power_throw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warrior</text:p>
          </table:table-cell>
          <table:table-cell table:style-name="ce6" office:value-type="string" calcext:value-type="string">
            <text:p>Umbar_Warrior</text:p>
          </table:table-cell>
          <table:table-cell table:style-name="ce6" office:value-type="string" calcext:value-type="string">
            <text:p>Umbar_Warriors</text:p>
          </table:table-cell>
          <table:table-cell table:style-name="ce12" office:value-type="string" calcext:value-type="string">
            <text:p>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a_good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ened_spear,itm_corsair_sword,itm_corsair_harpoon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athletics_1|knows_shield_1|knows_power_strike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corsair_warrior&quot;,&quot;Umbar_Warrior&quot;,&quot;Umbar_Warriors&quot;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" calcext:value-type="string">
            <text:p>["corsair_warrior","Umbar_Warrior","Umbar_Warriors",tfg_armor,0,0,fac_umbar,[itm_umb_hood,itm_umb_armor_a, itm_umb_armor_a_good, itm_umb_armor_b,itm_corsair_boots,itm_shortened_spear,itm_corsair_sword,itm_corsair_harpoon,itm_umbar_rapier,itm_umb_shield_b,itm_umb_shield_d,],attr_evil_tier_2,wp_tier_2,knows_common|knows_athletics_1|knows_shield_1|knows_power_strike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pikeman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corsair_pikeman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pikeman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rai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corsair_veteran_rai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rai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</text:p>
          </table:table-cell>
          <table:table-cell table:style-name="ce6" office:value-type="string" calcext:value-type="string">
            <text:p>Corsair_Night_Raiders</text:p>
          </table:table-cell>
          <table:table-cell table:style-name="ce12" office:value-type="string" calcext:value-type="string">
            <text:p>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_mask,</text:p>
          </table:table-cell>
          <table:table-cell table:style-name="ce18" office:value-type="string" calcext:value-type="string">
            <text:p>itm_umb_armor_c_good, itm_umb_armor_d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rapier,itm_corsair_throwing_dagger,itm_corsair_throwing_dagger,itm_corsair_harpoon,itm_corsair_harpoon,itm_corsair_harpoon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6|knows_shield_4|knows_power_strike_4|knows_ironflesh_3|knows_power_throw_6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corsair_night_raider&quot;,&quot;Corsair_Night_Raider&quot;,&quot;Corsair_Night_Raiders&quot;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" calcext:value-type="string">
            <text:p>["corsair_night_raider","Corsair_Night_Raider","Corsair_Night_Raiders",tfg_shield| tfg_armor| tfg_helm| tfg_boots,0,0,fac_umbar,[itm_umb_hood_mask,itm_umb_armor_c_good, itm_umb_armor_d_good,itm_leather_gloves,itm_corsair_boots,itm_umbar_rapier,itm_corsair_throwing_dagger,itm_corsair_throwing_dagger,itm_corsair_harpoon,itm_corsair_harpoon,itm_corsair_harpoon,itm_umb_shield_b,itm_umb_shield_d,],attr_evil_tier_5,wp_tier_5,knows_common|knows_athletics_6|knows_shield_4|knows_power_strike_4|knows_ironflesh_3|knows_power_throw_6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ilitia_of_umbar</text:p>
          </table:table-cell>
          <table:table-cell table:style-name="ce6" office:value-type="string" calcext:value-type="string">
            <text:p>Umbar_Marine</text:p>
          </table:table-cell>
          <table:table-cell table:style-name="ce6" office:value-type="string" calcext:value-type="string">
            <text:p>Umbar_Marines</text:p>
          </table:table-cell>
          <table:table-cell table:style-name="ce12" office:value-type="string" calcext:value-type="string">
            <text:p>tfg_ranged| tfg_armor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ood,</text:p>
          </table:table-cell>
          <table:table-cell table:style-name="ce18" office:value-type="string" calcext:value-type="string">
            <text:p>itm_umb_armor_a, itm_umb_armor_b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short_bow, itm_regular_bow,itm_corsair_arrows,itm_corsair_throwing_dagger,</text:p>
          </table:table-cell>
          <table:table-cell table:style-name="ce28" office:value-type="string" calcext:value-type="string">
            <text:p>itm_corsair_sword,itm_umb_shield_a,itm_umb_shield_e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common|knows_power_draw_1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militia_of_umbar&quot;,&quot;Umbar_Marine&quot;,&quot;Umbar_Marines&quot;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" calcext:value-type="string">
            <text:p>["militia_of_umbar","Umbar_Marine","Umbar_Marines",tfg_ranged| tfg_armor,0,0,fac_umbar,[itm_umb_hood,itm_umb_armor_a, itm_umb_armor_b,itm_corsair_boots,itm_short_bow, itm_regular_bow,itm_corsair_arrows,itm_corsair_throwing_dagger,itm_corsair_sword,itm_umb_shield_a,itm_umb_shield_e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an_of_Umbar</text:p>
          </table:table-cell>
          <table:table-cell table:style-name="ce6" office:value-type="string" calcext:value-type="string">
            <text:p>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a, itm_umb_armor_b,itm_umb_armor_a_good, itm_umb_armor_b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regular_bow,itm_corsair_arrows,</text:p>
          </table:table-cell>
          <table:table-cell table:style-name="ce18" office:value-type="string" calcext:value-type="string">
            <text:p>itm_corsair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3</text:p>
          </table:table-cell>
          <table:table-cell table:style-name="ce30" office:value-type="string" calcext:value-type="string">
            <text:p>knows_common|knows_athletics_1|knows_power_draw_2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marksman_of_umbar&quot;,&quot;Marksman_of_Umbar&quot;,&quot;Marksmen_of_Umbar&quot;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" calcext:value-type="string">
            <text:p>["marksman_of_umbar","Marksman_of_Umbar","Marksmen_of_Umbar",tfg_ranged| tfg_armor| tfg_boots,0,0,fac_umbar,[itm_umb_helm_c,itm_umb_helm_c_good,itm_umb_armor_a, itm_umb_armor_b,itm_umb_armor_a_good, itm_umb_armor_b_good,itm_corsair_boots,itm_regular_bow,itm_corsair_arrows,itm_corsair_sword,],attr_evil_tier_3,wp_tier_bow_3,knows_common|knows_athletics_1|knows_power_draw_2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an_of_Umbar</text:p>
          </table:table-cell>
          <table:table-cell table:style-name="ce6" office:value-type="string" calcext:value-type="string">
            <text:p>Veteran_Marksmen_of_Umbar</text:p>
          </table:table-cell>
          <table:table-cell table:style-name="ce12" office:value-type="string" calcext:value-type="string">
            <text:p>tfg_ranged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b_good, itm_umb_armor_c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ar_cutlass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common|knows_athletics_2|knows_power_draw_3|knows_ironflesh_1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veteran_marksman_of_umbar&quot;,&quot;Veteran_Marksman_of_Umbar&quot;,&quot;Veteran_Marksmen_of_Umbar&quot;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" calcext:value-type="string">
            <text:p>["veteran_marksman_of_umbar","Veteran_Marksman_of_Umbar","Veteran_Marksmen_of_Umbar",tfg_ranged| tfg_armor| tfg_boots,0,0,fac_umbar,[itm_umb_helm_c,itm_umb_helm_c_good,itm_umb_armor_b_good, itm_umb_armor_c, itm_corsair_boots,itm_corsair_bow,itm_corsair_arrows,itm_umbar_cutlass,],attr_evil_tier_4,wp_tier_bow_4,knows_common|knows_athletics_2|knows_power_draw_3|knows_ironflesh_1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marksman_of_umbar</text:p>
          </table:table-cell>
          <table:table-cell table:style-name="ce6" office:value-type="string" calcext:value-type="string">
            <text:p>Corsair_Master_Marksman</text:p>
          </table:table-cell>
          <table:table-cell table:style-name="ce6" office:value-type="string" calcext:value-type="string">
            <text:p>Corsair_Master_Marksmen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c,itm_umb_helm_c_good,</text:p>
          </table:table-cell>
          <table:table-cell table:style-name="ce18" office:value-type="string" calcext:value-type="string">
            <text:p>itm_umb_armor_d_good, itm_umb_armor_c_good, 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umb_shield_a,itm_umbar_cutlass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common|knows_athletics_3|knows_power_draw_4|knows_ironflesh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master_marksman_of_umbar&quot;,&quot;Corsair_Master_Marksman&quot;,&quot;Corsair_Master_Marksmen&quot;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" calcext:value-type="string">
            <text:p>["master_marksman_of_umbar","Corsair_Master_Marksman","Corsair_Master_Marksmen",tfg_ranged| tfg_armor| tfg_helm| tfg_boots,0,0,fac_umbar,[itm_umb_helm_c,itm_umb_helm_c_good,itm_umb_armor_d_good, itm_umb_armor_c_good, itm_corsair_boots,itm_corsair_bow,itm_corsair_arrows,itm_umb_shield_a,itm_umbar_cutlass,],attr_evil_tier_5,wp_tier_bow_5,knows_common|knows_athletics_3|knows_power_draw_4|knows_ironflesh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maraude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corsair_maraude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corsair_maraude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veteran_maraude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corsair_veteran_maraude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corsair_veteran_maraude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corsair_elite_maraude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corsair_elite_maraude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corsair_elite_maraude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aster_assassin_of_umbar</text:p>
          </table:table-cell>
          <table:table-cell table:style-name="ce6" office:value-type="string" calcext:value-type="string">
            <text:p>Corsair_Assassin</text:p>
          </table:table-cell>
          <table:table-cell table:style-name="ce6" office:value-type="string" calcext:value-type="string">
            <text:p>Corsair_Assassins</text:p>
          </table:table-cell>
          <table:table-cell table:style-name="ce12" office:value-type="string" calcext:value-type="string">
            <text:p>tfg_range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a,itm_umb_helm_b,</text:p>
          </table:table-cell>
          <table:table-cell table:style-name="ce18" office:value-type="string" calcext:value-type="string">
            <text:p>itm_umb_armor_d_good, 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corsair_bow,itm_corsair_arrows,</text:p>
          </table:table-cell>
          <table:table-cell table:style-name="ce18" office:value-type="string" calcext:value-type="string">
            <text:p>itm_kraken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archery(150) | wp_melee(200)</text:p>
          </table:table-cell>
          <table:table-cell table:style-name="ce30" office:value-type="string" calcext:value-type="string">
            <text:p>knows_common|knows_athletics_5|knows_power_draw_3|knows_power_strike_4|knows_ironflesh_4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master_assassin_of_umbar&quot;,&quot;Corsair_Assassin&quot;,&quot;Corsair_Assassins&quot;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" calcext:value-type="string">
            <text:p>["master_assassin_of_umbar","Corsair_Assassin","Corsair_Assassins",tfg_ranged| tfg_armor| tfg_helm| tfg_boots,0,0,fac_umbar,[itm_umb_helm_a,itm_umb_helm_b,itm_umb_armor_d_good, itm_leather_gloves,itm_corsair_boots,itm_corsair_bow,itm_corsair_arrows,itm_kraken,],attr_evil_tier_5,wp_archery(15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man_of_umbar</text:p>
          </table:table-cell>
          <table:table-cell table:style-name="ce6" office:value-type="string" calcext:value-type="string">
            <text:p>Swordsman_of_Umbar</text:p>
          </table:table-cell>
          <table:table-cell table:style-name="ce6" office:value-type="string" calcext:value-type="string">
            <text:p>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c_good, itm_umb_armor_c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athletics_1|knows_shield_2|knows_power_strike_2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pikeman_of_umbar&quot;,&quot;Swordsman_of_Umbar&quot;,&quot;Swordsmen_of_Umbar&quot;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" calcext:value-type="string">
            <text:p>["pikeman_of_umbar","Swordsman_of_Umbar","Swordsmen_of_Umbar",tfg_armor| tfg_helm| tfg_boots,0,0,fac_umbar,[itm_umb_helm_d,itm_umb_helm_d_good,itm_umb_armor_c_good, itm_umb_armor_c,itm_corsair_boots,itm_umbar_cutlass,itm_umbar_rapier,itm_umb_shield_b,itm_umb_shield_d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veteran_pikeman_of_umbar</text:p>
          </table:table-cell>
          <table:table-cell table:style-name="ce6" office:value-type="string" calcext:value-type="string">
            <text:p>Veteran_Swordsman_of_Umbar</text:p>
          </table:table-cell>
          <table:table-cell table:style-name="ce6" office:value-type="string" calcext:value-type="string">
            <text:p>Veteran_Swordsmen_of_Umbar</text:p>
          </table:table-cell>
          <table:table-cell table:style-name="ce12" office:value-type="string" calcext:value-type="string">
            <text:p>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d,itm_umb_helm_d_good,</text:p>
          </table:table-cell>
          <table:table-cell table:style-name="ce18" office:value-type="string" calcext:value-type="string">
            <text:p>itm_umb_armor_e, itm_umb_armor_e_good,</text:p>
          </table:table-cell>
          <table:table-cell table:style-name="ce18"/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umbar_cutlass,itm_umbar_rapier,</text:p>
          </table:table-cell>
          <table:table-cell table:style-name="ce18" office:value-type="string" calcext:value-type="string">
            <text:p>itm_umb_shield_b,itm_umb_shield_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athletics_2|knows_shield_2|knows_power_throw_1|knows_power_strike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veteran_pikeman_of_umbar&quot;,&quot;Veteran_Swordsman_of_Umbar&quot;,&quot;Veteran_Swordsmen_of_Umbar&quot;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" calcext:value-type="string">
            <text:p>["veteran_pikeman_of_umbar","Veteran_Swordsman_of_Umbar","Veteran_Swordsmen_of_Umbar",tfg_armor| tfg_helm| tfg_boots,0,0,fac_umbar,[itm_umb_helm_d,itm_umb_helm_d_good,itm_umb_armor_e, itm_umb_armor_e_good,itm_corsair_boots,itm_umbar_cutlass,itm_umbar_rapier,itm_umb_shield_b,itm_umb_shield_d,],attr_evil_tier_4,wp_tier_4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pike_master_of_umbar</text:p>
          </table:table-cell>
          <table:table-cell table:style-name="ce6" office:value-type="string" calcext:value-type="string">
            <text:p>Corsair_Swordmaster</text:p>
          </table:table-cell>
          <table:table-cell table:style-name="ce6" office:value-type="string" calcext:value-type="string">
            <text:p>Corsair_Swordmasters</text:p>
          </table:table-cell>
          <table:table-cell table:style-name="ce12" office:value-type="string" calcext:value-type="string">
            <text:p>tfg_gloves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umbar</text:p>
          </table:table-cell>
          <table:table-cell table:style-name="ce18" office:value-type="string" calcext:value-type="string">
            <text:p>itm_umb_helm_e,itm_umb_helm_f,</text:p>
          </table:table-cell>
          <table:table-cell table:style-name="ce18" office:value-type="string" calcext:value-type="string">
            <text:p>itm_umb_armor_f, itm_umb_armor_f_goo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boots,</text:p>
          </table:table-cell>
          <table:table-cell table:style-name="ce18" office:value-type="string" calcext:value-type="string">
            <text:p>itm_kraken,</text:p>
          </table:table-cell>
          <table:table-cell table:style-name="ce18" office:value-type="string" calcext:value-type="string">
            <text:p>itm_umb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3|knows_shield_2|knows_power_throw_2|knows_power_strike_6|knows_ironflesh_3</text:p>
          </table:table-cell>
          <table:table-cell table:style-name="ce33" office:value-type="string" calcext:value-type="string">
            <text:p>bandit_face1</text:p>
          </table:table-cell>
          <table:table-cell table:style-name="ce33" office:value-type="string" calcext:value-type="string">
            <text:p>bandit_face2</text:p>
          </table:table-cell>
          <table:table-cell table:style-name="ce35"/>
          <table:table-cell table:style-name="ce7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pike_master_of_umbar&quot;,&quot;Corsair_Swordmaster&quot;,&quot;Corsair_Swordmasters&quot;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" calcext:value-type="string">
            <text:p>["pike_master_of_umbar","Corsair_Swordmaster","Corsair_Swordmasters",tfg_gloves| tfg_armor| tfg_helm| tfg_horse| tfg_boots,0,0,fac_umbar,[itm_umb_helm_e,itm_umb_helm_f,itm_umb_armor_f, itm_umb_armor_f_good,itm_leather_gloves,itm_corsair_boots,itm_kraken,itm_umb_shield_c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3">
          <table:table-cell table:style-name="ce7" office:value-type="string" calcext:value-type="string">
            <text:p>ISENGARD Orcs</text:p>
          </table:table-cell>
          <table:table-cell table:style-name="ce7" table:number-columns-repeated="19"/>
          <table:table-cell table:number-columns-repeated="1004"/>
        </table:table-row>
        <table:table-row table:style-name="ro3"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_of_Isengard</text:p>
          </table:table-cell>
          <table:table-cell table:style-name="ce6" office:value-type="string" calcext:value-type="string">
            <text:p>Orc_Snagas_of_Isengard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rc_coif_bad,itm_orc_coif,</text:p>
          </table:table-cell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throw_1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_of_Isengard</text:p>
          </table:table-cell>
          <table:table-cell table:style-name="ce6" office:value-type="string" calcext:value-type="string">
            <text:p>Orcs_of_Isengard</text:p>
          </table:table-cell>
          <table:table-cell table:style-name="ce12" office:value-type="string" calcext:value-type="string">
            <text:p>tf_orc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a,itm_isen_orc_helm_b,</text:p>
          </table:table-cell>
          <table:table-cell table:style-name="ce18" office:value-type="string" calcext:value-type="string">
            <text:p>itm_isen_orc_armor_c,itm_isen_orc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spear,itm_isengard_spear,itm_orc_simple_spear,itm_orc_bill,itm_orc_bill,</text:p>
          </table:table-cell>
          <table:table-cell table:style-name="ce18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throw_2|knows_power_strike_3</text:p>
          </table:table-cell>
          <table:table-cell table:style-name="ce33" office:value-type="string" calcext:value-type="string">
            <text:p>orc_face2</text:p>
          </table:table-cell>
          <table:table-cell table:style-name="ce33" office:value-type="string" calcext:value-type="string">
            <text:p>orc_face3</text:p>
          </table:table-cell>
          <table:table-cell table:style-name="ce35"/>
          <table:table-cell table:style-name="ce7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_of_Isengard</text:p>
          </table:table-cell>
          <table:table-cell table:style-name="ce6" office:value-type="string" calcext:value-type="string">
            <text:p>Large_Orcs_of_Isengard</text:p>
          </table:table-cell>
          <table:table-cell table:style-name="ce12" office:value-type="string" calcext:value-type="string">
            <text:p>tf_orc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isengard_hammer,itm_isengard_spear,itm_isengard_spear,itm_orc_simple_spear,itm_orc_bill,</text:p>
          </table:table-cell>
          <table:table-cell table:style-name="ce18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throw_2|knows_power_strike_4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5</text:p>
          </table:table-cell>
          <table:table-cell table:style-name="ce35"/>
          <table:table-cell table:style-name="ce7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_of_Isengard</text:p>
          </table:table-cell>
          <table:table-cell table:style-name="ce6" office:value-type="string" calcext:value-type="string">
            <text:p>Fell_Orcs_of_Isengard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hammer,itm_isengard_spear,itm_isengard_spear,itm_orc_simple_spear,itm_orc_bill,itm_orc_bill,</text:p>
          </table:table-cell>
          <table:table-cell table:style-name="ce18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throw_3|knows_power_strike_4</text:p>
          </table:table-cell>
          <table:table-cell table:style-name="ce33" office:value-type="string" calcext:value-type="string">
            <text:p>orc_face6</text:p>
          </table:table-cell>
          <table:table-cell table:style-name="ce33" office:value-type="string" calcext:value-type="string">
            <text:p>orc_face7</text:p>
          </table:table-cell>
          <table:table-cell table:style-name="ce35"/>
          <table:table-cell table:style-name="ce7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</text:p>
          </table:table-cell>
          <table:table-cell table:style-name="ce6" office:value-type="string" calcext:value-type="string">
            <text:p>Large_Orc_Despoilers</text:p>
          </table:table-cell>
          <table:table-cell table:style-name="ce12" office:value-type="string" calcext:value-type="string">
            <text:p>tf_orc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b,</text:p>
          </table:table-cell>
          <table:table-cell table:style-name="ce18" office:value-type="string" calcext:value-type="string">
            <text:p>itm_isen_orc_armor_e,itm_isen_orc_armor_f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6|knows_power_strike_4</text:p>
          </table:table-cell>
          <table:table-cell table:style-name="ce33" office:value-type="string" calcext:value-type="string">
            <text:p>orc_face8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</text:p>
          </table:table-cell>
          <table:table-cell table:style-name="ce6" office:value-type="string" calcext:value-type="string">
            <text:p>Fell_Orc_Despoilers</text:p>
          </table:table-cell>
          <table:table-cell table:style-name="ce12" office:value-type="string" calcext:value-type="string">
            <text:p>tf_orc| tfg_armor| tfg_helm| tfg_boots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orc_helm_c,</text:p>
          </table:table-cell>
          <table:table-cell table:style-name="ce18" office:value-type="string" calcext:value-type="string">
            <text:p>itm_isen_orc_armor_g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mallet,itm_orc_sledgehammer,itm_isengard_hammer,itm_twohand_wood_club,</text:p>
          </table:table-cell>
          <table:table-cell table:style-name="ce18" table:number-columns-repeated="2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7|knows_power_strike_5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_of_Isengard</text:p>
          </table:table-cell>
          <table:table-cell table:style-name="ce6" office:value-type="string" calcext:value-type="string">
            <text:p>Wolf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twohand_wood_club,itm_orc_falchion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_of_Isengard</text:p>
          </table:table-cell>
          <table:table-cell table:style-name="ce6" office:value-type="string" calcext:value-type="string">
            <text:p>Warg_Riders_of_Isengard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machete,</text:p>
          </table:table-cell>
          <table:table-cell table:style-name="ce18" office:value-type="string" calcext:value-type="string">
            <text:p>itm_wargarmored_1b,itm_warg_1c,itm_warg_1b,itm_wargarmored_2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3|knows_horse_archery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armored_1b,itm_warg_1c,itm_warg_1b,itm_wargarmored_2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</text:p>
          </table:table-cell>
          <table:table-cell table:style-name="ce6" office:value-type="string" calcext:value-type="string">
            <text:p>White_Hand_Riders</text:p>
          </table:table-cell>
          <table:table-cell table:style-name="ce12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orc_armor_a,itm_isen_orc_armor_b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scimitar,itm_orc_falchion,itm_orc_sabre,</text:p>
          </table:table-cell>
          <table:table-cell table:style-name="ce18" office:value-type="string" calcext:value-type="string">
            <text:p>itm_wargarmored_1b,itm_wargarmored_1c,itm_wargarmored_2b,itm_wargarmored_2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power_throw_5|knows_power_strike_4|knows_horse_archery_5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itm_wargarmored_1c,itm_wargarmored_2b,itm_wargarmored_2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3">
          <table:table-cell table:style-name="ce7" table:number-columns-repeated="21"/>
          <table:table-cell table:number-columns-repeated="1003"/>
        </table:table-row>
        <table:table-row table:style-name="ro3">
          <table:table-cell table:style-name="ce5" office:value-type="string" calcext:value-type="string">
            <text:p>ISENGARD Uruk-hai</text:p>
          </table:table-cell>
          <table:table-cell table:style-name="ce7" table:number-columns-repeated="19"/>
          <table:table-cell table:style-name="ce7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</text:p>
          </table:table-cell>
          <table:table-cell table:style-name="ce6" office:value-type="string" calcext:value-type="string">
            <text:p>Uruk_Hai_Trackers</text:p>
          </table:table-cell>
          <table:table-cell table:style-name="ce12" office:value-type="string" calcext:value-type="string">
            <text:p>tf_urukhai| tf_mounted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heavy_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</text:p>
          </table:table-cell>
          <table:table-cell table:style-name="ce6" office:value-type="string" calcext:value-type="string">
            <text:p>Large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e,</text:p>
          </table:table-cell>
          <table:table-cell table:style-name="ce18" office:value-type="string" calcext:value-type="string">
            <text:p>itm_isen_uruk_heavy_d,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axe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bow_4</text:p>
          </table:table-cell>
          <table:table-cell table:style-name="ce30" office:value-type="string" calcext:value-type="string">
            <text:p>knows_athletics_4|knows_power_draw_3|knows_power_strike_2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</text:p>
          </table:table-cell>
          <table:table-cell table:style-name="ce6" office:value-type="string" calcext:value-type="string">
            <text:p>Fighting_Uruk_Hai_Trackers</text:p>
          </table:table-cell>
          <table:table-cell table:style-name="ce12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</text:p>
          </table:table-cell>
          <table:table-cell table:style-name="ce18" office:value-type="string" calcext:value-type="string">
            <text:p>itm_isen_uruk_heavy_e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isengard_large_bow,itm_isengard_arrow,</text:p>
          </table:table-cell>
          <table:table-cell table:style-name="ce18" office:value-type="string" calcext:value-type="string">
            <text:p>itm_isengard_sword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bow_5</text:p>
          </table:table-cell>
          <table:table-cell table:style-name="ce30" office:value-type="string" calcext:value-type="string">
            <text:p>knows_athletics_4|knows_power_draw_4|knows_power_strike_2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</text:p>
          </table:table-cell>
          <table:table-cell table:style-name="ce6" office:value-type="string" calcext:value-type="string">
            <text:p>Fighting_Uruk_Hai_Berserkers</text:p>
          </table:table-cell>
          <table:table-cell table:style-name="ce12" office:value-type="string" calcext:value-type="string">
            <text:p>tf_urukhai| tf_mounted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f,itm_isen_uruk_helm_e,</text:p>
          </table:table-cell>
          <table:table-cell table:style-name="ce18" office:value-type="string" calcext:value-type="string">
            <text:p>itm_isen_uruk_light_a,itm_isen_uruk_light_b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mallet,itm_isengard_sword,itm_isengard_halberd,itm_isengard_heavy_sword,</text:p>
          </table:table-cell>
          <table:table-cell table:style-name="ce18" table:number-columns-repeated="2"/>
          <table:table-cell table:style-name="ce30" office:value-type="string" calcext:value-type="string">
            <text:p>attr_evil_tier_6</text:p>
          </table:table-cell>
          <table:table-cell table:style-name="ce30" office:value-type="string" calcext:value-type="string">
            <text:p>wp_tier_6</text:p>
          </table:table-cell>
          <table:table-cell table:style-name="ce30" office:value-type="string" calcext:value-type="string">
            <text:p>knows_athletics_7|knows_power_strike_6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isengard</text:p>
          </table:table-cell>
          <table:table-cell table:style-name="ce6" office:value-type="string" calcext:value-type="string">
            <text:p>Uruk_Hai_Newborn</text:p>
          </table:table-cell>
          <table:table-cell table:style-name="ce6" office:value-type="string" calcext:value-type="string">
            <text:p>Uruk_Hai_Newborns</text:p>
          </table:table-cell>
          <table:table-cell table:style-name="ce12" office:value-type="string" calcext:value-type="string">
            <text:p>tf_urukhai| tf_mount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/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 table:number-columns-repeated="2"/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1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of_isengard</text:p>
          </table:table-cell>
          <table:table-cell table:number-columns-repeated="2" table:style-name="ce6" office:value-type="string" calcext:value-type="string">
            <text:p>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a,</text:p>
          </table:table-cell>
          <table:table-cell table:style-name="ce18" office:value-type="string" calcext:value-type="string">
            <text:p>itm_isen_uruk_light_a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axe,itm_isengard_sword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2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hai_of_isengard</text:p>
          </table:table-cell>
          <table:table-cell table:number-columns-repeated="2" table:style-name="ce6" office:value-type="string" calcext:value-type="string">
            <text:p>Large_Uruk_Hai_of_Isengard</text:p>
          </table:table-cell>
          <table:table-cell table:style-name="ce12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heavy_a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spear,</text:p>
          </table:table-cell>
          <table:table-cell table:style-name="ce18" office:value-type="string" calcext:value-type="string">
            <text:p>itm_isengard_heavy_axe,itm_isengard_sword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</text:p>
          </table:table-cell>
          <table:table-cell table:style-name="ce6" office:value-type="string" calcext:value-type="string">
            <text:p>Fighting_Uruk_Hai_Warrior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heavy_axe,itm_isengard_heavy_sword,</text:p>
          </table:table-cell>
          <table:table-cell table:style-name="ce18" office:value-type="string" calcext:value-type="string">
            <text:p>itm_isen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</text:p>
          </table:table-cell>
          <table:table-cell table:style-name="ce6" office:value-type="string" calcext:value-type="string">
            <text:p>Fighting_Uruk_Hai_Champions</text:p>
          </table:table-cell>
          <table:table-cell table:style-name="ce12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mallet,itm_isengard_heavy_sword,</text:p>
          </table:table-cell>
          <table:table-cell table:style-name="ce18" office:value-type="string" calcext:value-type="string">
            <text:p>itm_isengard_axe,itm_isengard_hammer,itm_isen_uruk_shield_b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6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an</text:p>
          </table:table-cell>
          <table:table-cell table:style-name="ce6" office:value-type="string" calcext:value-type="string">
            <text:p>Uruk_Hai_Pikemen</text:p>
          </table:table-cell>
          <table:table-cell table:style-name="ce12" office:value-type="string" calcext:value-type="string">
            <text:p>tf_urukhai| tf_mounte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b,</text:p>
          </table:table-cell>
          <table:table-cell table:style-name="ce18" office:value-type="string" calcext:value-type="string">
            <text:p>itm_isen_uruk_light_a,itm_isen_uruk_heavy_a,</text:p>
          </table:table-cell>
          <table:table-cell table:style-name="ce18"/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</text:p>
          </table:table-cell>
          <table:table-cell table:style-name="ce18" table:number-columns-repeated="2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3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an</text:p>
          </table:table-cell>
          <table:table-cell table:style-name="ce6" office:value-type="string" calcext:value-type="string">
            <text:p>Fighting_Uruk_Hai_Pikemen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light_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pike,itm_isengard_halberd,</text:p>
          </table:table-cell>
          <table:table-cell table:style-name="ce18" table:number-columns-repeated="2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5|knows_power_strike_5|knows_ironflesh_5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hai_standard_bearer</text:p>
          </table:table-cell>
          <table:table-cell table:style-name="ce6" office:value-type="string" calcext:value-type="string">
            <text:p>Uruk_Hai_Standard_Bearer</text:p>
          </table:table-cell>
          <table:table-cell table:style-name="ce6" office:value-type="string" calcext:value-type="string">
            <text:p>Uruk_Hai_Standard_Bearers</text:p>
          </table:table-cell>
          <table:table-cell table:style-name="ce12" office:value-type="string" calcext:value-type="string">
            <text:p>tf_urukhai|tf_mount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isen_uruk_helm_c,</text:p>
          </table:table-cell>
          <table:table-cell table:style-name="ce18" office:value-type="string" calcext:value-type="string">
            <text:p>itm_isen_uruk_heavy_c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isengard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2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Uruks</text:p>
          </table:table-cell>
          <table:table-cell table:style-name="ce7" table:number-columns-repeated="19"/>
          <table:table-cell table:style-name="ce7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_of_Mordor</text:p>
          </table:table-cell>
          <table:table-cell table:style-name="ce6" office:value-type="string" calcext:value-type="string">
            <text:p>Uruk_Snagas_of_Mordor</text:p>
          </table:table-cell>
          <table:table-cell table:style-name="ce12" office:value-type="string" calcext:value-type="string">
            <text:p>tf_uruk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m_uruk_light_a,itm_m_uruk_light_a_good, itm_m_uruk_light_a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orc_axe,itm_orc_falchion,itm_orc_sabre,itm_orc_simple_spear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evil_tier_1</text:p>
          </table:table-cell>
          <table:table-cell table:style-name="ce30" office:value-type="string" calcext:value-type="string">
            <text:p>wp_tier_1</text:p>
          </table:table-cell>
          <table:table-cell table:style-name="ce30" office:value-type="string" calcext:value-type="string">
            <text:p>knows_athletics_3|knows_power_strike_1|knows_ironflesh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_of_Mordor</text:p>
          </table:table-cell>
          <table:table-cell table:style-name="ce6" office:value-type="string" calcext:value-type="string">
            <text:p>Uruk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a,itm_uruk_helm_b,itm_orc_coif,</text:p>
          </table:table-cell>
          <table:table-cell table:style-name="ce18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8"/>
          <table:table-cell table:style-name="ce18" office:value-type="string" calcext:value-type="string">
            <text:p>itm_uruk_ragwrap,</text:p>
          </table:table-cell>
          <table:table-cell table:style-name="ce18" office:value-type="string" calcext:value-type="string">
            <text:p>itm_uruk_spear,</text:p>
          </table:table-cell>
          <table:table-cell table:style-name="ce18" office:value-type="string" calcext:value-type="string">
            <text:p>itm_uruk_falchion_a,itm_uruk_falchion_b,itm_mordor_uruk_shield_a,</text:p>
          </table:table-cell>
          <table:table-cell table:style-name="ce18"/>
          <table:table-cell table:style-name="ce30" office:value-type="string" calcext:value-type="string">
            <text:p>attr_evil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athletics_4|knows_power_strike_2|knows_ironflesh_3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_of_Mordor</text:p>
          </table:table-cell>
          <table:table-cell table:style-name="ce6" office:value-type="string" calcext:value-type="string">
            <text:p>Large_Uruks_of_Mordor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uruk_ragwrap,itm_uruk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athletics_4|knows_power_strike_3|knows_ironflesh_4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_of_Mordor</text:p>
          </table:table-cell>
          <table:table-cell table:style-name="ce6" office:value-type="string" calcext:value-type="string">
            <text:p>Fell_Uruks_of_Mordor</text:p>
          </table:table-cell>
          <table:table-cell table:style-name="ce12" office:value-type="string" calcext:value-type="string">
            <text:p>tf_uruk| tfg_shield|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mordor_uruk_shield_a,itm_mordor_uruk_shield_b,</text:p>
          </table:table-cell>
          <table:table-cell table:style-name="ce18"/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power_throw_3|knows_ironflesh_4|knows_shield_2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 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_of_Mordor</text:p>
          </table:table-cell>
          <table:table-cell table:style-name="ce6" office:value-type="string" calcext:value-type="string">
            <text:p>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8"/>
          <table:table-cell table:style-name="ce18" office:value-type="string" calcext:value-type="string">
            <text:p>itm_uruk_tracker_boots,</text:p>
          </table:table-cell>
          <table:table-cell table:style-name="ce18" office:value-type="string" calcext:value-type="string">
            <text:p>itm_uruk_voulg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/>
          <table:table-cell table:style-name="ce30" office:value-type="string" calcext:value-type="string">
            <text:p>attr_evil_tier_3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athletics_6|knows_power_strike_5|knows_ironflesh_6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_of_Mordor</text:p>
          </table:table-cell>
          <table:table-cell table:style-name="ce6" office:value-type="string" calcext:value-type="string">
            <text:p>Fell_Uruk_Slayers_of_Mordor</text:p>
          </table:table-cell>
          <table:table-cell table:style-name="ce12" office:value-type="string" calcext:value-type="string">
            <text:p>tf_uruk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c,itm_uruk_helm_f,</text:p>
          </table:table-cell>
          <table:table-cell table:style-name="ce18" office:value-type="string" calcext:value-type="string">
            <text:p>itm_m_uruk_heavy_a, itm_m_uruk_heavy_a_good, itm_m_uruk_heavy_a_bad, itm_m_uruk_heavy_b, itm_m_uruk_heavy_b_good, itm_m_uruk_heavy_b_bad, 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uruk_voulge,itm_uruk_heavy_axe,itm_uruk_skull_spear,itm_uruk_pike_b,</text:p>
          </table:table-cell>
          <table:table-cell table:style-name="ce18" office:value-type="string" calcext:value-type="string">
            <text:p>itm_uruk_falchion_a,itm_uruk_falchion_b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30" office:value-type="string" calcext:value-type="string">
            <text:p>attr_evil_tier_4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7|knows_power_strike_7|knows_power_draw_4|knows_ironflesh_7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 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_of_Barad_Dur</text:p>
          </table:table-cell>
          <table:table-cell table:style-name="ce6" office:value-type="string" calcext:value-type="string">
            <text:p>Black_Uruks_of_Barad_Dur</text:p>
          </table:table-cell>
          <table:table-cell table:style-name="ce12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e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uruk_heavy_axe,</text:p>
          </table:table-cell>
          <table:table-cell table:style-name="ce18" office:value-type="string" calcext:value-type="string">
            <text:p>itm_uruk_falchion_a,itm_uruk_falchion_b,itm_mordor_uruk_shield_c,</text:p>
          </table:table-cell>
          <table:table-cell table:style-name="ce18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9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uruk_mordor_standard_bearer</text:p>
          </table:table-cell>
          <table:table-cell table:style-name="ce6" office:value-type="string" calcext:value-type="string">
            <text:p>Mordor_Standard_Bearer</text:p>
          </table:table-cell>
          <table:table-cell table:style-name="ce6" office:value-type="string" calcext:value-type="string">
            <text:p>Mordor_Standard_Bearers</text:p>
          </table:table-cell>
          <table:table-cell table:style-name="ce12" office:value-type="string" calcext:value-type="string">
            <text:p>tf_uruk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ruk_helm_b,itm_uruk_helm_c,itm_uruk_helm_d,</text:p>
          </table:table-cell>
          <table:table-cell table:style-name="ce18" office:value-type="string" calcext:value-type="string">
            <text:p>itm_m_uruk_heavy_c, itm_m_uruk_heavy_c_good, itm_m_uruk_heavy_c_bad,</text:p>
          </table:table-cell>
          <table:table-cell table:style-name="ce18" office:value-type="string" calcext:value-type="string">
            <text:p>itm_evil_gauntlets_b,</text:p>
          </table:table-cell>
          <table:table-cell table:style-name="ce18" office:value-type="string" calcext:value-type="string">
            <text:p>itm_uruk_greaves,itm_uruk_chain_greaves,</text:p>
          </table:table-cell>
          <table:table-cell table:style-name="ce18" office:value-type="string" calcext:value-type="string">
            <text:p>itm_mordor_banner,</text:p>
          </table:table-cell>
          <table:table-cell table:style-name="ce18" table:number-columns-repeated="2"/>
          <table:table-cell table:style-name="ce30" office:value-type="string" calcext:value-type="string">
            <text:p>attr_evil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athletics_6|knows_power_strike_5|knows_ironflesh_10</text:p>
          </table:table-cell>
          <table:table-cell table:style-name="ce33" office:value-type="string" calcext:value-type="string">
            <text:p>uruk_hai_face1</text:p>
          </table:table-cell>
          <table:table-cell table:style-name="ce33" office:value-type="string" calcext:value-type="string">
            <text:p>uruk_hai_face2</text:p>
          </table:table-cell>
          <table:table-cell table:style-name="ce35"/>
          <table:table-cell table:style-name="ce7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Trolls #Ents</text:p>
          </table:table-cell>
          <table:table-cell table:style-name="ce7" table:number-columns-repeated="19"/>
          <table:table-cell table:style-name="ce7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_of_Moria</text:p>
          </table:table-cell>
          <table:table-cell table:style-name="ce6" office:value-type="string" calcext:value-type="string">
            <text:p>Trolls_of_Moria</text:p>
          </table:table-cell>
          <table:table-cell table:style-name="ce12" office:value-type="string" calcext:value-type="string">
            <text:p>tf_troll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troll_head_helm,itm_troll_head_helm_b,itm_troll_head_helm_c,</text:p>
          </table:table-cell>
          <table:table-cell table:style-name="ce18" table:number-columns-repeated="2"/>
          <table:table-cell table:style-name="ce18" office:value-type="string" calcext:value-type="string">
            <text:p>itm_troll_feet_boots,</text:p>
          </table:table-cell>
          <table:table-cell table:style-name="ce18" office:value-type="string" calcext:value-type="string">
            <text:p>itm_tree_trunk_club_a,itm_tree_trunk_club_a,itm_tree_trunk_club_a,itm_tree_trunk_club_b,itm_tree_trunk_club_b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58)</text:p>
          </table:table-cell>
          <table:table-cell table:style-name="ce30" office:value-type="string" calcext:value-type="string">
            <text:p>wp(75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moured_troll</text:p>
          </table:table-cell>
          <table:table-cell table:style-name="ce6" office:value-type="string" calcext:value-type="string">
            <text:p>Armored_Troll</text:p>
          </table:table-cell>
          <table:table-cell table:style-name="ce6" office:value-type="string" calcext:value-type="string">
            <text:p>Armored_Troll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isengard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log_hai</text:p>
          </table:table-cell>
          <table:table-cell table:number-columns-repeated="2" table:style-name="ce6" office:value-type="string" calcext:value-type="string">
            <text:p>Olog_Hai_of_Mordor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log_head_helm,itm_olog_head_helm_b,itm_olog_head_helm_c,</text:p>
          </table:table-cell>
          <table:table-cell table:style-name="ce18" office:value-type="string" calcext:value-type="string">
            <text:p>itm_olog_body,itm_olog_body_b,</text:p>
          </table:table-cell>
          <table:table-cell table:style-name="ce18" office:value-type="string" calcext:value-type="string">
            <text:p>itm_olog_hands,</text:p>
          </table:table-cell>
          <table:table-cell table:style-name="ce18" office:value-type="string" calcext:value-type="string">
            <text:p>itm_olog_feet_boots,</text:p>
          </table:table-cell>
          <table:table-cell table:style-name="ce18" office:value-type="string" calcext:value-type="string">
            <text:p>itm_giant_mace,itm_giant_mace_b,itm_giant_hammer,</text:p>
          </table:table-cell>
          <table:table-cell table:style-name="ce18" table:number-columns-repeated="2"/>
          <table:table-cell table:style-name="ce30" office:value-type="string" calcext:value-type="string">
            <text:p>str_255| agi_3| int_3| cha_3|level(61)</text:p>
          </table:table-cell>
          <table:table-cell table:style-name="ce30" office:value-type="string" calcext:value-type="string">
            <text:p>wp(1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</text:p>
          </table:table-cell>
          <table:table-cell table:style-name="ce6" office:value-type="string" calcext:value-type="string">
            <text:p>Ents</text:p>
          </table:table-cell>
          <table:table-cell table:style-name="ce12" office:value-type="string" calcext:value-type="string">
            <text:p>tf_troll| tfg_helm| tfg_boots| tfg_armor| 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commoners</text:p>
          </table:table-cell>
          <table:table-cell table:style-name="ce18" office:value-type="string" calcext:value-type="string">
            <text:p>itm_ent_head_helm,itm_ent_head_helm2,itm_ent_head_helm3,</text:p>
          </table:table-cell>
          <table:table-cell table:style-name="ce18" office:value-type="string" calcext:value-type="string">
            <text:p>itm_ent_body,</text:p>
          </table:table-cell>
          <table:table-cell table:style-name="ce18" office:value-type="string" calcext:value-type="string">
            <text:p>itm_ent_hands,</text:p>
          </table:table-cell>
          <table:table-cell table:style-name="ce18" office:value-type="string" calcext:value-type="string">
            <text:p>itm_ent_feet_boots,</text:p>
          </table:table-cell>
          <table:table-cell table:style-name="ce18" office:value-type="string" calcext:value-type="string">
            <text:p>itm_tree_trunk_invis,</text:p>
          </table:table-cell>
          <table:table-cell table:style-name="ce18"/>
          <table:table-cell table:style-name="ce18" office:value-type="string" calcext:value-type="string">
            <text:p>itm_ent_water,</text:p>
          </table:table-cell>
          <table:table-cell table:style-name="ce30" office:value-type="string" calcext:value-type="string">
            <text:p>str_255| agi_3| int_3| cha_3|level(63)</text:p>
          </table:table-cell>
          <table:table-cell table:style-name="ce30" office:value-type="string" calcext:value-type="string">
            <text:p>wp(200)</text:p>
          </table:table-cell>
          <table:table-cell table:style-name="ce30" office:value-type="string" calcext:value-type="string">
            <text:p>knows_power_strike_10|knows_ironflesh_10</text:p>
          </table:table-cell>
          <table:table-cell table:style-name="ce33" office:value-type="string" calcext:value-type="string">
            <text:p>troll_face1</text:p>
          </table:table-cell>
          <table:table-cell table:style-name="ce33" office:value-type="string" calcext:value-type="string">
            <text:p>troll_face2</text:p>
          </table:table-cell>
          <table:table-cell table:style-name="ce35"/>
          <table:table-cell table:style-name="ce7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3">
          <table:table-cell table:style-name="ce7" table:number-columns-repeated="4"/>
          <table:table-cell table:style-name="Default" table:number-columns-repeated="2"/>
          <table:table-cell table:style-name="ce7" table:number-columns-repeated="14"/>
          <table:table-cell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DOL GULDUR Orcs (duplicates of Mordor orcs!)</text:p>
          </table:table-cell>
          <table:table-cell table:style-name="ce7" table:number-columns-repeated="19"/>
          <table:table-cell table:style-name="ce7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_of_Guldur</text:p>
          </table:table-cell>
          <table:table-cell table:style-name="ce6" office:value-type="string" calcext:value-type="string">
            <text:p>Orc_Snagas_of_Guldu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_bad, itm_orc_coif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imple_spear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Guldur&quot;,&quot;Orc_Snagas_of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Guldur","Orc_Snagas_of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_of_Guldur</text:p>
          </table:table-cell>
          <table:table-cell table:style-name="ce6" office:value-type="string" calcext:value-type="string">
            <text:p>Orcs_of_Guldu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ldur</text:p>
          </table:table-cell>
          <table:table-cell table:style-name="ce18" office:value-type="string" calcext:value-type="string">
            <text:p>itm_orc_coif, itm_orc_coif_good, itm_orc_nosehelm_bad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club_c,itm_orc_falchion,itm_orc_sabre,itm_orc_slasher,itm_orc_bill,itm_orc_axe,</text:p>
          </table:table-cell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of_Guldur&quot;,&quot;Orcs_of_Guldur&quot;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" calcext:value-type="string">
            <text:p>["orc_of_guldur","Orc_of_Guldur","Orcs_of_Guldur",tf_orc| tfg_armor| tf_no_capture_alive,0,0,fac_guldur,[itm_orc_coif, itm_orc_coif_good, itm_orc_nosehelm_bad, itm_orc_nosehelm,itm_m_orc_light_b,itm_m_orc_light_c,itm_m_orc_light_d,itm_m_orc_light_e,itm_orc_ragwrap,itm_wood_club,itm_orc_club_c,itm_orc_falchion,itm_orc_sabre,itm_orc_slasher,itm_orc_bill,itm_orc_axe,itm_mordor_orc_shield_b,itm_mordor_orc_shield_c,itm_mordor_orc_shield_a,],attr_orc_tier_2,wp_orc_tier_2,knows_athletics_4|knows_power_strike_2,orc_face3,orc_face8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DOR Orcs</text:p>
          </table:table-cell>
          <table:table-cell table:style-name="ce7" table:number-columns-repeated="19"/>
          <table:table-cell table:style-name="ce7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_of_Mordor</text:p>
          </table:table-cell>
          <table:table-cell table:style-name="ce6" office:value-type="string" calcext:value-type="string">
            <text:p>Orc_Snagas_of_Mordor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machete,itm_orc_axe,</text:p>
          </table:table-cell>
          <table:table-cell table:style-name="ce18"/>
          <table:table-cell table:style-name="ce18" office:value-type="string" calcext:value-type="string">
            <text:p>itm_metal_scraps_bad,itm_metal_scraps_medium,itm_metal_scraps_good,</text:p>
          </table:table-cell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_of_Mordor</text:p>
          </table:table-cell>
          <table:table-cell table:style-name="ce6" office:value-type="string" calcext:value-type="string">
            <text:p>Orcs_of_Mordor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, itm_orc_nosehelm_bad, 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wood_club,itm_orc_falchion,itm_orc_sabre,itm_orc_slasher,itm_orc_axe,</text:p>
          </table:table-cell>
          <table:table-cell table:style-name="ce18"/>
          <table:table-cell table:style-name="ce18" office:value-type="string" calcext:value-type="string">
            <text:p>itm_mordor_orc_shield_b,itm_mordor_orc_shield_c,itm_mordor_orc_shield_a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_of_Mordor</text:p>
          </table:table-cell>
          <table:table-cell table:style-name="ce6" office:value-type="string" calcext:value-type="string">
            <text:p>Large_Orcs_of_Mordor</text:p>
          </table:table-cell>
          <table:table-cell table:style-name="ce12" office:value-type="string" calcext:value-type="string">
            <text:p>tf_orc| tfg_shiel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8" office:value-type="string" calcext:value-type="string">
            <text:p>itm_m_orc_light_d,itm_m_orc_light_e,itm_m_orc_heavy_a,itm_m_orc_heavy_b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sabre,itm_orc_falchion,itm_orc_slasher,itm_orc_axe,</text:p>
          </table:table-cell>
          <table:table-cell table:style-name="ce18" office:value-type="string" calcext:value-type="string">
            <text:p>itm_orc_throwing_axes,itm_orc_throwing_arrow,itm_mordor_orc_shield_b,itm_mordor_orc_shield_c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3|knows_power_throw_3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orc_throwing_axes,itm_orc_throwing_arrow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_of_Mordor</text:p>
          </table:table-cell>
          <table:table-cell table:style-name="ce6" office:value-type="string" calcext:value-type="string">
            <text:p>Fell_Orcs_of_Mordor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_good, itm_orc_buckethelm_bad, itm_orc_buckethelm, itm_orc_kettlehelm_good,</text:p>
          </table:table-cell>
          <table:table-cell table:style-name="ce18"/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c,itm_orc_sabre,itm_orc_falchion,itm_orc_two_handed_axe,itm_twohand_wood_club,itm_orc_scimitar,</text:p>
          </table:table-cell>
          <table:table-cell table:style-name="ce18" office:value-type="string" calcext:value-type="string">
            <text:p>itm_mordor_orc_shield_b,itm_mordor_orc_shield_c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strike_4|knows_power_throw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_of_Gorgoroth</text:p>
          </table:table-cell>
          <table:table-cell table:style-name="ce6" office:value-type="string" calcext:value-type="string">
            <text:p>Warg_Riders_of_Gorgoroth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coif, itm_orc_nosehelm_bad, itm_orc_nosehelm,itm_orc_visorhelm_bad,</text:p>
          </table:table-cell>
          <table:table-cell table:style-name="ce18" office:value-type="string" calcext:value-type="string">
            <text:p>itm_m_orc_light_a,itm_m_orc_light_b,itm_m_orc_light_c,</text:p>
          </table:table-cell>
          <table:table-cell table:style-name="ce18" table:number-columns-repeated="2"/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</text:p>
          </table:table-cell>
          <table:table-cell table:style-name="ce18" office:value-type="string" calcext:value-type="string">
            <text:p>itm_wargarmored_1b,itm_warg_1b,itm_warg_1d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horse_archery_2|knows_riding_4|knows_power_throw_3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armored_1b,itm_warg_1b,itm_warg_1d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reat_warg_rider_of_mordor</text:p>
          </table:table-cell>
          <table:table-cell table:style-name="ce6" office:value-type="string" calcext:value-type="string">
            <text:p>Great_Warg_Rider_of_Udun</text:p>
          </table:table-cell>
          <table:table-cell table:style-name="ce6" office:value-type="string" calcext:value-type="string">
            <text:p>Great_Warg_Riders_of_Udun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visorhelm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</text:p>
          </table:table-cell>
          <table:table-cell table:style-name="ce18" office:value-type="string" calcext:value-type="string">
            <text:p>itm_orc_falchion,itm_orc_sabre,itm_orc_machete,itm_orc_slasher,</text:p>
          </table:table-cell>
          <table:table-cell table:style-name="ce18" office:value-type="string" calcext:value-type="string">
            <text:p>itm_wargarmored_2b,itm_wargarmored_2c,itm_warg_1d,itm_warg_1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5|knows_horse_archery_3|knows_power_throw_4|knows_power_strike_4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2b,itm_wargarmored_2c,itm_warg_1d,itm_warg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</text:p>
          </table:table-cell>
          <table:table-cell table:style-name="ce6" office:value-type="string" calcext:value-type="string">
            <text:p>Morgul_Orcs</text:p>
          </table:table-cell>
          <table:table-cell table:style-name="ce12" office:value-type="string" calcext:value-type="string">
            <text:p>tf_orc| tfg_armor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itm_orc_morion_bad,itm_orc_visorhelm_bad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imple_spear,itm_orc_bill,</text:p>
          </table:table-cell>
          <table:table-cell table:style-name="ce18" office:value-type="string" calcext:value-type="string">
            <text:p>itm_wood_club,itm_orc_slasher,itm_orc_machete,itm_mordor_orc_shield_c,itm_mordor_orc_shield_d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5|knows_power_strike_3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Morgul_Orc&quot;,&quot;Morgul_Orcs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Morgul_Orc","Morgul_Orcs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</text:p>
          </table:table-cell>
          <table:table-cell table:style-name="ce6" office:value-type="string" calcext:value-type="string">
            <text:p>Fell_Morgul_Orcs</text:p>
          </table:table-cell>
          <table:table-cell table:style-name="ce12" office:value-type="string" calcext:value-type="string">
            <text:p>tf_orc| tfg_armor| tfg_helm| tfg_boots|tfg_polear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good, itm_orc_morion_good, itm_orc_buckethelm_good,</text:p>
          </table:table-cell>
          <table:table-cell table:style-name="ce18" office:value-type="string" calcext:value-type="string">
            <text:p>itm_m_orc_heavy_b,itm_m_orc_heavy_c,itm_m_orc_heavy_d,itm_m_orc_heavy_e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kull_spear,itm_orc_bill,</text:p>
          </table:table-cell>
          <table:table-cell table:style-name="ce18" office:value-type="string" calcext:value-type="string">
            <text:p>itm_orc_slasher,itm_orc_machete,itm_mordor_orc_shield_d,itm_mordor_orc_shield_e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shield_1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Morgul_Orc&quot;,&quot;Fell_Morgul_Orcs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Morgul_Orc","Fell_Morgul_Orcs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_of_Mordor</text:p>
          </table:table-cell>
          <table:table-cell table:style-name="ce6" office:value-type="string" calcext:value-type="string">
            <text:p>Orc_Track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_bad, itm_orc_nosehelm_bad,</text:p>
          </table:table-cell>
          <table:table-cell table:style-name="ce18" office:value-type="string" calcext:value-type="string">
            <text:p>itm_m_orc_light_b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archery(110)|wp(100)</text:p>
          </table:table-cell>
          <table:table-cell table:style-name="ce30" office:value-type="string" calcext:value-type="string">
            <text:p>knows_riding_1|knows_athletics_5|knows_power_draw_4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Orc_Tracker_of_Mordor&quot;,&quot;Orc_Trackers_of_Mordor&quot;,tf_orc| tfg_ranged| tfg_armor| tfg_boots| tf_no_capture_alive,0,0,fac_mordor,[   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" calcext:value-type="string">
            <text:p>["orc_tracker_of_mordor","Orc_Tracker_of_Mordor","Orc_Trackers_of_Mordor",tf_orc| tfg_ranged| tfg_armor| tfg_boots| tf_no_capture_alive,0,0,fac_mordor,[ <text:s text:c="2"/>itm_orc_coif_bad, itm_orc_nosehelm_bad,itm_m_orc_light_b,itm_m_orc_light_c,itm_leather_gloves,itm_orc_ragwrap,itm_orc_bow,itm_orc_hook_arrow,itm_orc_sabre,itm_orc_falchion,],attr_orc_tier_3,wp_archery(110)|wp(100),knows_riding_1|knows_athletics_5|knows_power_draw_4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_of_Mordor</text:p>
          </table:table-cell>
          <table:table-cell table:style-name="ce6" office:value-type="string" calcext:value-type="string">
            <text:p>Fell_Orc_Trackers_of_Mordor</text:p>
          </table:table-cell>
          <table:table-cell table:style-name="ce12" office:value-type="string" calcext:value-type="string">
            <text:p>tf_orc| tfg_ranged| tfg_helm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coif, itm_orc_nosehelm,</text:p>
          </table:table-cell>
          <table:table-cell table:style-name="ce18" office:value-type="string" calcext:value-type="string">
            <text:p>itm_m_orc_light_c,itm_m_orc_light_d,itm_m_orc_light_e,itm_m_orc_light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archery(135)| wp(110)</text:p>
          </table:table-cell>
          <table:table-cell table:style-name="ce30" office:value-type="string" calcext:value-type="string">
            <text:p>knows_riding_1|knows_athletics_6|knows_power_draw_5|knows_power_strike_2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Mordor&quot;,&quot;Fell_Orc_Trackers_of_Mordor&quot;,tf_orc| tfg_ranged| tfg_helm| tfg_armor| tfg_boots| tf_no_capture_alive,0,0,fac_mordor,[   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" calcext:value-type="string">
            <text:p>["fell_orc_tracker_of_mordor","Fell_Orc_Tracker_of_Mordor","Fell_Orc_Trackers_of_Mordor",tf_orc| tfg_ranged| tfg_helm| tfg_armor| tfg_boots| tf_no_capture_alive,0,0,fac_mordor,[ <text:s text:c="2"/>itm_orc_coif, itm_orc_nosehelm,itm_m_orc_light_c,itm_m_orc_light_d,itm_m_orc_light_e,itm_m_orc_light_c,itm_leather_gloves,itm_orc_furboots,itm_orc_bow,itm_orc_hook_arrow,itm_orc_sabre,itm_orc_slasher,itm_orc_slasher,],attr_orc_tier_4,wp_archery(135)| wp(110),knows_riding_1|knows_athletics_6|knows_power_draw_5|knows_power_strike_2,orc_face1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_of_Mordor</text:p>
          </table:table-cell>
          <table:table-cell table:style-name="ce6" office:value-type="string" calcext:value-type="string">
            <text:p>Orc_Archers_of_Mordor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<text:s text:c="3"/>itm_m_orc_light_b,itm_m_orc_light_c,itm_m_orc_light_d,itm_m_orc_light_e,</text:p>
          </table:table-cell>
          <table:table-cell table:style-name="ce18" table:number-columns-repeated="2"/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wood_club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   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 <text:s text:c="2"/>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_of_Mordor</text:p>
          </table:table-cell>
          <table:table-cell table:style-name="ce6" office:value-type="string" calcext:value-type="string">
            <text:p>Large_Orc_Archers_of_Mordor</text:p>
          </table:table-cell>
          <table:table-cell table:style-name="ce12" office:value-type="string" calcext:value-type="string">
            <text:p>tf_orc| tfg_ranged| tfg_armor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orc_kettlehelm_bad, itm_orc_coif, itm_orc_nosehelm,</text:p>
          </table:table-cell>
          <table:table-cell table:style-name="ce18" office:value-type="string" calcext:value-type="string">
            <text:p>itm_m_orc_light_b,itm_m_orc_light_c,itm_m_orc_light_d,itm_m_orc_light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_of_Mordor</text:p>
          </table:table-cell>
          <table:table-cell table:style-name="ce6" office:value-type="string" calcext:value-type="string">
            <text:p>Fell_Orc_Archers_of_Mordor</text:p>
          </table:table-cell>
          <table:table-cell table:style-name="ce12" office:value-type="string" calcext:value-type="string">
            <text:p>tf_orc| tfg_range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<text:s text:c="3"/>itm_orc_kettlehelm, itm_orc_coif_good, itm_orc_buckethelm_bad, </text:p>
          </table:table-cell>
          <table:table-cell table:style-name="ce18" office:value-type="string" calcext:value-type="string">
            <text:p><text:s text:c="3"/>itm_m_orc_light_d,itm_m_orc_light_e,itm_m_orc_heavy_a,itm_m_orc_heavy_b,</text:p>
          </table:table-cell>
          <table:table-cell table:style-name="ce18" office:value-type="string" calcext:value-type="string">
            <text:p><text:s text:c="3"/>itm_evil_gauntlets_b,</text:p>
          </table:table-cell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abre,itm_orc_slasher,itm_orc_slasher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4|knows_power_draw_4|knows_power_strike_2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   itm_orc_kettlehelm, itm_orc_coif_good, itm_orc_buckethelm_bad,    itm_m_orc_light_d,itm_m_orc_light_e,itm_m_orc_heavy_a,itm_m_orc_heavy_b,   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 <text:s text:c="2"/>itm_orc_kettlehelm, itm_orc_coif_good, itm_orc_buckethelm_bad, <text:s text:c="3"/>itm_m_orc_light_d,itm_m_orc_light_e,itm_m_orc_heavy_a,itm_m_orc_heavy_b, <text:s text:c="2"/>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Moria + tribal orc chief below</text:p>
          </table:table-cell>
          <table:table-cell table:style-name="ce7" table:number-columns-repeated="19"/>
          <table:table-cell table:style-name="ce7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_of_Moria</text:p>
          </table:table-cell>
          <table:table-cell table:style-name="ce6" office:value-type="string" calcext:value-type="string">
            <text:p>Wolf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falchion,itm_orc_simple_spear,itm_wood_club,</text:p>
          </table:table-cell>
          <table:table-cell table:style-name="ce18" office:value-type="string" calcext:value-type="string">
            <text:p>itm_orc_throwing_arrow,itm_orc_shield_b,itm_orc_shield_a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str_7| agi_7| int_4| cha_4|level(7)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riding_3|knows_power_throw_2|knows_power_strike_2|knows_horse_archery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" calcext:value-type="string">
            <text:p>["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7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_of_Moria</text:p>
          </table:table-cell>
          <table:table-cell table:style-name="ce6" office:value-type="string" calcext:value-type="string">
            <text:p>Warg_Riders_of_Moria</text:p>
          </table:table-cell>
          <table:table-cell table:style-name="ce12" office:value-type="string" calcext:value-type="string">
            <text:p>tf_orc| tf_mounted| tfg_rang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nosehelm, itm_orc_beakhelm_bad,</text:p>
          </table:table-cell>
          <table:table-cell table:style-name="ce18" office:value-type="string" calcext:value-type="string">
            <text:p>itm_moria_armor_a,itm_moria_armor_b,itm_moria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sabre,itm_orc_sabre,itm_orc_throwing_arrow,itm_orc_scimitar,itm_orc_sabre,itm_orc_simple_spear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18" office:value-type="string" calcext:value-type="string">
            <text:p>itm_warg_1d,itm_warg_1d,itm_warg_1b,itm_warg_1c,</text:p>
          </table:table-cell>
          <table:table-cell table:style-name="ce30" office:value-type="string" calcext:value-type="string">
            <text:p>str_9| agi_8| int_4| cha_4|level(12)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riding_3|knows_power_throw_3|knows_power_strike_4|knows_horse_archery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" calcext:value-type="string">
            <text:p>["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_1d,itm_warg_1d,itm_warg_1b,itm_warg_1c,],str_9| agi_8| int_4| cha_4|level(12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</text:p>
          </table:table-cell>
          <table:table-cell table:style-name="ce6" office:value-type="string" calcext:value-type="string">
            <text:p>Bolg_Clan_Riders</text:p>
          </table:table-cell>
          <table:table-cell table:style-name="ce12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ughelm_good, itm_orc_beakhelm, <text:s/>itm_gundabad_helm_e,</text:p>
          </table:table-cell>
          <table:table-cell table:style-name="ce18" office:value-type="string" calcext:value-type="string">
            <text:p>itm_moria_armor_c,itm_moria_armor_d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throwing_arrow,itm_orc_sabre,itm_orc_scimitar,itm_orc_simple_spear,itm_orc_skull_spear, itm_uruk_spear,</text:p>
          </table:table-cell>
          <table:table-cell table:style-name="ce18" office:value-type="string" calcext:value-type="string">
            <text:p>itm_moria_orc_shield_c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str_11| agi_9| int_4| cha_4|level(17)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riding_4|knows_power_throw_4|knows_power_strike_4|knows_horse_archery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" calcext:value-type="string">
            <text:p>["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ragwrap,itm_orc_throwing_arrow,itm_orc_sabre,itm_orc_scimitar,itm_orc_simple_spear,itm_orc_skull_spear, itm_uruk_spear,itm_moria_orc_shield_c,itm_wargarmored_2b,itm_wargarmored_2c,itm_wargarmored_3a,],str_11| agi_9| int_4| cha_4|level(17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_of_Moria</text:p>
          </table:table-cell>
          <table:table-cell table:style-name="ce6" office:value-type="string" calcext:value-type="string">
            <text:p>Snagas_of_Moria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coif_bad, itm_orc_nosehelm_bad,</text:p>
          </table:table-cell>
          <table:table-cell table:style-name="ce18" office:value-type="string" calcext:value-type="string">
            <text:p>itm_moria_armor_a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machete,itm_orc_axe,itm_wood_club,</text:p>
          </table:table-cell>
          <table:table-cell table:style-name="ce18" office:value-type="string" calcext:value-type="string">
            <text:p>itm_orc_shield_a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3|knows_power_strike_1</text:p>
          </table:table-cell>
          <table:table-cell table:style-name="ce33" office:value-type="string" calcext:value-type="string">
            <text:p>orc_face4</text:p>
          </table:table-cell>
          <table:table-cell table:style-name="ce33" office:value-type="string" calcext:value-type="string">
            <text:p>orc_face9</text:p>
          </table:table-cell>
          <table:table-cell table:style-name="ce35"/>
          <table:table-cell table:style-name="ce7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_of_Moria</text:p>
          </table:table-cell>
          <table:table-cell table:style-name="ce6" office:value-type="string" calcext:value-type="string">
            <text:p>Goblins_of_Moria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nosehelm, itm_orc_bughelm_bad, itm_orc_beakhelm_bad,</text:p>
          </table:table-cell>
          <table:table-cell table:style-name="ce18" office:value-type="string" calcext:value-type="string">
            <text:p>itm_moria_armor_b,itm_moria_armor_c,itm_moria_armor_b,</text:p>
          </table:table-cell>
          <table:table-cell table:style-name="ce18" table:number-columns-repeated="2"/>
          <table:table-cell table:style-name="ce18" office:value-type="string" calcext:value-type="string">
            <text:p>itm_orc_sabre,itm_orc_falchion,itm_orc_scimitar,itm_orc_simple_spear,</text:p>
          </table:table-cell>
          <table:table-cell table:style-name="ce18" office:value-type="string" calcext:value-type="string">
            <text:p>itm_moria_orc_shield_b,itm_orc_shield_b,itm_orc_shield_a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4|knows_power_strike_3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_of_Moria</text:p>
          </table:table-cell>
          <table:table-cell table:style-name="ce6" office:value-type="string" calcext:value-type="string">
            <text:p>Large_Goblins_of_Moria</text:p>
          </table:table-cell>
          <table:table-cell table:style-name="ce12" office:value-type="string" calcext:value-type="string">
            <text:p>tf_orc| tfg_shield| tfg_armor| tfg_helm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, itm_orc_beakhelm, </text:p>
          </table:table-cell>
          <table:table-cell table:style-name="ce18" office:value-type="string" calcext:value-type="string">
            <text:p>itm_moria_armor_d,itm_moria_armor_c,itm_moria_armor_d,</text:p>
          </table:table-cell>
          <table:table-cell table:style-name="ce18" table:number-columns-repeated="2"/>
          <table:table-cell table:style-name="ce18" office:value-type="string" calcext:value-type="string">
            <text:p>itm_orc_sabre,itm_orc_scimitar,itm_orc_simple_spear,itm_orc_bill,</text:p>
          </table:table-cell>
          <table:table-cell table:style-name="ce18" office:value-type="string" calcext:value-type="string">
            <text:p>itm_orc_throwing_axes,itm_moria_orc_shield_c,itm_moria_orc_shield_b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large_goblin_of_moria&quot;,&quot;Large_Goblin_of_Moria&quot;,&quot;Large_Goblins_of_Moria&quot;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large_goblin_of_moria","Large_Goblin_of_Moria","Large_Goblins_of_Moria",tf_orc| tfg_shield| tfg_armor| tfg_helm| tf_no_capture_alive,0,0,fac_moria,[itm_orc_bughelm, itm_orc_beakhelm, 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_of_Moria</text:p>
          </table:table-cell>
          <table:table-cell table:style-name="ce6" office:value-type="string" calcext:value-type="string">
            <text:p>Fell_Goblins_of_Moria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good, itm_orc_beakhelm_good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isengard_axe,itm_orc_slasher,itm_orc_throwing_axes,</text:p>
          </table:table-cell>
          <table:table-cell table:style-name="ce18" office:value-type="string" calcext:value-type="string">
            <text:p>itm_moria_orc_shield_b,itm_moria_orc_shield_c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power_draw_2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archer_snaga_of_moria</text:p>
          </table:table-cell>
          <table:table-cell table:style-name="ce6" office:value-type="string" calcext:value-type="string">
            <text:p>Goblin_Archer_of_Moria</text:p>
          </table:table-cell>
          <table:table-cell table:style-name="ce6" office:value-type="string" calcext:value-type="string">
            <text:p>Goblin_Archers_of_Moria</text:p>
          </table:table-cell>
          <table:table-cell table:style-name="ce12" office:value-type="string" calcext:value-type="string">
            <text:p>tf_orc| tfg_ranged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eakhelm_bad, </text:p>
          </table:table-cell>
          <table:table-cell table:style-name="ce18" office:value-type="string" calcext:value-type="string">
            <text:p>itm_moria_armor_b,</text:p>
          </table:table-cell>
          <table:table-cell table:style-name="ce18" table:number-columns-repeated="2"/>
          <table:table-cell table:style-name="ce18" office:value-type="string" calcext:value-type="string">
            <text:p><text:s/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bow_2</text:p>
          </table:table-cell>
          <table:table-cell table:style-name="ce30" office:value-type="string" calcext:value-type="string">
            <text:p>knows_athletics_3|knows_power_draw_2|knows_power_strike_1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rcher_snaga_of_moria&quot;,&quot;Goblin_Archer_of_Moria&quot;,&quot;Goblin_Archers_of_Moria&quot;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" calcext:value-type="string">
            <text:p>["archer_snaga_of_moria","Goblin_Archer_of_Moria","Goblin_Archers_of_Moria",tf_orc| tfg_ranged| tfg_armor| tf_no_capture_alive,0,0,fac_moria,[itm_orc_bughelm_bad, itm_orc_beakhelm_bad, itm_moria_armor_b, itm_orc_bow,itm_orc_hook_arrow,itm_orc_slasher,itm_orc_falchion,],attr_orc_tier_2,wp_orc_tier_bow_2,knows_athletics_3|knows_power_draw_2|knows_power_strike_1,orc_face9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_of_Moria</text:p>
          </table:table-cell>
          <table:table-cell table:style-name="ce6" office:value-type="string" calcext:value-type="string">
            <text:p>Large_Goblin_Archers_of_Moria</text:p>
          </table:table-cell>
          <table:table-cell table:style-name="ce12" office:value-type="string" calcext:value-type="string">
            <text:p>tf_orc| tfg_ranged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bad, itm_orc_bughelm, itm_orc_beakhelm,</text:p>
          </table:table-cell>
          <table:table-cell table:style-name="ce18" office:value-type="string" calcext:value-type="string">
            <text:p>itm_moria_armor_c,itm_moria_armor_b,itm_moria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bow,itm_orc_hook_arrow,</text:p>
          </table:table-cell>
          <table:table-cell table:style-name="ce18" office:value-type="string" calcext:value-type="string">
            <text:p>itm_orc_slasher,itm_orc_falchion,</text:p>
          </table:table-cell>
          <table:table-cell table:style-name="ce18"/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bow_3</text:p>
          </table:table-cell>
          <table:table-cell table:style-name="ce30" office:value-type="string" calcext:value-type="string">
            <text:p>knows_athletics_3|knows_power_draw_3|knows_power_strike_2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" calcext:value-type="string">
            <text:p>["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3|knows_power_draw_3|knows_power_strike_2,orc_face5,orc_face6],</text:p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next two moved to end of file</text:p>
          </table:table-cell>
          <table:table-cell table:style-name="ce7" table:number-columns-repeated="19"/>
          <table:table-cell table:style-name="ce7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deep_dweller_of_moria</text:p>
          </table:table-cell>
          <table:table-cell table:style-name="ce6" office:value-type="string" calcext:value-type="string">
            <text:p>Deep-Dweller_of_Moria</text:p>
          </table:table-cell>
          <table:table-cell table:style-name="ce6" office:value-type="string" calcext:value-type="string">
            <text:p>Deep-Dweller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ughelm_lordly,itm_orc_bughelm_lordly,itm_uruk_helm_e,itm_uruk_helm_f,</text:p>
          </table:table-cell>
          <table:table-cell table:style-name="ce18" office:value-type="string" calcext:value-type="string">
            <text:p>itm_moria_armor_e,</text:p>
          </table:table-cell>
          <table:table-cell table:style-name="ce18"/>
          <table:table-cell table:style-name="ce18" office:value-type="string" calcext:value-type="string">
            <text:p>itm_orc_greaves,</text:p>
          </table:table-cell>
          <table:table-cell table:style-name="ce18" office:value-type="string" calcext:value-type="string">
            <text:p>itm_orc_club_d,itm_dwarf_war_pick_old,</text:p>
          </table:table-cell>
          <table:table-cell table:style-name="ce18" office:value-type="string" calcext:value-type="string">
            <text:p>itm_orc_javelin,itm_orc_javelin,itm_moria_orc_shield_a,itm_moria_orc_shield_b,itm_moria_orc_shield_c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6|knows_power_strike_6|knows_power_throw_5|knows_ironflesh_5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deep_dweller_of_moria&quot;,&quot;Deep-Dweller_of_Moria&quot;,&quot;Deep-Dwellers_of_Moria&quot;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" calcext:value-type="string">
            <text:p>["deep_dweller_of_moria","Deep-Dweller_of_Moria","Deep-Dwellers_of_Moria",tf_orc| tfg_armor| tfg_helm| tfg_boots| tfg_shield| tf_no_capture_alive,0,0,fac_moria,[itm_orc_bughelm_lordly,itm_orc_bughelm_lordly,itm_uruk_helm_e,itm_uruk_helm_f,itm_moria_armor_e,itm_orc_greaves,itm_orc_club_d,itm_dwarf_war_pick_old,itm_orc_javelin,itm_orc_javelin,itm_moria_orc_shield_a,itm_moria_orc_shield_b,itm_moria_orc_shield_c],attr_orc_tier_5,wp_orc_tier_5,knows_athletics_6|knows_power_strike_6|knows_power_throw_5|knows_ironflesh_5,orc_face5,orc_face4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tribal_orc_chief</text:p>
          </table:table-cell>
          <table:table-cell table:style-name="ce6" office:value-type="string" calcext:value-type="string">
            <text:p>Orc_Chieftain_of_Moria</text:p>
          </table:table-cell>
          <table:table-cell table:style-name="ce6" office:value-type="string" calcext:value-type="string">
            <text:p>Orc_Chieftains_of_Moria</text:p>
          </table:table-cell>
          <table:table-cell table:style-name="ce12" office:value-type="string" calcext:value-type="string">
            <text:p>tf_orc| tfg_armor| tfg_helm| tfg_boots| tfg_shield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ia</text:p>
          </table:table-cell>
          <table:table-cell table:style-name="ce18" office:value-type="string" calcext:value-type="string">
            <text:p>itm_orc_beakhelm_lordly,itm_uruk_helm_c,itm_uruk_helm_d,itm_uruk_helm_f,</text:p>
          </table:table-cell>
          <table:table-cell table:style-name="ce18" office:value-type="string" calcext:value-type="string">
            <text:p>(itm_moria_armor_e, imod_sturdy),(itm_moria_armor_e, imod_reinforced),(itm_moria_armor_e, imod_lordly),</text:p>
          </table:table-cell>
          <table:table-cell table:style-name="ce18"/>
          <table:table-cell table:style-name="ce18" office:value-type="string" calcext:value-type="string">
            <text:p>itm_uruk_greaves, itm_orc_greaves, </text:p>
          </table:table-cell>
          <table:table-cell table:style-name="ce18" office:value-type="string" calcext:value-type="string">
            <text:p>itm_rhun_falchion,itm_rhun_shortsword,itm_rhun_sword, </text:p>
          </table:table-cell>
          <table:table-cell table:style-name="ce18" office:value-type="string" calcext:value-type="string">
            <text:p>itm_orc_skull_spear,itm_uruk_spear, itm_moria_orc_shield_a, (itm_orc_shield_c, imod_reinforced)</text:p>
          </table:table-cell>
          <table:table-cell table:style-name="ce18"/>
          <table:table-cell table:style-name="ce30" office:value-type="string" calcext:value-type="string">
            <text:p>attr_orc_tier_5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power_strike_5|knows_ironflesh_10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4</text:p>
          </table:table-cell>
          <table:table-cell table:style-name="ce35"/>
          <table:table-cell table:style-name="ce7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tribal_orc_chief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" calcext:value-type="string">
            <text:p>["tribal_orc_chief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 itm_rhun_falchion,itm_rhun_shortsword,itm_rhun_sword, itm_orc_skull_spear,itm_uruk_spear, itm_moria_orc_shield_a, (itm_orc_shield_c, imod_reinforced)],attr_orc_tier_5,wp_orc_tier_5,knows_athletics_7|knows_power_strike_5|knows_ironflesh_10,orc_face5,orc_face4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>
            <text:p/>
          </table:table-cell>
          <table:table-cell table:number-columns-repeated="1003"/>
        </table:table-row>
        <table:table-row table:style-name="ro3">
          <table:table-cell table:style-name="ce5" office:value-type="string" calcext:value-type="string">
            <text:p>Gundabad</text:p>
          </table:table-cell>
          <table:table-cell table:style-name="ce7" table:number-columns-repeated="19"/>
          <table:table-cell table:style-name="ce7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gundabad</text:p>
          </table:table-cell>
          <table:table-cell table:style-name="ce6" office:value-type="string" calcext:value-type="string">
            <text:p>Gundabad_Goblin</text:p>
          </table:table-cell>
          <table:table-cell table:style-name="ce6" office:value-type="string" calcext:value-type="string">
            <text:p>Gundabad_Goblins</text:p>
          </table:table-cell>
          <table:table-cell table:style-name="ce12" office:value-type="string" calcext:value-type="string">
            <text:p>tf_orc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a,itm_orc_tribal_a,</text:p>
          </table:table-cell>
          <table:table-cell table:style-name="ce18" table:number-columns-repeated="2"/>
          <table:table-cell table:style-name="ce18" office:value-type="string" calcext:value-type="string">
            <text:p>itm_wood_club,itm_orc_machete,itm_orc_slasher,itm_orc_simple_spear,itm_orc_simple_spear,itm_bone_cudgel,</text:p>
          </table:table-cell>
          <table:table-cell table:style-name="ce18" office:value-type="string" calcext:value-type="string">
            <text:p>itm_orc_bow,itm_orc_hook_arrow, itm_orc_throwing_arrow</text:p>
          </table:table-cell>
          <table:table-cell table:style-name="ce18"/>
          <table:table-cell table:style-name="ce30" office:value-type="string" calcext:value-type="string">
            <text:p>attr_orc_tier_1</text:p>
          </table:table-cell>
          <table:table-cell table:style-name="ce30" office:value-type="string" calcext:value-type="string">
            <text:p>wp_orc_tier_1</text:p>
          </table:table-cell>
          <table:table-cell table:style-name="ce30" office:value-type="string" calcext:value-type="string">
            <text:p>knows_athletics_5|knows_power_throw_2|knows_power_strike_1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2</text:p>
          </table:table-cell>
          <table:table-cell table:style-name="ce35"/>
          <table:table-cell table:style-name="ce7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" calcext:value-type="string">
            <text:p>["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 itm_orc_throwing_arrow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gundabad</text:p>
          </table:table-cell>
          <table:table-cell table:style-name="ce6" office:value-type="string" calcext:value-type="string">
            <text:p>Gundabad_Orc</text:p>
          </table:table-cell>
          <table:table-cell table:style-name="ce6" office:value-type="string" calcext:value-type="string">
            <text:p>Gundabad_Orcs</text:p>
          </table:table-cell>
          <table:table-cell table:style-name="ce12" office:value-type="string" calcext:value-type="string">
            <text:p>tf_orc| tfg_armor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8" office:value-type="string" calcext:value-type="string">
            <text:p>itm_orc_bow,itm_orc_hook_arrow, itm_orc_throwing_arrow,</text:p>
          </table:table-cell>
          <table:table-cell table:style-name="ce18" office:value-type="string" calcext:value-type="string">
            <text:p>itm_orc_shield_a,itm_orc_shield_b,</text:p>
          </table:table-cell>
          <table:table-cell table:style-name="ce30" office:value-type="string" calcext:value-type="string">
            <text:p>attr_orc_tier_2</text:p>
          </table:table-cell>
          <table:table-cell table:style-name="ce30" office:value-type="string" calcext:value-type="string">
            <text:p>wp_orc_tier_2</text:p>
          </table:table-cell>
          <table:table-cell table:style-name="ce30" office:value-type="string" calcext:value-type="string">
            <text:p>knows_athletics_6|knows_power_draw_1|knows_power_throw_3|knows_power_strike_3</text:p>
          </table:table-cell>
          <table:table-cell table:style-name="ce33" office:value-type="string" calcext:value-type="string">
            <text:p>orc_face7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" calcext:value-type="string">
            <text:p>["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 itm_orc_throwing_arrow,itm_orc_shield_a,itm_orc_shield_b,],attr_orc_tier_2,wp_orc_tier_2,knows_athletics_6|knows_power_draw_1|knows_power_throw_3|knows_power_strike_3,orc_face7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fighter_gundabad</text:p>
          </table:table-cell>
          <table:table-cell table:style-name="ce6" office:value-type="string" calcext:value-type="string">
            <text:p>Gundabad_Orc_Fighter</text:p>
          </table:table-cell>
          <table:table-cell table:style-name="ce6" office:value-type="string" calcext:value-type="string">
            <text:p>Gundabad_Orc_Fighters</text:p>
          </table:table-cell>
          <table:table-cell table:style-name="ce12" office:value-type="string" calcext:value-type="string">
            <text:p>tf_orc| tfg_shield| tfg_armor| tfg_helm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b, itm_orc_coif,</text:p>
          </table:table-cell>
          <table:table-cell table:style-name="ce18" office:value-type="string" calcext:value-type="string">
            <text:p>itm_gundabad_armor_d,itm_gundabad_armor_c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falchion,itm_orc_machete,itm_orc_scimitar,itm_orc_axe,itm_orc_skull_spear,</text:p>
          </table:table-cell>
          <table:table-cell table:style-name="ce18" office:value-type="string" calcext:value-type="string">
            <text:p>itm_orc_javelin,itm_orc_throwing_arrow,itm_orc_throwing_arrow,itm_orc_throwing_axes,itm_orc_throwing_axes, itm_orc_shield_b,itm_orc_shield_a,</text:p>
          </table:table-cell>
          <table:table-cell table:style-name="ce18" office:value-type="string" calcext:value-type="string">
            <text:p>itm_orc_shield_b,itm_orc_shield_a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7|knows_power_draw_2|knows_power_throw_5|knows_power_strike_4</text:p>
          </table:table-cell>
          <table:table-cell table:style-name="ce33" office:value-type="string" calcext:value-type="string">
            <text:p>orc_face5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" calcext:value-type="string">
            <text:p>["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javelin,itm_orc_throwing_arrow,itm_orc_throwing_arrow,itm_orc_throwing_axes,itm_orc_throwing_axes, itm_orc_shield_b,itm_orc_shield_a,itm_orc_shield_b,itm_orc_shield_a,],attr_orc_tier_3,wp_orc_tier_3,knows_athletics_7|knows_power_draw_2|knows_power_throw_5|knows_power_strike_4,orc_face5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fell_orc_warrior_gundabad</text:p>
          </table:table-cell>
          <table:table-cell table:style-name="ce6" office:value-type="string" calcext:value-type="string">
            <text:p>Gundabad_Orc_Warrior</text:p>
          </table:table-cell>
          <table:table-cell table:style-name="ce6" office:value-type="string" calcext:value-type="string">
            <text:p>Gundabad_Orc_Warriors</text:p>
          </table:table-cell>
          <table:table-cell table:style-name="ce12" office:value-type="string" calcext:value-type="string">
            <text:p>tf_orc| tfg_shield| tfg_armor| tfg_helm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c,itm_gundabad_helm_d,</text:p>
          </table:table-cell>
          <table:table-cell table:style-name="ce18" office:value-type="string" calcext:value-type="string">
            <text:p><text:s/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cimitar,itm_orc_sabre,itm_orc_club_c,</text:p>
          </table:table-cell>
          <table:table-cell table:style-name="ce18" office:value-type="string" calcext:value-type="string">
            <text:p>itm_orc_javelin,itm_orc_javelin,itm_orc_javelin,itm_orc_throwing_arrow, <text:s text:c="2"/>itm_orc_throwing_axes,itm_orc_throwing_axes_reward, </text:p>
          </table:table-cell>
          <table:table-cell table:style-name="ce18" office:value-type="string" calcext:value-type="string">
            <text:p>itm_orc_shield_b,itm_orc_shield_c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8|knows_power_throw_6|knows_power_strike_5|knows_ironflesh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fell_orc_warrior_gundabad&quot;,&quot;Gundabad_Orc_Warrior&quot;,&quot;Gundabad_Orc_Warriors&quot;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  itm_orc_throwing_axes,itm_orc_throwing_axes_reward, itm_orc_shield_b,itm_orc_shield_c,],attr_orc_tier_4,wp_orc_tier_4,knows_athletics_8|knows_power_throw_6|knows_power_strike_5|knows_ironflesh_4,orc_face3,orc_face8]," calcext:value-type="string">
            <text:p>["fell_orc_warrior_gundabad","Gundabad_Orc_Warrior","Gundabad_Orc_Warriors",tf_orc| tfg_shield| tfg_armor| tfg_helm|tfg_boots| tf_no_capture_alive,0,0,fac_gundabad,[itm_gundabad_helm_c,itm_gundabad_helm_d, itm_gundabad_armor_d,itm_gundabad_armor_e,itm_leather_gloves,itm_orc_furboots,itm_orc_scimitar,itm_orc_sabre,itm_orc_club_c,itm_orc_javelin,itm_orc_javelin,itm_orc_javelin,itm_orc_throwing_arrow, <text:s text:c="2"/>itm_orc_throwing_axes,itm_orc_throwing_axes_reward, itm_orc_shield_b,itm_orc_shield_c,],attr_orc_tier_4,wp_orc_tier_4,knows_athletics_8|knows_power_throw_6|knows_power_strike_5|knows_ironflesh_4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orc_beserker_gundabad</text:p>
          </table:table-cell>
          <table:table-cell table:style-name="ce6" office:value-type="string" calcext:value-type="string">
            <text:p>Gundabad_Orc_Berserker</text:p>
          </table:table-cell>
          <table:table-cell table:style-name="ce6" office:value-type="string" calcext:value-type="string">
            <text:p>Gundabad_Orc_Berserkers</text:p>
          </table:table-cell>
          <table:table-cell table:style-name="ce12" office:value-type="string" calcext:value-type="string">
            <text:p>tf_orc| tfg_armor|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itm_gundabad_helm_c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two_handed_axe,itm_orc_two_handed_axe,itm_uruk_falchion_b, itm_uruk_skull_spear, itm_orc_club_b,itm_twohand_wood_club,</text:p>
          </table:table-cell>
          <table:table-cell table:style-name="ce18" office:value-type="string" calcext:value-type="string">
            <text:p>itm_orc_throwing_axes,itm_orc_throwing_axes_reward,</text:p>
          </table:table-cell>
          <table:table-cell table:style-name="ce18"/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10|knows_power_throw_6|knows_power_strike_7|knows_ironflesh_7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" calcext:value-type="string">
            <text:p>["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throwing_axes,itm_orc_throwing_axes_reward,],attr_orc_tier_4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skirmisher_gundabad</text:p>
          </table:table-cell>
          <table:table-cell table:style-name="ce6" office:value-type="string" calcext:value-type="string">
            <text:p>Gundabad_Skirmisher</text:p>
          </table:table-cell>
          <table:table-cell table:style-name="ce6" office:value-type="string" calcext:value-type="string">
            <text:p>Gundabad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itm_gundabad_helm_b,</text:p>
          </table:table-cell>
          <table:table-cell table:style-name="ce18" office:value-type="string" calcext:value-type="string">
            <text:p>itm_gundabad_armor_b,itm_gundabad_armor_c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machete,itm_orc_scimitar,itm_orc_falchion,</text:p>
          </table:table-cell>
          <table:table-cell table:style-name="ce18" office:value-type="string" calcext:value-type="string">
            <text:p>itm_warg_1c,itm_warg_1d,itm_warg_1b,itm_warg_1d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bow_4</text:p>
          </table:table-cell>
          <table:table-cell table:style-name="ce30" office:value-type="string" calcext:value-type="string">
            <text:p>knows_athletics_6|knows_horse_archery_4|knows_riding_4|knows_power_draw_3|knows_power_throw_3|knows_power_strike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" calcext:value-type="string">
            <text:p>["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attr_orc_tier_4,wp_orc_tier_bow_4,knows_athletics_6|knows_horse_archery_4|knows_riding_4|knows_power_draw_3|knows_power_throw_3|knows_power_strike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</text:p>
          </table:table-cell>
          <table:table-cell table:style-name="ce6" office:value-type="string" calcext:value-type="string">
            <text:p>Goblin_North_Clan_Skirmishers</text:p>
          </table:table-cell>
          <table:table-cell table:style-name="ce12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d,itm_gundabad_helm_e,</text:p>
          </table:table-cell>
          <table:table-cell table:style-name="ce18" office:value-type="string" calcext:value-type="string">
            <text:p>itm_gundabad_armor_d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uruk_bow,itm_uruk_bow,itm_orc_hook_arrow,</text:p>
          </table:table-cell>
          <table:table-cell table:style-name="ce18" office:value-type="string" calcext:value-type="string">
            <text:p>itm_orc_scimitar,</text:p>
          </table:table-cell>
          <table:table-cell table:style-name="ce18" office:value-type="string" calcext:value-type="string">
            <text:p>itm_warg_1d,itm_warg_1b,itm_warg_1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bow_5</text:p>
          </table:table-cell>
          <table:table-cell table:style-name="ce30" office:value-type="string" calcext:value-type="string">
            <text:p>knows_athletics_7|knows_horse_archery_6|knows_riding_6|knows_power_draw_4|knows_power_throw_4|knows_power_strike_4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" calcext:value-type="string">
            <text:p>["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0),wp_orc_tier_bow_5,knows_athletics_7|knows_horse_archery_6|knows_riding_6|knows_power_draw_4|knows_power_throw_4|knows_power_strike_4,orc_face3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rider_gundabad</text:p>
          </table:table-cell>
          <table:table-cell table:style-name="ce6" office:value-type="string" calcext:value-type="string">
            <text:p>Gundabad_Goblin_Rider</text:p>
          </table:table-cell>
          <table:table-cell table:style-name="ce6" office:value-type="string" calcext:value-type="string">
            <text:p>Gundabad_Goblin_Riders</text:p>
          </table:table-cell>
          <table:table-cell table:style-name="ce12" office:value-type="string" calcext:value-type="string">
            <text:p>tf_orc| tf_mounted| tfg_armor| tfg_horse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a,</text:p>
          </table:table-cell>
          <table:table-cell table:style-name="ce18" office:value-type="string" calcext:value-type="string">
            <text:p>itm_gundabad_armor_b,</text:p>
          </table:table-cell>
          <table:table-cell table:style-name="ce18"/>
          <table:table-cell table:style-name="ce18" office:value-type="string" calcext:value-type="string">
            <text:p>itm_orc_ragwrap,</text:p>
          </table:table-cell>
          <table:table-cell table:style-name="ce18" office:value-type="string" calcext:value-type="string">
            <text:p>itm_uruk_bow,itm_orc_hook_arrow,</text:p>
          </table:table-cell>
          <table:table-cell table:style-name="ce18" office:value-type="string" calcext:value-type="string">
            <text:p>itm_wood_club,itm_twohand_wood_club,</text:p>
          </table:table-cell>
          <table:table-cell table:style-name="ce18" office:value-type="string" calcext:value-type="string">
            <text:p>itm_warg_1d,itm_warg_1b,itm_warg_1c,</text:p>
          </table:table-cell>
          <table:table-cell table:style-name="ce30" office:value-type="string" calcext:value-type="string">
            <text:p>attr_orc_tier_3</text:p>
          </table:table-cell>
          <table:table-cell table:style-name="ce30" office:value-type="string" calcext:value-type="string">
            <text:p>wp_orc_tier_3</text:p>
          </table:table-cell>
          <table:table-cell table:style-name="ce30" office:value-type="string" calcext:value-type="string">
            <text:p>knows_athletics_5|knows_riding_3|knows_horse_archery_4|knows_power_throw_2|knows_power_draw_2|knows_power_strike_2</text:p>
          </table:table-cell>
          <table:table-cell table:style-name="ce33" office:value-type="string" calcext:value-type="string">
            <text:p>orc_face9</text:p>
          </table:table-cell>
          <table:table-cell table:style-name="ce33" office:value-type="string" calcext:value-type="string">
            <text:p>orc_face8</text:p>
          </table:table-cell>
          <table:table-cell table:style-name="ce35"/>
          <table:table-cell table:style-name="ce7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" calcext:value-type="string">
            <text:p>["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4|knows_power_throw_2|knows_power_draw_2|knows_power_strike_2,orc_face9,orc_face8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warg_rider_gundabad</text:p>
          </table:table-cell>
          <table:table-cell table:style-name="ce6" office:value-type="string" calcext:value-type="string">
            <text:p>Gundabad_Warg_Rider</text:p>
          </table:table-cell>
          <table:table-cell table:style-name="ce6" office:value-type="string" calcext:value-type="string">
            <text:p>Gundabad_Warg_Riders</text:p>
          </table:table-cell>
          <table:table-cell table:style-name="ce12" office:value-type="string" calcext:value-type="string">
            <text:p>tf_orc| tf_mounted| tfg_armor| tfg_horse| tfg_boot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b,itm_gundabad_helm_c,</text:p>
          </table:table-cell>
          <table:table-cell table:style-name="ce18" office:value-type="string" calcext:value-type="string">
            <text:p>itm_gundabad_armor_b,itm_gundabad_armor_b,</text:p>
          </table:table-cell>
          <table:table-cell table:style-name="ce18"/>
          <table:table-cell table:style-name="ce18" office:value-type="string" calcext:value-type="string">
            <text:p>itm_orc_furboots,itm_orc_ragwrap,</text:p>
          </table:table-cell>
          <table:table-cell table:style-name="ce18" office:value-type="string" calcext:value-type="string">
            <text:p>itm_orc_machete,itm_orc_scimitar,itm_orc_falchion,itm_twohand_wood_club,itm_orc_club_b,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2b,itm_wargarmored_2c,itm_wargarmored_3a,</text:p>
          </table:table-cell>
          <table:table-cell table:style-name="ce30" office:value-type="string" calcext:value-type="string">
            <text:p>attr_orc_tier_4</text:p>
          </table:table-cell>
          <table:table-cell table:style-name="ce30" office:value-type="string" calcext:value-type="string">
            <text:p>wp_orc_tier_4</text:p>
          </table:table-cell>
          <table:table-cell table:style-name="ce30" office:value-type="string" calcext:value-type="string">
            <text:p>knows_athletics_6|knows_riding_4|knows_power_strike_4|knows_ironflesh_4</text:p>
          </table:table-cell>
          <table:table-cell table:style-name="ce33" office:value-type="string" calcext:value-type="string">
            <text:p>orc_face1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" calcext:value-type="string">
            <text:p>["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itm_wargarmored_2c,itm_wargarmored_3a,],attr_orc_tier_4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</text:p>
          </table:table-cell>
          <table:table-cell table:style-name="ce6" office:value-type="string" calcext:value-type="string">
            <text:p>Goblin_North_Clan_Riders</text:p>
          </table:table-cell>
          <table:table-cell table:style-name="ce12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gundabad</text:p>
          </table:table-cell>
          <table:table-cell table:style-name="ce18" office:value-type="string" calcext:value-type="string">
            <text:p>itm_gundabad_helm_e,itm_gundabad_helm_d,</text:p>
          </table:table-cell>
          <table:table-cell table:style-name="ce18" office:value-type="string" calcext:value-type="string">
            <text:p>itm_gundabad_armor_d,itm_gundabad_armor_e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orc_furboots,</text:p>
          </table:table-cell>
          <table:table-cell table:style-name="ce18" office:value-type="string" calcext:value-type="string">
            <text:p>itm_orc_sabre,itm_orc_scimitar,itm_orc_skull_spear,itm_orc_club_b,itm_orc_club_b,itm_orc_club_b,itm_orc_two_handed_axe,itm_orc_two_handed_axe,itm_uruk_falchion_b, </text:p>
          </table:table-cell>
          <table:table-cell table:style-name="ce18" office:value-type="string" calcext:value-type="string">
            <text:p>itm_orc_shield_b,itm_orc_shield_b,</text:p>
          </table:table-cell>
          <table:table-cell table:style-name="ce18" office:value-type="string" calcext:value-type="string">
            <text:p>itm_wargarmored_3a,itm_warg_reward,</text:p>
          </table:table-cell>
          <table:table-cell table:style-name="ce30" office:value-type="string" calcext:value-type="string">
            <text:p>str_11| agi_9| int_4| cha_4|level(20)</text:p>
          </table:table-cell>
          <table:table-cell table:style-name="ce30" office:value-type="string" calcext:value-type="string">
            <text:p>wp_orc_tier_5</text:p>
          </table:table-cell>
          <table:table-cell table:style-name="ce30" office:value-type="string" calcext:value-type="string">
            <text:p>knows_athletics_7|knows_riding_6|knows_power_strike_5|knows_ironflesh_6</text:p>
          </table:table-cell>
          <table:table-cell table:style-name="ce33" office:value-type="string" calcext:value-type="string">
            <text:p>orc_face3</text:p>
          </table:table-cell>
          <table:table-cell table:style-name="ce33" office:value-type="string" calcext:value-type="string">
            <text:p>orc_face6</text:p>
          </table:table-cell>
          <table:table-cell table:style-name="ce35"/>
          <table:table-cell table:style-name="ce7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" calcext:value-type="string">
            <text:p>["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 itm_orc_shield_b,itm_orc_shield_b,itm_wargarmored_3a,itm_warg_reward,],str_11| agi_9| int_4| cha_4|level(20)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</text:p>
          </table:table-cell>
          <table:table-cell table:style-name="ce6" office:value-type="string" calcext:value-type="string">
            <text:p>Black_Numenorean_Renegades</text:p>
          </table:table-cell>
          <table:table-cell table:style-name="ce12" office:value-type="string" calcext:value-type="string">
            <text:p>tf_evil_man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/>
          <table:table-cell table:style-name="ce18" office:value-type="string" calcext:value-type="string">
            <text:p>itm_evil_light_armor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uruk_spear,itm_uruk_falchion_a,itm_orc_sabre,</text:p>
          </table:table-cell>
          <table:table-cell table:style-name="ce18" table:number-columns-repeated="2"/>
          <table:table-cell table:style-name="ce30" office:value-type="string" calcext:value-type="string">
            <text:p>attr_tier_2</text:p>
          </table:table-cell>
          <table:table-cell table:style-name="ce30" office:value-type="string" calcext:value-type="string">
            <text:p>wp_tier_2</text:p>
          </table:table-cell>
          <table:table-cell table:style-name="ce30" office:value-type="string" calcext:value-type="string">
            <text:p>knows_common|knows_riding_1|knows_athletics_1|knows_power_strike_1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</text:p>
          </table:table-cell>
          <table:table-cell table:style-name="ce6" office:value-type="string" calcext:value-type="string">
            <text:p>Black_Numenorean_Warriors</text:p>
          </table:table-cell>
          <table:table-cell table:style-name="ce12" office:value-type="string" calcext:value-type="string">
            <text:p>tf_evil_man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umb_hood,itm_orc_coif,</text:p>
          </table:table-cell>
          <table:table-cell table:style-name="ce18" office:value-type="string" calcext:value-type="string">
            <text:p>itm_evil_light_armor,itm_m_armor_a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itm_mordor_sword,itm_uruk_pike_b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3</text:p>
          </table:table-cell>
          <table:table-cell table:style-name="ce30" office:value-type="string" calcext:value-type="string">
            <text:p>wp_tier_3</text:p>
          </table:table-cell>
          <table:table-cell table:style-name="ce30" office:value-type="string" calcext:value-type="string">
            <text:p>knows_common|knows_riding_2|knows_athletics_2|knows_shield_2|knows_power_strike_3|knows_ironflesh_3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</text:p>
          </table:table-cell>
          <table:table-cell table:style-name="ce6" office:value-type="string" calcext:value-type="string">
            <text:p>Black_Numenorean_Veteran_Warrior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mordor_longsword,itm_mordor_sword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/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athletics_4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</text:p>
          </table:table-cell>
          <table:table-cell table:style-name="ce6" office:value-type="string" calcext:value-type="string">
            <text:p>Black_Numenorean_Champions</text:p>
          </table:table-cell>
          <table:table-cell table:style-name="ce12" office:value-type="string" calcext:value-type="string">
            <text:p>tf_evil_man| tfg_gloves| tfg_shield| tfg_armor| tfg_helm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itm_uruk_chain_greaves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longsword,itm_orc_club_d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athletics_5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</text:p>
          </table:table-cell>
          <table:table-cell table:style-name="ce6" office:value-type="string" calcext:value-type="string">
            <text:p>Black_Numenorean_Assassins</text:p>
          </table:table-cell>
          <table:table-cell table:style-name="ce12" office:value-type="string" calcext:value-type="string">
            <text:p>tf_evil_man| tfg_gloves| tfg_armor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itm_umb_hood,itm_umb_hood,</text:p>
          </table:table-cell>
          <table:table-cell table:style-name="ce18" office:value-type="string" calcext:value-type="string">
            <text:p>itm_m_armor_a,itm_m_armor_b,itm_black_num_armor,</text:p>
          </table:table-cell>
          <table:table-cell table:style-name="ce18" office:value-type="string" calcext:value-type="string">
            <text:p>itm_uruk_greaves,</text:p>
          </table:table-cell>
          <table:table-cell table:style-name="ce18" office:value-type="string" calcext:value-type="string">
            <text:p>itm_leather_gloves,</text:p>
          </table:table-cell>
          <table:table-cell table:style-name="ce18" office:value-type="string" calcext:value-type="string">
            <text:p>itm_corsair_throwing_dagger, itm_corsair_throwing_dagger, itm_corsair_throwing_dagger,</text:p>
          </table:table-cell>
          <table:table-cell table:style-name="ce18" office:value-type="string" calcext:value-type="string">
            <text:p>itm_mordor_sword,itm_mordor_longsword, itm_umb_shield_a, </text:p>
          </table:table-cell>
          <table:table-cell table:style-name="ce18"/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athletics_9|knows_shield_2|knows_power_strike_6|knows_power_throw_8|knows_ironflesh_7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 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veteran_horseman</text:p>
          </table:table-cell>
          <table:table-cell table:style-name="ce6" office:value-type="string" calcext:value-type="string">
            <text:p>Black_Numenorean_Horseman</text:p>
          </table:table-cell>
          <table:table-cell table:style-name="ce6" office:value-type="string" calcext:value-type="string">
            <text:p>Black_Numenorean_Horsemen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mordor_helm,</text:p>
          </table:table-cell>
          <table:table-cell table:style-name="ce18" office:value-type="string" calcext:value-type="string">
            <text:p>itm_m_armor_a,itm_m_armor_b,</text:p>
          </table:table-cell>
          <table:table-cell table:style-name="ce18" office:value-type="string" calcext:value-type="string">
            <text:p>itm_leather_boots,</text:p>
          </table:table-cell>
          <table:table-cell table:style-name="ce18" office:value-type="string" calcext:value-type="string">
            <text:p><text:s/>itm_evil_gauntlets_b,</text:p>
          </table:table-cell>
          <table:table-cell table:style-name="ce18" office:value-type="string" calcext:value-type="string">
            <text:p>itm_mordor_longsword,itm_uruk_spear,</text:p>
          </table:table-cell>
          <table:table-cell table:style-name="ce18" office:value-type="string" calcext:value-type="string">
            <text:p>itm_mordor_man_shield_b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4</text:p>
          </table:table-cell>
          <table:table-cell table:style-name="ce30" office:value-type="string" calcext:value-type="string">
            <text:p>wp_tier_4</text:p>
          </table:table-cell>
          <table:table-cell table:style-name="ce30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3"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</text:p>
          </table:table-cell>
          <table:table-cell table:style-name="ce6" office:value-type="string" calcext:value-type="string">
            <text:p>Black_Numenorean_Horsemasters</text:p>
          </table:table-cell>
          <table:table-cell table:style-name="ce12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16" office:value-type="string" calcext:value-type="string">
            <text:p>fac_mordor</text:p>
          </table:table-cell>
          <table:table-cell table:style-name="ce18" office:value-type="string" calcext:value-type="string">
            <text:p>itm_black_num_helm,</text:p>
          </table:table-cell>
          <table:table-cell table:style-name="ce18" office:value-type="string" calcext:value-type="string">
            <text:p>itm_black_num_armor,</text:p>
          </table:table-cell>
          <table:table-cell table:style-name="ce18" office:value-type="string" calcext:value-type="string">
            <text:p>itm_evil_gauntlets_a,</text:p>
          </table:table-cell>
          <table:table-cell table:style-name="ce18" office:value-type="string" calcext:value-type="string">
            <text:p><text:s/>itm_uruk_greaves,</text:p>
          </table:table-cell>
          <table:table-cell table:style-name="ce18" office:value-type="string" calcext:value-type="string">
            <text:p>itm_mordor_longsword,itm_uruk_spear, itm_uruk_pike_b,</text:p>
          </table:table-cell>
          <table:table-cell table:style-name="ce18" office:value-type="string" calcext:value-type="string">
            <text:p>itm_mordor_man_shield_a,</text:p>
          </table:table-cell>
          <table:table-cell table:style-name="ce18" office:value-type="string" calcext:value-type="string">
            <text:p>itm_mordor_warhorse,</text:p>
          </table:table-cell>
          <table:table-cell table:style-name="ce30" office:value-type="string" calcext:value-type="string">
            <text:p>attr_tier_5</text:p>
          </table:table-cell>
          <table:table-cell table:style-name="ce30" office:value-type="string" calcext:value-type="string">
            <text:p>wp_tier_5</text:p>
          </table:table-cell>
          <table:table-cell table:style-name="ce30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33" office:value-type="string" calcext:value-type="string">
            <text:p>mordor_man1</text:p>
          </table:table-cell>
          <table:table-cell table:style-name="ce33" office:value-type="string" calcext:value-type="string">
            <text:p>mordor_man2</text:p>
          </table:table-cell>
          <table:table-cell table:style-name="ce35"/>
          <table:table-cell table:style-name="ce7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3">
          <table:table-cell table:style-name="ce7" table:number-columns-repeated="20"/>
          <table:table-cell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3">
          <table:table-cell table:style-name="ce5"/>
          <table:table-cell table:style-name="ce7" table:number-columns-repeated="19"/>
          <table:table-cell table:style-name="ce7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3">
          <table:table-cell table:style-name="ce6" table:number-columns-repeated="3"/>
          <table:table-cell table:style-name="ce12"/>
          <table:table-cell table:style-name="ce14" table:number-columns-repeated="2"/>
          <table:table-cell table:style-name="ce16"/>
          <table:table-cell table:style-name="ce18" table:number-columns-repeated="7"/>
          <table:table-cell table:style-name="ce30" table:number-columns-repeated="3"/>
          <table:table-cell table:style-name="ce33" table:number-columns-repeated="2"/>
          <table:table-cell table:style-name="ce35"/>
          <table:table-cell table:style-name="ce7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3" table:number-rows-repeated="582">
          <table:table-cell table:style-name="ce7" table:number-columns-repeated="21"/>
          <table:table-cell table:number-columns-repeated="1003"/>
        </table:table-row>
        <table:table-row table:style-name="ro3">
          <table:table-cell table:number-columns-repeated="1024"/>
        </table:table-row>
        <table:table-row table:style-name="ro4" table:number-rows-repeated="1047465">
          <table:table-cell table:number-columns-repeated="1024"/>
        </table:table-row>
        <table:table-row table:style-name="ro8" table:number-rows-repeated="8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Variables" table:style-name="ta1">
        <table:table-column table:style-name="co22" table:number-columns-repeated="1023" table:default-cell-style-name="ce37"/>
        <table:table-column table:style-name="co23" table:default-cell-style-name="ce37"/>
        <table:table-row table:style-name="ro6">
          <table:table-cell table:number-columns-repeated="7"/>
          <table:table-cell table:style-name="ce39" office:value-type="string" calcext:value-type="string">
            <text:p>Char 1</text:p>
          </table:table-cell>
          <table:table-cell table:style-name="ce39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2</text:p>
          </table:table-cell>
          <table:table-cell table:style-name="ce39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3</text:p>
          </table:table-cell>
          <table:table-cell table:style-name="ce39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4</text:p>
          </table:table-cell>
          <table:table-cell table:style-name="ce39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5</text:p>
          </table:table-cell>
          <table:table-cell table:style-name="ce39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6</text:p>
          </table:table-cell>
          <table:table-cell table:style-name="ce39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9" office:value-type="string" calcext:value-type="string">
            <text:p>Char 7</text:p>
          </table:table-cell>
          <table:table-cell table:style-name="ce39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8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6">00.00.0000</text:date>, <text:time style:data-style-name="N2" text:time-value="10:42:49.41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8-09-06T10:58:49.844000000</dc:date>
    <meta:editing-duration>P1DT3H42M5S</meta:editing-duration>
    <meta:editing-cycles>126</meta:editing-cycles>
    <meta:document-statistic meta:table-count="2" meta:cell-count="6655" meta:object-count="0"/>
  </office:meta>
</office:document-meta>
</file>